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1.699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2.0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484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1.0256in"/>
    </style:style>
    <style:style style:name="co14" style:family="table-column">
      <style:table-column-properties fo:break-before="auto" style:column-width="1.5984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1.3299in"/>
    </style:style>
    <style:style style:name="co18" style:family="table-column">
      <style:table-column-properties fo:break-before="auto" style:column-width="1.7043in"/>
    </style:style>
    <style:style style:name="co19" style:family="table-column">
      <style:table-column-properties fo:break-before="auto" style:column-width="2.0083in"/>
    </style:style>
    <style:style style:name="co20" style:family="table-column">
      <style:table-column-properties fo:break-before="auto" style:column-width="0.5028in"/>
    </style:style>
    <style:style style:name="co21" style:family="table-column">
      <style:table-column-properties fo:break-before="auto" style:column-width="0.8374in"/>
    </style:style>
    <style:style style:name="co22" style:family="table-column">
      <style:table-column-properties fo:break-before="auto" style:column-width="1.1201in"/>
    </style:style>
    <style:style style:name="co23" style:family="table-column">
      <style:table-column-properties fo:break-before="auto" style:column-width="1.7638in"/>
    </style:style>
    <style:style style:name="co24" style:family="table-column">
      <style:table-column-properties fo:break-before="auto" style:column-width="0.9402in"/>
    </style:style>
    <style:style style:name="co25" style:family="table-column">
      <style:table-column-properties fo:break-before="auto" style:column-width="0.8756in"/>
    </style:style>
    <style:style style:name="co26" style:family="table-column">
      <style:table-column-properties fo:break-before="auto" style:column-width="1.4425in"/>
    </style:style>
    <style:style style:name="co27" style:family="table-column">
      <style:table-column-properties fo:break-before="auto" style:column-width="1.8665in"/>
    </style:style>
    <style:style style:name="co28" style:family="table-column">
      <style:table-column-properties fo:break-before="auto" style:column-width="2.1626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enchmark Allreduce -O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3.601">
            <text:p>163.601</text:p>
          </table:table-cell>
          <table:table-cell office:value-type="float" office:value="159.767">
            <text:p>159.767</text:p>
          </table:table-cell>
          <table:table-cell office:value-type="float" office:value="3.61">
            <text:p>3.61</text:p>
          </table:table-cell>
          <table:table-cell office:value-type="float" office:value="0.106">
            <text:p>0.106</text:p>
          </table:table-cell>
          <table:table-cell office:value-type="float" office:value="0.018">
            <text:p>0.018</text:p>
          </table:table-cell>
          <table:table-cell office:value-type="float" office:value="3.627">
            <text:p>3.627</text:p>
          </table:table-cell>
          <table:table-cell office:value-type="float" office:value="2.217">
            <text:p>2.217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4.714">
            <text:p>84.714</text:p>
          </table:table-cell>
          <table:table-cell office:value-type="float" office:value="76.213">
            <text:p>76.213</text:p>
          </table:table-cell>
          <table:table-cell office:value-type="float" office:value="3.984">
            <text:p>3.984</text:p>
          </table:table-cell>
          <table:table-cell office:value-type="float" office:value="0.141">
            <text:p>0.141</text:p>
          </table:table-cell>
          <table:table-cell office:value-type="float" office:value="0.019">
            <text:p>0.019</text:p>
          </table:table-cell>
          <table:table-cell office:value-type="float" office:value="8.316">
            <text:p>8.316</text:p>
          </table:table-cell>
          <table:table-cell office:value-type="float" office:value="9.816">
            <text:p>9.816</text:p>
          </table:table-cell>
          <table:table-cell table:formula="of:=[.$C$2]/[.C3]" office:value-type="float" office:value="1.93121561961423">
            <text:p>1.931215619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207">
            <text:p>41.207</text:p>
          </table:table-cell>
          <table:table-cell office:value-type="float" office:value="37.488">
            <text:p>37.488</text:p>
          </table:table-cell>
          <table:table-cell office:value-type="float" office:value="2.546">
            <text:p>2.546</text:p>
          </table:table-cell>
          <table:table-cell office:value-type="float" office:value="0.183">
            <text:p>0.183</text:p>
          </table:table-cell>
          <table:table-cell office:value-type="float" office:value="0.018">
            <text:p>0.018</text:p>
          </table:table-cell>
          <table:table-cell office:value-type="float" office:value="3.506">
            <text:p>3.506</text:p>
          </table:table-cell>
          <table:table-cell office:value-type="float" office:value="8.508">
            <text:p>8.508</text:p>
          </table:table-cell>
          <table:table-cell table:formula="of:=[.$C$2]/[.C4]" office:value-type="float" office:value="3.97022350571505">
            <text:p>3.970223505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1.05">
            <text:p>21.05</text:p>
          </table:table-cell>
          <table:table-cell office:value-type="float" office:value="17.357">
            <text:p>17.357</text:p>
          </table:table-cell>
          <table:table-cell office:value-type="float" office:value="1.256">
            <text:p>1.256</text:p>
          </table:table-cell>
          <table:table-cell office:value-type="float" office:value="0.19">
            <text:p>0.19</text:p>
          </table:table-cell>
          <table:table-cell office:value-type="float" office:value="0.018">
            <text:p>0.018</text:p>
          </table:table-cell>
          <table:table-cell office:value-type="float" office:value="3.501">
            <text:p>3.501</text:p>
          </table:table-cell>
          <table:table-cell office:value-type="float" office:value="16.633">
            <text:p>16.633</text:p>
          </table:table-cell>
          <table:table-cell table:formula="of:=[.$C$2]/[.C5]" office:value-type="float" office:value="7.7720190023753">
            <text:p>7.772019002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31.139">
            <text:p>31.139</text:p>
          </table:table-cell>
          <table:table-cell office:value-type="float" office:value="8.791">
            <text:p>8.791</text:p>
          </table:table-cell>
          <table:table-cell office:value-type="float" office:value="2.468">
            <text:p>2.468</text:p>
          </table:table-cell>
          <table:table-cell office:value-type="float" office:value="16.895">
            <text:p>16.895</text:p>
          </table:table-cell>
          <table:table-cell office:value-type="float" office:value="0.07">
            <text:p>0.07</text:p>
          </table:table-cell>
          <table:table-cell office:value-type="float" office:value="21.892">
            <text:p>21.892</text:p>
          </table:table-cell>
          <table:table-cell office:value-type="float" office:value="70.303">
            <text:p>70.303</text:p>
          </table:table-cell>
          <table:table-cell table:formula="of:=[.$C$2]/[.C6]" office:value-type="float" office:value="5.25389383088731">
            <text:p>5.253893830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262.727">
            <text:p>262.727</text:p>
          </table:table-cell>
          <table:table-cell office:value-type="float" office:value="6.509">
            <text:p>6.509</text:p>
          </table:table-cell>
          <table:table-cell office:value-type="float" office:value="63.046">
            <text:p>63.046</text:p>
          </table:table-cell>
          <table:table-cell office:value-type="float" office:value="192.965">
            <text:p>192.965</text:p>
          </table:table-cell>
          <table:table-cell office:value-type="float" office:value="0.02">
            <text:p>0.02</text:p>
          </table:table-cell>
          <table:table-cell office:value-type="float" office:value="251.962">
            <text:p>251.962</text:p>
          </table:table-cell>
          <table:table-cell office:value-type="float" office:value="95.903">
            <text:p>95.903</text:p>
          </table:table-cell>
          <table:table-cell table:formula="of:=[.$C$2]/[.C7]" office:value-type="float" office:value="0.622703414571019">
            <text:p>0.622703414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530.031">
            <text:p>530.031</text:p>
          </table:table-cell>
          <table:table-cell office:value-type="float" office:value="4.422">
            <text:p>4.422</text:p>
          </table:table-cell>
          <table:table-cell office:value-type="float" office:value="4.97">
            <text:p>4.97</text:p>
          </table:table-cell>
          <table:table-cell office:value-type="float" office:value="485.28">
            <text:p>485.28</text:p>
          </table:table-cell>
          <table:table-cell office:value-type="float" office:value="0.043">
            <text:p>0.043</text:p>
          </table:table-cell>
          <table:table-cell office:value-type="float" office:value="524.611">
            <text:p>524.611</text:p>
          </table:table-cell>
          <table:table-cell office:value-type="float" office:value="98.977">
            <text:p>98.977</text:p>
          </table:table-cell>
          <table:table-cell table:formula="of:=[.$C$2]/[.C8]" office:value-type="float" office:value="0.308663078197313">
            <text:p>0.3086630782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6.622">
            <text:p>346.622</text:p>
          </table:table-cell>
          <table:table-cell office:value-type="float" office:value="338.825">
            <text:p>338.825</text:p>
          </table:table-cell>
          <table:table-cell office:value-type="float" office:value="7.463">
            <text:p>7.463</text:p>
          </table:table-cell>
          <table:table-cell office:value-type="float" office:value="0.078">
            <text:p>0.078</text:p>
          </table:table-cell>
          <table:table-cell office:value-type="float" office:value="0.015">
            <text:p>0.015</text:p>
          </table:table-cell>
          <table:table-cell office:value-type="float" office:value="7.478">
            <text:p>7.478</text:p>
          </table:table-cell>
          <table:table-cell office:value-type="float" office:value="2.157">
            <text:p>2.157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3.703">
            <text:p>173.703</text:p>
          </table:table-cell>
          <table:table-cell office:value-type="float" office:value="164.36">
            <text:p>164.36</text:p>
          </table:table-cell>
          <table:table-cell office:value-type="float" office:value="8.999">
            <text:p>8.999</text:p>
          </table:table-cell>
          <table:table-cell office:value-type="float" office:value="0.11">
            <text:p>0.11</text:p>
          </table:table-cell>
          <table:table-cell office:value-type="float" office:value="0.014">
            <text:p>0.014</text:p>
          </table:table-cell>
          <table:table-cell office:value-type="float" office:value="9.083">
            <text:p>9.083</text:p>
          </table:table-cell>
          <table:table-cell office:value-type="float" office:value="5.229">
            <text:p>5.229</text:p>
          </table:table-cell>
          <table:table-cell table:formula="of:=[.$C$9]/[.C10]" office:value-type="float" office:value="1.99548654887941">
            <text:p>1.995486548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5.591">
            <text:p>85.591</text:p>
          </table:table-cell>
          <table:table-cell office:value-type="float" office:value="79.812">
            <text:p>79.812</text:p>
          </table:table-cell>
          <table:table-cell office:value-type="float" office:value="4.637">
            <text:p>4.637</text:p>
          </table:table-cell>
          <table:table-cell office:value-type="float" office:value="0.139">
            <text:p>0.139</text:p>
          </table:table-cell>
          <table:table-cell office:value-type="float" office:value="0.014">
            <text:p>0.014</text:p>
          </table:table-cell>
          <table:table-cell office:value-type="float" office:value="5.602">
            <text:p>5.602</text:p>
          </table:table-cell>
          <table:table-cell office:value-type="float" office:value="6.545">
            <text:p>6.545</text:p>
          </table:table-cell>
          <table:table-cell table:formula="of:=[.$C$9]/[.C11]" office:value-type="float" office:value="4.04974822119148">
            <text:p>4.049748221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2.231">
            <text:p>42.231</text:p>
          </table:table-cell>
          <table:table-cell office:value-type="float" office:value="39.227">
            <text:p>39.227</text:p>
          </table:table-cell>
          <table:table-cell office:value-type="float" office:value="2.659">
            <text:p>2.659</text:p>
          </table:table-cell>
          <table:table-cell office:value-type="float" office:value="0.195">
            <text:p>0.195</text:p>
          </table:table-cell>
          <table:table-cell office:value-type="float" office:value="0.014">
            <text:p>0.014</text:p>
          </table:table-cell>
          <table:table-cell office:value-type="float" office:value="2.811">
            <text:p>2.811</text:p>
          </table:table-cell>
          <table:table-cell office:value-type="float" office:value="6.656">
            <text:p>6.656</text:p>
          </table:table-cell>
          <table:table-cell table:formula="of:=[.$C$9]/[.C12]" office:value-type="float" office:value="8.20776207051692">
            <text:p>8.2077620705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72.162">
            <text:p>72.162</text:p>
          </table:table-cell>
          <table:table-cell office:value-type="float" office:value="17.653">
            <text:p>17.653</text:p>
          </table:table-cell>
          <table:table-cell office:value-type="float" office:value="25.574">
            <text:p>25.574</text:p>
          </table:table-cell>
          <table:table-cell office:value-type="float" office:value="28.768">
            <text:p>28.768</text:p>
          </table:table-cell>
          <table:table-cell office:value-type="float" office:value="0.016">
            <text:p>0.016</text:p>
          </table:table-cell>
          <table:table-cell office:value-type="float" office:value="54.295">
            <text:p>54.295</text:p>
          </table:table-cell>
          <table:table-cell office:value-type="float" office:value="75.24">
            <text:p>75.24</text:p>
          </table:table-cell>
          <table:table-cell table:formula="of:=[.$C$9]/[.C13]" office:value-type="float" office:value="4.80338682409024">
            <text:p>4.803386824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484.841">
            <text:p>484.841</text:p>
          </table:table-cell>
          <table:table-cell office:value-type="float" office:value="14.247">
            <text:p>14.247</text:p>
          </table:table-cell>
          <table:table-cell office:value-type="float" office:value="103.399">
            <text:p>103.399</text:p>
          </table:table-cell>
          <table:table-cell office:value-type="float" office:value="326.01">
            <text:p>326.01</text:p>
          </table:table-cell>
          <table:table-cell office:value-type="float" office:value="0.016">
            <text:p>0.016</text:p>
          </table:table-cell>
          <table:table-cell office:value-type="float" office:value="467.389">
            <text:p>467.389</text:p>
          </table:table-cell>
          <table:table-cell office:value-type="float" office:value="96.401">
            <text:p>96.401</text:p>
          </table:table-cell>
          <table:table-cell table:formula="of:=[.$C$9]/[.C14]" office:value-type="float" office:value="0.714918911560697">
            <text:p>0.714918911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273.851">
            <text:p>273.851</text:p>
          </table:table-cell>
          <table:table-cell office:value-type="float" office:value="15.703">
            <text:p>15.703</text:p>
          </table:table-cell>
          <table:table-cell office:value-type="float" office:value="29.672">
            <text:p>29.672</text:p>
          </table:table-cell>
          <table:table-cell office:value-type="float" office:value="228.112">
            <text:p>228.112</text:p>
          </table:table-cell>
          <table:table-cell office:value-type="float" office:value="0.034">
            <text:p>0.034</text:p>
          </table:table-cell>
          <table:table-cell office:value-type="float" office:value="253.894">
            <text:p>253.894</text:p>
          </table:table-cell>
          <table:table-cell office:value-type="float" office:value="92.712">
            <text:p>92.712</text:p>
          </table:table-cell>
          <table:table-cell table:formula="of:=[.$C$9]/[.C15]" office:value-type="float" office:value="1.26573209519045">
            <text:p>1.2657320952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30.737">
            <text:p>930.737</text:p>
          </table:table-cell>
          <table:table-cell office:value-type="float" office:value="911.554">
            <text:p>911.554</text:p>
          </table:table-cell>
          <table:table-cell office:value-type="float" office:value="18.778">
            <text:p>18.778</text:p>
          </table:table-cell>
          <table:table-cell office:value-type="float" office:value="0.111">
            <text:p>0.111</text:p>
          </table:table-cell>
          <table:table-cell office:value-type="float" office:value="0.015">
            <text:p>0.015</text:p>
          </table:table-cell>
          <table:table-cell office:value-type="float" office:value="18.808">
            <text:p>18.808</text:p>
          </table:table-cell>
          <table:table-cell office:value-type="float" office:value="2.021">
            <text:p>2.02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8.432">
            <text:p>468.432</text:p>
          </table:table-cell>
          <table:table-cell office:value-type="float" office:value="445.27">
            <text:p>445.27</text:p>
          </table:table-cell>
          <table:table-cell office:value-type="float" office:value="22.752">
            <text:p>22.752</text:p>
          </table:table-cell>
          <table:table-cell office:value-type="float" office:value="0.121">
            <text:p>0.121</text:p>
          </table:table-cell>
          <table:table-cell office:value-type="float" office:value="0.014">
            <text:p>0.014</text:p>
          </table:table-cell>
          <table:table-cell office:value-type="float" office:value="22.853">
            <text:p>22.853</text:p>
          </table:table-cell>
          <table:table-cell office:value-type="float" office:value="4.879">
            <text:p>4.879</text:p>
          </table:table-cell>
          <table:table-cell table:formula="of:=[.$C$16]/[.C17]" office:value-type="float" office:value="1.98692019332582">
            <text:p>1.986920193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33.927">
            <text:p>233.927</text:p>
          </table:table-cell>
          <table:table-cell office:value-type="float" office:value="215.204">
            <text:p>215.204</text:p>
          </table:table-cell>
          <table:table-cell office:value-type="float" office:value="9.025">
            <text:p>9.025</text:p>
          </table:table-cell>
          <table:table-cell office:value-type="float" office:value="0.144">
            <text:p>0.144</text:p>
          </table:table-cell>
          <table:table-cell office:value-type="float" office:value="0.013">
            <text:p>0.013</text:p>
          </table:table-cell>
          <table:table-cell office:value-type="float" office:value="18.526">
            <text:p>18.526</text:p>
          </table:table-cell>
          <table:table-cell office:value-type="float" office:value="7.92">
            <text:p>7.92</text:p>
          </table:table-cell>
          <table:table-cell table:formula="of:=[.$C$16]/[.C18]" office:value-type="float" office:value="3.97874978091456">
            <text:p>3.9787497809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915">
            <text:p>112.915</text:p>
          </table:table-cell>
          <table:table-cell office:value-type="float" office:value="101.436">
            <text:p>101.436</text:p>
          </table:table-cell>
          <table:table-cell office:value-type="float" office:value="6.018">
            <text:p>6.018</text:p>
          </table:table-cell>
          <table:table-cell office:value-type="float" office:value="0.204">
            <text:p>0.204</text:p>
          </table:table-cell>
          <table:table-cell office:value-type="float" office:value="0.012">
            <text:p>0.012</text:p>
          </table:table-cell>
          <table:table-cell office:value-type="float" office:value="11.251">
            <text:p>11.251</text:p>
          </table:table-cell>
          <table:table-cell office:value-type="float" office:value="9.964">
            <text:p>9.964</text:p>
          </table:table-cell>
          <table:table-cell table:formula="of:=[.$C$16]/[.C19]" office:value-type="float" office:value="8.24281096399947">
            <text:p>8.24281096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85.347">
            <text:p>85.347</text:p>
          </table:table-cell>
          <table:table-cell office:value-type="float" office:value="50.516">
            <text:p>50.516</text:p>
          </table:table-cell>
          <table:table-cell office:value-type="float" office:value="5.158">
            <text:p>5.158</text:p>
          </table:table-cell>
          <table:table-cell office:value-type="float" office:value="6.63">
            <text:p>6.63</text:p>
          </table:table-cell>
          <table:table-cell office:value-type="float" office:value="0.014">
            <text:p>0.014</text:p>
          </table:table-cell>
          <table:table-cell office:value-type="float" office:value="34.44">
            <text:p>34.44</text:p>
          </table:table-cell>
          <table:table-cell office:value-type="float" office:value="40.353">
            <text:p>40.353</text:p>
          </table:table-cell>
          <table:table-cell table:formula="of:=[.$C$16]/[.C20]" office:value-type="float" office:value="10.9053276623666">
            <text:p>10.905327662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65.164">
            <text:p>265.164</text:p>
          </table:table-cell>
          <table:table-cell office:value-type="float" office:value="56.024">
            <text:p>56.024</text:p>
          </table:table-cell>
          <table:table-cell office:value-type="float" office:value="27.52">
            <text:p>27.52</text:p>
          </table:table-cell>
          <table:table-cell office:value-type="float" office:value="181.366">
            <text:p>181.366</text:p>
          </table:table-cell>
          <table:table-cell office:value-type="float" office:value="0.016">
            <text:p>0.016</text:p>
          </table:table-cell>
          <table:table-cell office:value-type="float" office:value="208.675">
            <text:p>208.675</text:p>
          </table:table-cell>
          <table:table-cell office:value-type="float" office:value="78.697">
            <text:p>78.697</text:p>
          </table:table-cell>
          <table:table-cell table:formula="of:=[.$C$16]/[.C21]" office:value-type="float" office:value="3.51004284141135">
            <text:p>3.5100428414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416.922">
            <text:p>416.922</text:p>
          </table:table-cell>
          <table:table-cell office:value-type="float" office:value="27.494">
            <text:p>27.494</text:p>
          </table:table-cell>
          <table:table-cell office:value-type="float" office:value="100.632">
            <text:p>100.632</text:p>
          </table:table-cell>
          <table:table-cell office:value-type="float" office:value="276.103">
            <text:p>276.103</text:p>
          </table:table-cell>
          <table:table-cell office:value-type="float" office:value="0.026">
            <text:p>0.026</text:p>
          </table:table-cell>
          <table:table-cell office:value-type="float" office:value="388.732">
            <text:p>388.732</text:p>
          </table:table-cell>
          <table:table-cell office:value-type="float" office:value="93.239">
            <text:p>93.239</text:p>
          </table:table-cell>
          <table:table-cell table:formula="of:=[.$C$16]/[.C22]" office:value-type="float" office:value="2.23240078479907">
            <text:p>2.232400784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22.185">
            <text:p>2022.185</text:p>
          </table:table-cell>
          <table:table-cell office:value-type="float" office:value="1974.53">
            <text:p>1974.53</text:p>
          </table:table-cell>
          <table:table-cell office:value-type="float" office:value="47.26">
            <text:p>47.26</text:p>
          </table:table-cell>
          <table:table-cell office:value-type="float" office:value="0.083">
            <text:p>0.083</text:p>
          </table:table-cell>
          <table:table-cell office:value-type="float" office:value="0.015">
            <text:p>0.015</text:p>
          </table:table-cell>
          <table:table-cell office:value-type="float" office:value="47.266">
            <text:p>47.266</text:p>
          </table:table-cell>
          <table:table-cell office:value-type="float" office:value="2.337">
            <text:p>2.337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04.631">
            <text:p>1004.631</text:p>
          </table:table-cell>
          <table:table-cell office:value-type="float" office:value="924.375">
            <text:p>924.375</text:p>
          </table:table-cell>
          <table:table-cell office:value-type="float" office:value="37.884">
            <text:p>37.884</text:p>
          </table:table-cell>
          <table:table-cell office:value-type="float" office:value="0.116">
            <text:p>0.116</text:p>
          </table:table-cell>
          <table:table-cell office:value-type="float" office:value="0.015">
            <text:p>0.015</text:p>
          </table:table-cell>
          <table:table-cell office:value-type="float" office:value="79.972">
            <text:p>79.972</text:p>
          </table:table-cell>
          <table:table-cell office:value-type="float" office:value="7.96">
            <text:p>7.96</text:p>
          </table:table-cell>
          <table:table-cell table:formula="of:=[.$C$23]/[.C24]" office:value-type="float" office:value="2.01286342945818">
            <text:p>2.0128634295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79">
            <text:p>484.79</text:p>
          </table:table-cell>
          <table:table-cell office:value-type="float" office:value="434.593">
            <text:p>434.593</text:p>
          </table:table-cell>
          <table:table-cell office:value-type="float" office:value="19.621">
            <text:p>19.621</text:p>
          </table:table-cell>
          <table:table-cell office:value-type="float" office:value="0.133">
            <text:p>0.133</text:p>
          </table:table-cell>
          <table:table-cell office:value-type="float" office:value="0.017">
            <text:p>0.017</text:p>
          </table:table-cell>
          <table:table-cell office:value-type="float" office:value="49.924">
            <text:p>49.924</text:p>
          </table:table-cell>
          <table:table-cell office:value-type="float" office:value="10.298">
            <text:p>10.298</text:p>
          </table:table-cell>
          <table:table-cell table:formula="of:=[.$C$23]/[.C25]" office:value-type="float" office:value="4.17125972070381">
            <text:p>4.171259720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1.851">
            <text:p>231.851</text:p>
          </table:table-cell>
          <table:table-cell office:value-type="float" office:value="207.735">
            <text:p>207.735</text:p>
          </table:table-cell>
          <table:table-cell office:value-type="float" office:value="13.673">
            <text:p>13.673</text:p>
          </table:table-cell>
          <table:table-cell office:value-type="float" office:value="0.198">
            <text:p>0.198</text:p>
          </table:table-cell>
          <table:table-cell office:value-type="float" office:value="0.014">
            <text:p>0.014</text:p>
          </table:table-cell>
          <table:table-cell office:value-type="float" office:value="23.832">
            <text:p>23.832</text:p>
          </table:table-cell>
          <table:table-cell office:value-type="float" office:value="10.279">
            <text:p>10.279</text:p>
          </table:table-cell>
          <table:table-cell table:formula="of:=[.$C$23]/[.C26]" office:value-type="float" office:value="8.72191623068264">
            <text:p>8.721916230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50.152">
            <text:p>150.152</text:p>
          </table:table-cell>
          <table:table-cell office:value-type="float" office:value="116.729">
            <text:p>116.729</text:p>
          </table:table-cell>
          <table:table-cell office:value-type="float" office:value="16.503">
            <text:p>16.503</text:p>
          </table:table-cell>
          <table:table-cell office:value-type="float" office:value="10.022">
            <text:p>10.022</text:p>
          </table:table-cell>
          <table:table-cell office:value-type="float" office:value="0.014">
            <text:p>0.014</text:p>
          </table:table-cell>
          <table:table-cell office:value-type="float" office:value="32.89">
            <text:p>32.89</text:p>
          </table:table-cell>
          <table:table-cell office:value-type="float" office:value="21.904">
            <text:p>21.904</text:p>
          </table:table-cell>
          <table:table-cell table:formula="of:=[.$C$23]/[.C27]" office:value-type="float" office:value="13.4675861793383">
            <text:p>13.467586179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291.835">
            <text:p>291.835</text:p>
          </table:table-cell>
          <table:table-cell office:value-type="float" office:value="122.207">
            <text:p>122.207</text:p>
          </table:table-cell>
          <table:table-cell office:value-type="float" office:value="85.651">
            <text:p>85.651</text:p>
          </table:table-cell>
          <table:table-cell office:value-type="float" office:value="79.266">
            <text:p>79.266</text:p>
          </table:table-cell>
          <table:table-cell office:value-type="float" office:value="0.026">
            <text:p>0.026</text:p>
          </table:table-cell>
          <table:table-cell office:value-type="float" office:value="168.728">
            <text:p>168.728</text:p>
          </table:table-cell>
          <table:table-cell office:value-type="float" office:value="57.816">
            <text:p>57.816</text:p>
          </table:table-cell>
          <table:table-cell table:formula="of:=[.$C$23]/[.C28]" office:value-type="float" office:value="6.9292065722069">
            <text:p>6.929206572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28.412">
            <text:p>528.412</text:p>
          </table:table-cell>
          <table:table-cell office:value-type="float" office:value="70.117">
            <text:p>70.117</text:p>
          </table:table-cell>
          <table:table-cell office:value-type="float" office:value="190.061">
            <text:p>190.061</text:p>
          </table:table-cell>
          <table:table-cell office:value-type="float" office:value="263.145">
            <text:p>263.145</text:p>
          </table:table-cell>
          <table:table-cell office:value-type="float" office:value="0.026">
            <text:p>0.026</text:p>
          </table:table-cell>
          <table:table-cell office:value-type="float" office:value="457.68">
            <text:p>457.68</text:p>
          </table:table-cell>
          <table:table-cell office:value-type="float" office:value="86.614">
            <text:p>86.614</text:p>
          </table:table-cell>
          <table:table-cell table:formula="of:=[.$C$23]/[.C29]" office:value-type="float" office:value="3.82690968411013">
            <text:p>3.8269096841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4072.06">
            <text:p>4072.06</text:p>
          </table:table-cell>
          <table:table-cell office:value-type="float" office:value="3996.273">
            <text:p>3996.273</text:p>
          </table:table-cell>
          <table:table-cell office:value-type="float" office:value="75.401">
            <text:p>75.401</text:p>
          </table:table-cell>
          <table:table-cell office:value-type="float" office:value="0.103">
            <text:p>0.103</text:p>
          </table:table-cell>
          <table:table-cell office:value-type="float" office:value="0.013">
            <text:p>0.013</text:p>
          </table:table-cell>
          <table:table-cell office:value-type="float" office:value="75.418">
            <text:p>75.418</text:p>
          </table:table-cell>
          <table:table-cell office:value-type="float" office:value="1.852">
            <text:p>1.852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26.379">
            <text:p>2026.379</text:p>
          </table:table-cell>
          <table:table-cell office:value-type="float" office:value="1939.966">
            <text:p>1939.966</text:p>
          </table:table-cell>
          <table:table-cell office:value-type="float" office:value="75.829">
            <text:p>75.829</text:p>
          </table:table-cell>
          <table:table-cell office:value-type="float" office:value="0.147">
            <text:p>0.147</text:p>
          </table:table-cell>
          <table:table-cell office:value-type="float" office:value="0.017">
            <text:p>0.017</text:p>
          </table:table-cell>
          <table:table-cell office:value-type="float" office:value="85.981">
            <text:p>85.981</text:p>
          </table:table-cell>
          <table:table-cell office:value-type="float" office:value="4.243">
            <text:p>4.243</text:p>
          </table:table-cell>
          <table:table-cell table:formula="of:=[.$C$30]/[.C31]" office:value-type="float" office:value="2.00952536519575">
            <text:p>2.009525365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5.008">
            <text:p>1005.008</text:p>
          </table:table-cell>
          <table:table-cell office:value-type="float" office:value="914.355">
            <text:p>914.355</text:p>
          </table:table-cell>
          <table:table-cell office:value-type="float" office:value="46.221">
            <text:p>46.221</text:p>
          </table:table-cell>
          <table:table-cell office:value-type="float" office:value="0.182">
            <text:p>0.182</text:p>
          </table:table-cell>
          <table:table-cell office:value-type="float" office:value="0.017">
            <text:p>0.017</text:p>
          </table:table-cell>
          <table:table-cell office:value-type="float" office:value="90.275">
            <text:p>90.275</text:p>
          </table:table-cell>
          <table:table-cell office:value-type="float" office:value="8.982">
            <text:p>8.982</text:p>
          </table:table-cell>
          <table:table-cell table:formula="of:=[.$C$30]/[.C32]" office:value-type="float" office:value="4.05176874213937">
            <text:p>4.0517687421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79.657">
            <text:p>479.657</text:p>
          </table:table-cell>
          <table:table-cell office:value-type="float" office:value="431.289">
            <text:p>431.289</text:p>
          </table:table-cell>
          <table:table-cell office:value-type="float" office:value="25.228">
            <text:p>25.228</text:p>
          </table:table-cell>
          <table:table-cell office:value-type="float" office:value="0.201">
            <text:p>0.201</text:p>
          </table:table-cell>
          <table:table-cell office:value-type="float" office:value="0.02">
            <text:p>0.02</text:p>
          </table:table-cell>
          <table:table-cell office:value-type="float" office:value="48.059">
            <text:p>48.059</text:p>
          </table:table-cell>
          <table:table-cell office:value-type="float" office:value="10.019">
            <text:p>10.019</text:p>
          </table:table-cell>
          <table:table-cell table:formula="of:=[.$C$30]/[.C33]" office:value-type="float" office:value="8.48952480626781">
            <text:p>8.489524806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293.26">
            <text:p>293.26</text:p>
          </table:table-cell>
          <table:table-cell office:value-type="float" office:value="260.776">
            <text:p>260.776</text:p>
          </table:table-cell>
          <table:table-cell office:value-type="float" office:value="20.495">
            <text:p>20.495</text:p>
          </table:table-cell>
          <table:table-cell office:value-type="float" office:value="11.716">
            <text:p>11.716</text:p>
          </table:table-cell>
          <table:table-cell office:value-type="float" office:value="0.017">
            <text:p>0.017</text:p>
          </table:table-cell>
          <table:table-cell office:value-type="float" office:value="32.067">
            <text:p>32.067</text:p>
          </table:table-cell>
          <table:table-cell office:value-type="float" office:value="10.935">
            <text:p>10.935</text:p>
          </table:table-cell>
          <table:table-cell table:formula="of:=[.$C$30]/[.C34]" office:value-type="float" office:value="13.8854941007979">
            <text:p>13.8854941008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19.201">
            <text:p>519.201</text:p>
          </table:table-cell>
          <table:table-cell office:value-type="float" office:value="209.515">
            <text:p>209.515</text:p>
          </table:table-cell>
          <table:table-cell office:value-type="float" office:value="64.056">
            <text:p>64.056</text:p>
          </table:table-cell>
          <table:table-cell office:value-type="float" office:value="219.013">
            <text:p>219.013</text:p>
          </table:table-cell>
          <table:table-cell office:value-type="float" office:value="0.029">
            <text:p>0.029</text:p>
          </table:table-cell>
          <table:table-cell office:value-type="float" office:value="308.751">
            <text:p>308.751</text:p>
          </table:table-cell>
          <table:table-cell office:value-type="float" office:value="59.467">
            <text:p>59.467</text:p>
          </table:table-cell>
          <table:table-cell table:formula="of:=[.$C$30]/[.C35]" office:value-type="float" office:value="7.84293558756628">
            <text:p>7.842935587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595.045">
            <text:p>1595.045</text:p>
          </table:table-cell>
          <table:table-cell office:value-type="float" office:value="110.794">
            <text:p>110.794</text:p>
          </table:table-cell>
          <table:table-cell office:value-type="float" office:value="593.285">
            <text:p>593.285</text:p>
          </table:table-cell>
          <table:table-cell office:value-type="float" office:value="479.69">
            <text:p>479.69</text:p>
          </table:table-cell>
          <table:table-cell office:value-type="float" office:value="0.03">
            <text:p>0.03</text:p>
          </table:table-cell>
          <table:table-cell office:value-type="float" office:value="1479.004">
            <text:p>1479.004</text:p>
          </table:table-cell>
          <table:table-cell office:value-type="float" office:value="92.725">
            <text:p>92.725</text:p>
          </table:table-cell>
          <table:table-cell table:formula="of:=[.$C$30]/[.C36]" office:value-type="float" office:value="2.55294364735791">
            <text:p>2.5529436474</text:p>
          </table:table-cell>
          <table:table-cell table:number-columns-repeated="1014"/>
        </table:table-row>
      </table:table>
      <table:table table:name="Benchmark Allreduce -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1.158">
            <text:p>91.158</text:p>
          </table:table-cell>
          <table:table-cell office:value-type="float" office:value="87.185">
            <text:p>87.185</text:p>
          </table:table-cell>
          <table:table-cell office:value-type="float" office:value="3.718">
            <text:p>3.718</text:p>
          </table:table-cell>
          <table:table-cell office:value-type="float" office:value="0.109">
            <text:p>0.109</text:p>
          </table:table-cell>
          <table:table-cell office:value-type="float" office:value="0.011">
            <text:p>0.011</text:p>
          </table:table-cell>
          <table:table-cell office:value-type="float" office:value="3.748">
            <text:p>3.748</text:p>
          </table:table-cell>
          <table:table-cell office:value-type="float" office:value="4.111">
            <text:p>4.111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102.513">
            <text:p>102.513</text:p>
          </table:table-cell>
          <table:table-cell office:value-type="float" office:value="71.774">
            <text:p>71.774</text:p>
          </table:table-cell>
          <table:table-cell office:value-type="float" office:value="22.475">
            <text:p>22.475</text:p>
          </table:table-cell>
          <table:table-cell office:value-type="float" office:value="0.143">
            <text:p>0.143</text:p>
          </table:table-cell>
          <table:table-cell office:value-type="float" office:value="0.012">
            <text:p>0.012</text:p>
          </table:table-cell>
          <table:table-cell office:value-type="float" office:value="30.485">
            <text:p>30.485</text:p>
          </table:table-cell>
          <table:table-cell office:value-type="float" office:value="29.738">
            <text:p>29.738</text:p>
          </table:table-cell>
          <table:table-cell table:formula="of:=[.$C$2]/[.C3]" office:value-type="float" office:value="0.88923356062158">
            <text:p>0.889233560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33.337">
            <text:p>33.337</text:p>
          </table:table-cell>
          <table:table-cell office:value-type="float" office:value="20.453">
            <text:p>20.453</text:p>
          </table:table-cell>
          <table:table-cell office:value-type="float" office:value="11.366">
            <text:p>11.366</text:p>
          </table:table-cell>
          <table:table-cell office:value-type="float" office:value="0.191">
            <text:p>0.191</text:p>
          </table:table-cell>
          <table:table-cell office:value-type="float" office:value="0.011">
            <text:p>0.011</text:p>
          </table:table-cell>
          <table:table-cell office:value-type="float" office:value="12.714">
            <text:p>12.714</text:p>
          </table:table-cell>
          <table:table-cell office:value-type="float" office:value="38.139">
            <text:p>38.139</text:p>
          </table:table-cell>
          <table:table-cell table:formula="of:=[.$C$2]/[.C4]" office:value-type="float" office:value="2.73443921168671">
            <text:p>2.734439211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3.272">
            <text:p>13.272</text:p>
          </table:table-cell>
          <table:table-cell office:value-type="float" office:value="9.43">
            <text:p>9.43</text:p>
          </table:table-cell>
          <table:table-cell office:value-type="float" office:value="1.626">
            <text:p>1.626</text:p>
          </table:table-cell>
          <table:table-cell office:value-type="float" office:value="0.218">
            <text:p>0.218</text:p>
          </table:table-cell>
          <table:table-cell office:value-type="float" office:value="0.01">
            <text:p>0.01</text:p>
          </table:table-cell>
          <table:table-cell office:value-type="float" office:value="3.701">
            <text:p>3.701</text:p>
          </table:table-cell>
          <table:table-cell office:value-type="float" office:value="27.887">
            <text:p>27.887</text:p>
          </table:table-cell>
          <table:table-cell table:formula="of:=[.$C$2]/[.C5]" office:value-type="float" office:value="6.86844484629295">
            <text:p>6.868444846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12.595">
            <text:p>12.595</text:p>
          </table:table-cell>
          <table:table-cell office:value-type="float" office:value="4.625">
            <text:p>4.625</text:p>
          </table:table-cell>
          <table:table-cell office:value-type="float" office:value="2.52">
            <text:p>2.52</text:p>
          </table:table-cell>
          <table:table-cell office:value-type="float" office:value="2.314">
            <text:p>2.314</text:p>
          </table:table-cell>
          <table:table-cell office:value-type="float" office:value="0.011">
            <text:p>0.011</text:p>
          </table:table-cell>
          <table:table-cell office:value-type="float" office:value="7.667">
            <text:p>7.667</text:p>
          </table:table-cell>
          <table:table-cell office:value-type="float" office:value="60.87">
            <text:p>60.87</text:p>
          </table:table-cell>
          <table:table-cell table:formula="of:=[.$C$2]/[.C6]" office:value-type="float" office:value="7.23763398173879">
            <text:p>7.2376339817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81.164">
            <text:p>181.164</text:p>
          </table:table-cell>
          <table:table-cell office:value-type="float" office:value="2.117">
            <text:p>2.117</text:p>
          </table:table-cell>
          <table:table-cell office:value-type="float" office:value="11.055">
            <text:p>11.055</text:p>
          </table:table-cell>
          <table:table-cell office:value-type="float" office:value="154.639">
            <text:p>154.639</text:p>
          </table:table-cell>
          <table:table-cell office:value-type="float" office:value="0.016">
            <text:p>0.016</text:p>
          </table:table-cell>
          <table:table-cell office:value-type="float" office:value="178.656">
            <text:p>178.656</text:p>
          </table:table-cell>
          <table:table-cell office:value-type="float" office:value="98.616">
            <text:p>98.616</text:p>
          </table:table-cell>
          <table:table-cell table:formula="of:=[.$C$2]/[.C7]" office:value-type="float" office:value="0.503179439623766">
            <text:p>0.503179439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518.071">
            <text:p>518.071</text:p>
          </table:table-cell>
          <table:table-cell office:value-type="float" office:value="1.412">
            <text:p>1.412</text:p>
          </table:table-cell>
          <table:table-cell office:value-type="float" office:value="1.166">
            <text:p>1.166</text:p>
          </table:table-cell>
          <table:table-cell office:value-type="float" office:value="490.287">
            <text:p>490.287</text:p>
          </table:table-cell>
          <table:table-cell office:value-type="float" office:value="0.026">
            <text:p>0.026</text:p>
          </table:table-cell>
          <table:table-cell office:value-type="float" office:value="516.019">
            <text:p>516.019</text:p>
          </table:table-cell>
          <table:table-cell office:value-type="float" office:value="99.604">
            <text:p>99.604</text:p>
          </table:table-cell>
          <table:table-cell table:formula="of:=[.$C$2]/[.C8]" office:value-type="float" office:value="0.17595657738032">
            <text:p>0.175956577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90.75">
            <text:p>190.75</text:p>
          </table:table-cell>
          <table:table-cell office:value-type="float" office:value="183.49">
            <text:p>183.49</text:p>
          </table:table-cell>
          <table:table-cell office:value-type="float" office:value="7.014">
            <text:p>7.014</text:p>
          </table:table-cell>
          <table:table-cell office:value-type="float" office:value="0.072">
            <text:p>0.072</text:p>
          </table:table-cell>
          <table:table-cell office:value-type="float" office:value="0.009">
            <text:p>0.009</text:p>
          </table:table-cell>
          <table:table-cell office:value-type="float" office:value="7.032">
            <text:p>7.032</text:p>
          </table:table-cell>
          <table:table-cell office:value-type="float" office:value="3.687">
            <text:p>3.687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6.356">
            <text:p>96.356</text:p>
          </table:table-cell>
          <table:table-cell office:value-type="float" office:value="88.264">
            <text:p>88.264</text:p>
          </table:table-cell>
          <table:table-cell office:value-type="float" office:value="7.782">
            <text:p>7.782</text:p>
          </table:table-cell>
          <table:table-cell office:value-type="float" office:value="0.111">
            <text:p>0.111</text:p>
          </table:table-cell>
          <table:table-cell office:value-type="float" office:value="0.008">
            <text:p>0.008</text:p>
          </table:table-cell>
          <table:table-cell office:value-type="float" office:value="7.868">
            <text:p>7.868</text:p>
          </table:table-cell>
          <table:table-cell office:value-type="float" office:value="8.166">
            <text:p>8.166</text:p>
          </table:table-cell>
          <table:table-cell table:formula="of:=[.$C$9]/[.C10]" office:value-type="float" office:value="1.97963800904977">
            <text:p>1.97963800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139.183">
            <text:p>139.183</text:p>
          </table:table-cell>
          <table:table-cell office:value-type="float" office:value="44.416">
            <text:p>44.416</text:p>
          </table:table-cell>
          <table:table-cell office:value-type="float" office:value="14.117">
            <text:p>14.117</text:p>
          </table:table-cell>
          <table:table-cell office:value-type="float" office:value="38.958">
            <text:p>38.958</text:p>
          </table:table-cell>
          <table:table-cell office:value-type="float" office:value="0.01">
            <text:p>0.01</text:p>
          </table:table-cell>
          <table:table-cell office:value-type="float" office:value="94.391">
            <text:p>94.391</text:p>
          </table:table-cell>
          <table:table-cell office:value-type="float" office:value="67.818">
            <text:p>67.818</text:p>
          </table:table-cell>
          <table:table-cell table:formula="of:=[.$C$9]/[.C11]" office:value-type="float" office:value="1.37049783378717">
            <text:p>1.370497833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4.998">
            <text:p>24.998</text:p>
          </table:table-cell>
          <table:table-cell office:value-type="float" office:value="21.735">
            <text:p>21.735</text:p>
          </table:table-cell>
          <table:table-cell office:value-type="float" office:value="2.865">
            <text:p>2.865</text:p>
          </table:table-cell>
          <table:table-cell office:value-type="float" office:value="0.161">
            <text:p>0.161</text:p>
          </table:table-cell>
          <table:table-cell office:value-type="float" office:value="0.005">
            <text:p>0.005</text:p>
          </table:table-cell>
          <table:table-cell office:value-type="float" office:value="2.993">
            <text:p>2.993</text:p>
          </table:table-cell>
          <table:table-cell office:value-type="float" office:value="11.973">
            <text:p>11.973</text:p>
          </table:table-cell>
          <table:table-cell table:formula="of:=[.$C$9]/[.C12]" office:value-type="float" office:value="7.63061044883591">
            <text:p>7.630610448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23.492">
            <text:p>23.492</text:p>
          </table:table-cell>
          <table:table-cell office:value-type="float" office:value="9.774">
            <text:p>9.774</text:p>
          </table:table-cell>
          <table:table-cell office:value-type="float" office:value="2.721">
            <text:p>2.721</text:p>
          </table:table-cell>
          <table:table-cell office:value-type="float" office:value="0.784">
            <text:p>0.784</text:p>
          </table:table-cell>
          <table:table-cell office:value-type="float" office:value="0.008">
            <text:p>0.008</text:p>
          </table:table-cell>
          <table:table-cell office:value-type="float" office:value="13.515">
            <text:p>13.515</text:p>
          </table:table-cell>
          <table:table-cell office:value-type="float" office:value="57.528">
            <text:p>57.528</text:p>
          </table:table-cell>
          <table:table-cell table:formula="of:=[.$C$9]/[.C13]" office:value-type="float" office:value="8.11978545887962">
            <text:p>8.119785458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85.08">
            <text:p>285.08</text:p>
          </table:table-cell>
          <table:table-cell office:value-type="float" office:value="5.216">
            <text:p>5.216</text:p>
          </table:table-cell>
          <table:table-cell office:value-type="float" office:value="50.501">
            <text:p>50.501</text:p>
          </table:table-cell>
          <table:table-cell office:value-type="float" office:value="228.242">
            <text:p>228.242</text:p>
          </table:table-cell>
          <table:table-cell office:value-type="float" office:value="0.013">
            <text:p>0.013</text:p>
          </table:table-cell>
          <table:table-cell office:value-type="float" office:value="279.348">
            <text:p>279.348</text:p>
          </table:table-cell>
          <table:table-cell office:value-type="float" office:value="97.989">
            <text:p>97.989</text:p>
          </table:table-cell>
          <table:table-cell table:formula="of:=[.$C$9]/[.C14]" office:value-type="float" office:value="0.669110425143819">
            <text:p>0.6691104251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312.913">
            <text:p>312.913</text:p>
          </table:table-cell>
          <table:table-cell office:value-type="float" office:value="2.586">
            <text:p>2.586</text:p>
          </table:table-cell>
          <table:table-cell office:value-type="float" office:value="31.365">
            <text:p>31.365</text:p>
          </table:table-cell>
          <table:table-cell office:value-type="float" office:value="278.782">
            <text:p>278.782</text:p>
          </table:table-cell>
          <table:table-cell office:value-type="float" office:value="0.018">
            <text:p>0.018</text:p>
          </table:table-cell>
          <table:table-cell office:value-type="float" office:value="306.27">
            <text:p>306.27</text:p>
          </table:table-cell>
          <table:table-cell office:value-type="float" office:value="97.877">
            <text:p>97.877</text:p>
          </table:table-cell>
          <table:table-cell table:formula="of:=[.$C$9]/[.C15]" office:value-type="float" office:value="0.6095943600937">
            <text:p>0.6095943601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525.804">
            <text:p>525.804</text:p>
          </table:table-cell>
          <table:table-cell office:value-type="float" office:value="502.268">
            <text:p>502.268</text:p>
          </table:table-cell>
          <table:table-cell office:value-type="float" office:value="23.106">
            <text:p>23.106</text:p>
          </table:table-cell>
          <table:table-cell office:value-type="float" office:value="0.131">
            <text:p>0.131</text:p>
          </table:table-cell>
          <table:table-cell office:value-type="float" office:value="0.013">
            <text:p>0.013</text:p>
          </table:table-cell>
          <table:table-cell office:value-type="float" office:value="23.144">
            <text:p>23.144</text:p>
          </table:table-cell>
          <table:table-cell office:value-type="float" office:value="4.402">
            <text:p>4.402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65.957">
            <text:p>265.957</text:p>
          </table:table-cell>
          <table:table-cell office:value-type="float" office:value="245.701">
            <text:p>245.701</text:p>
          </table:table-cell>
          <table:table-cell office:value-type="float" office:value="19.792">
            <text:p>19.79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9.912">
            <text:p>19.912</text:p>
          </table:table-cell>
          <table:table-cell office:value-type="float" office:value="7.487">
            <text:p>7.487</text:p>
          </table:table-cell>
          <table:table-cell table:formula="of:=[.$C$16]/[.C17]" office:value-type="float" office:value="1.97702636140429">
            <text:p>1.9770263614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36.283">
            <text:p>136.283</text:p>
          </table:table-cell>
          <table:table-cell office:value-type="float" office:value="119.755">
            <text:p>119.755</text:p>
          </table:table-cell>
          <table:table-cell office:value-type="float" office:value="10.812">
            <text:p>10.812</text:p>
          </table:table-cell>
          <table:table-cell office:value-type="float" office:value="0.131">
            <text:p>0.131</text:p>
          </table:table-cell>
          <table:table-cell office:value-type="float" office:value="0.01">
            <text:p>0.01</text:p>
          </table:table-cell>
          <table:table-cell office:value-type="float" office:value="16.298">
            <text:p>16.298</text:p>
          </table:table-cell>
          <table:table-cell office:value-type="float" office:value="11.959">
            <text:p>11.959</text:p>
          </table:table-cell>
          <table:table-cell table:formula="of:=[.$C$16]/[.C18]" office:value-type="float" office:value="3.8581774689433">
            <text:p>3.8581774689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8.448">
            <text:p>68.448</text:p>
          </table:table-cell>
          <table:table-cell office:value-type="float" office:value="55.861">
            <text:p>55.861</text:p>
          </table:table-cell>
          <table:table-cell office:value-type="float" office:value="5.953">
            <text:p>5.953</text:p>
          </table:table-cell>
          <table:table-cell office:value-type="float" office:value="0.178">
            <text:p>0.178</text:p>
          </table:table-cell>
          <table:table-cell office:value-type="float" office:value="0.008">
            <text:p>0.008</text:p>
          </table:table-cell>
          <table:table-cell office:value-type="float" office:value="12.396">
            <text:p>12.396</text:p>
          </table:table-cell>
          <table:table-cell office:value-type="float" office:value="18.11">
            <text:p>18.11</text:p>
          </table:table-cell>
          <table:table-cell table:formula="of:=[.$C$16]/[.C19]" office:value-type="float" office:value="7.68180224403927">
            <text:p>7.68180224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48.567">
            <text:p>48.567</text:p>
          </table:table-cell>
          <table:table-cell office:value-type="float" office:value="25.486">
            <text:p>25.486</text:p>
          </table:table-cell>
          <table:table-cell office:value-type="float" office:value="4.566">
            <text:p>4.566</text:p>
          </table:table-cell>
          <table:table-cell office:value-type="float" office:value="0.272">
            <text:p>0.272</text:p>
          </table:table-cell>
          <table:table-cell office:value-type="float" office:value="0.009">
            <text:p>0.009</text:p>
          </table:table-cell>
          <table:table-cell office:value-type="float" office:value="22.799">
            <text:p>22.799</text:p>
          </table:table-cell>
          <table:table-cell office:value-type="float" office:value="46.944">
            <text:p>46.944</text:p>
          </table:table-cell>
          <table:table-cell table:formula="of:=[.$C$16]/[.C20]" office:value-type="float" office:value="10.8263635802088">
            <text:p>10.826363580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336.796">
            <text:p>336.796</text:p>
          </table:table-cell>
          <table:table-cell office:value-type="float" office:value="14.591">
            <text:p>14.591</text:p>
          </table:table-cell>
          <table:table-cell office:value-type="float" office:value="51.075">
            <text:p>51.075</text:p>
          </table:table-cell>
          <table:table-cell office:value-type="float" office:value="262.35">
            <text:p>262.35</text:p>
          </table:table-cell>
          <table:table-cell office:value-type="float" office:value="0.022">
            <text:p>0.022</text:p>
          </table:table-cell>
          <table:table-cell office:value-type="float" office:value="319.025">
            <text:p>319.025</text:p>
          </table:table-cell>
          <table:table-cell office:value-type="float" office:value="94.724">
            <text:p>94.724</text:p>
          </table:table-cell>
          <table:table-cell table:formula="of:=[.$C$16]/[.C21]" office:value-type="float" office:value="1.56119431347166">
            <text:p>1.561194313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980.609">
            <text:p>980.609</text:p>
          </table:table-cell>
          <table:table-cell office:value-type="float" office:value="7.05">
            <text:p>7.05</text:p>
          </table:table-cell>
          <table:table-cell office:value-type="float" office:value="313.95">
            <text:p>313.95</text:p>
          </table:table-cell>
          <table:table-cell office:value-type="float" office:value="581.018">
            <text:p>581.018</text:p>
          </table:table-cell>
          <table:table-cell office:value-type="float" office:value="0.024">
            <text:p>0.024</text:p>
          </table:table-cell>
          <table:table-cell office:value-type="float" office:value="972.784">
            <text:p>972.784</text:p>
          </table:table-cell>
          <table:table-cell office:value-type="float" office:value="99.202">
            <text:p>99.202</text:p>
          </table:table-cell>
          <table:table-cell table:formula="of:=[.$C$16]/[.C22]" office:value-type="float" office:value="0.536201482956">
            <text:p>0.536201483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104.995">
            <text:p>1104.995</text:p>
          </table:table-cell>
          <table:table-cell office:value-type="float" office:value="1064.365">
            <text:p>1064.365</text:p>
          </table:table-cell>
          <table:table-cell office:value-type="float" office:value="40.23">
            <text:p>40.23</text:p>
          </table:table-cell>
          <table:table-cell office:value-type="float" office:value="0.078">
            <text:p>0.078</text:p>
          </table:table-cell>
          <table:table-cell office:value-type="float" office:value="0.009">
            <text:p>0.009</text:p>
          </table:table-cell>
          <table:table-cell office:value-type="float" office:value="40.237">
            <text:p>40.237</text:p>
          </table:table-cell>
          <table:table-cell office:value-type="float" office:value="3.641">
            <text:p>3.641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83.396">
            <text:p>583.396</text:p>
          </table:table-cell>
          <table:table-cell office:value-type="float" office:value="504.813">
            <text:p>504.813</text:p>
          </table:table-cell>
          <table:table-cell office:value-type="float" office:value="37.465">
            <text:p>37.465</text:p>
          </table:table-cell>
          <table:table-cell office:value-type="float" office:value="0.11">
            <text:p>0.11</text:p>
          </table:table-cell>
          <table:table-cell office:value-type="float" office:value="0.009">
            <text:p>0.009</text:p>
          </table:table-cell>
          <table:table-cell office:value-type="float" office:value="78.308">
            <text:p>78.308</text:p>
          </table:table-cell>
          <table:table-cell office:value-type="float" office:value="13.423">
            <text:p>13.423</text:p>
          </table:table-cell>
          <table:table-cell table:formula="of:=[.$C$23]/[.C24]" office:value-type="float" office:value="1.89407366522911">
            <text:p>1.894073665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75.078">
            <text:p>275.078</text:p>
          </table:table-cell>
          <table:table-cell office:value-type="float" office:value="250.61">
            <text:p>250.61</text:p>
          </table:table-cell>
          <table:table-cell office:value-type="float" office:value="22.306">
            <text:p>22.306</text:p>
          </table:table-cell>
          <table:table-cell office:value-type="float" office:value="0.143">
            <text:p>0.143</text:p>
          </table:table-cell>
          <table:table-cell office:value-type="float" office:value="0.008">
            <text:p>0.008</text:p>
          </table:table-cell>
          <table:table-cell office:value-type="float" office:value="24.067">
            <text:p>24.067</text:p>
          </table:table-cell>
          <table:table-cell office:value-type="float" office:value="8.749">
            <text:p>8.749</text:p>
          </table:table-cell>
          <table:table-cell table:formula="of:=[.$C$23]/[.C25]" office:value-type="float" office:value="4.01702426220926">
            <text:p>4.017024262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0.754">
            <text:p>130.754</text:p>
          </table:table-cell>
          <table:table-cell office:value-type="float" office:value="113.708">
            <text:p>113.708</text:p>
          </table:table-cell>
          <table:table-cell office:value-type="float" office:value="12.267">
            <text:p>12.267</text:p>
          </table:table-cell>
          <table:table-cell office:value-type="float" office:value="0.156">
            <text:p>0.156</text:p>
          </table:table-cell>
          <table:table-cell office:value-type="float" office:value="0.01">
            <text:p>0.01</text:p>
          </table:table-cell>
          <table:table-cell office:value-type="float" office:value="16.734">
            <text:p>16.734</text:p>
          </table:table-cell>
          <table:table-cell office:value-type="float" office:value="12.798">
            <text:p>12.798</text:p>
          </table:table-cell>
          <table:table-cell table:formula="of:=[.$C$23]/[.C26]" office:value-type="float" office:value="8.45094605136363">
            <text:p>8.450946051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5.067">
            <text:p>95.067</text:p>
          </table:table-cell>
          <table:table-cell office:value-type="float" office:value="59.948">
            <text:p>59.948</text:p>
          </table:table-cell>
          <table:table-cell office:value-type="float" office:value="11.115">
            <text:p>11.115</text:p>
          </table:table-cell>
          <table:table-cell office:value-type="float" office:value="15.559">
            <text:p>15.559</text:p>
          </table:table-cell>
          <table:table-cell office:value-type="float" office:value="0.01">
            <text:p>0.01</text:p>
          </table:table-cell>
          <table:table-cell office:value-type="float" office:value="34.801">
            <text:p>34.801</text:p>
          </table:table-cell>
          <table:table-cell office:value-type="float" office:value="36.607">
            <text:p>36.607</text:p>
          </table:table-cell>
          <table:table-cell table:formula="of:=[.$C$23]/[.C27]" office:value-type="float" office:value="11.6233288102075">
            <text:p>11.623328810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08.646">
            <text:p>308.646</text:p>
          </table:table-cell>
          <table:table-cell office:value-type="float" office:value="42.746">
            <text:p>42.746</text:p>
          </table:table-cell>
          <table:table-cell office:value-type="float" office:value="66.954">
            <text:p>66.954</text:p>
          </table:table-cell>
          <table:table-cell office:value-type="float" office:value="131.724">
            <text:p>131.724</text:p>
          </table:table-cell>
          <table:table-cell office:value-type="float" office:value="0.016">
            <text:p>0.016</text:p>
          </table:table-cell>
          <table:table-cell office:value-type="float" office:value="265.325">
            <text:p>265.325</text:p>
          </table:table-cell>
          <table:table-cell office:value-type="float" office:value="85.964">
            <text:p>85.964</text:p>
          </table:table-cell>
          <table:table-cell table:formula="of:=[.$C$23]/[.C28]" office:value-type="float" office:value="3.58013711501202">
            <text:p>3.58013711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85.736">
            <text:p>585.736</text:p>
          </table:table-cell>
          <table:table-cell office:value-type="float" office:value="43.277">
            <text:p>43.277</text:p>
          </table:table-cell>
          <table:table-cell office:value-type="float" office:value="296.078">
            <text:p>296.078</text:p>
          </table:table-cell>
          <table:table-cell office:value-type="float" office:value="241.213">
            <text:p>241.213</text:p>
          </table:table-cell>
          <table:table-cell office:value-type="float" office:value="0.018">
            <text:p>0.018</text:p>
          </table:table-cell>
          <table:table-cell office:value-type="float" office:value="541.915">
            <text:p>541.915</text:p>
          </table:table-cell>
          <table:table-cell office:value-type="float" office:value="92.519">
            <text:p>92.519</text:p>
          </table:table-cell>
          <table:table-cell table:formula="of:=[.$C$23]/[.C29]" office:value-type="float" office:value="1.88650689047626">
            <text:p>1.8865068905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202.39">
            <text:p>2202.39</text:p>
          </table:table-cell>
          <table:table-cell office:value-type="float" office:value="2123.288">
            <text:p>2123.288</text:p>
          </table:table-cell>
          <table:table-cell office:value-type="float" office:value="78.663">
            <text:p>78.663</text:p>
          </table:table-cell>
          <table:table-cell office:value-type="float" office:value="0.099">
            <text:p>0.099</text:p>
          </table:table-cell>
          <table:table-cell office:value-type="float" office:value="0.011">
            <text:p>0.011</text:p>
          </table:table-cell>
          <table:table-cell office:value-type="float" office:value="78.673">
            <text:p>78.673</text:p>
          </table:table-cell>
          <table:table-cell office:value-type="float" office:value="3.572">
            <text:p>3.572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85.46">
            <text:p>1185.46</text:p>
          </table:table-cell>
          <table:table-cell office:value-type="float" office:value="1080.291">
            <text:p>1080.291</text:p>
          </table:table-cell>
          <table:table-cell office:value-type="float" office:value="73.515">
            <text:p>73.515</text:p>
          </table:table-cell>
          <table:table-cell office:value-type="float" office:value="0.13">
            <text:p>0.13</text:p>
          </table:table-cell>
          <table:table-cell office:value-type="float" office:value="0.011">
            <text:p>0.011</text:p>
          </table:table-cell>
          <table:table-cell office:value-type="float" office:value="104.834">
            <text:p>104.834</text:p>
          </table:table-cell>
          <table:table-cell office:value-type="float" office:value="8.843">
            <text:p>8.843</text:p>
          </table:table-cell>
          <table:table-cell table:formula="of:=[.$C$30]/[.C31]" office:value-type="float" office:value="1.85783577682925">
            <text:p>1.8578357768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73.311">
            <text:p>573.311</text:p>
          </table:table-cell>
          <table:table-cell office:value-type="float" office:value="517.457">
            <text:p>517.457</text:p>
          </table:table-cell>
          <table:table-cell office:value-type="float" office:value="43.907">
            <text:p>43.907</text:p>
          </table:table-cell>
          <table:table-cell office:value-type="float" office:value="0.159">
            <text:p>0.159</text:p>
          </table:table-cell>
          <table:table-cell office:value-type="float" office:value="0.01">
            <text:p>0.01</text:p>
          </table:table-cell>
          <table:table-cell office:value-type="float" office:value="55.471">
            <text:p>55.471</text:p>
          </table:table-cell>
          <table:table-cell office:value-type="float" office:value="9.676">
            <text:p>9.676</text:p>
          </table:table-cell>
          <table:table-cell table:formula="of:=[.$C$30]/[.C32]" office:value-type="float" office:value="3.84152754787541">
            <text:p>3.8415275479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75.958">
            <text:p>275.958</text:p>
          </table:table-cell>
          <table:table-cell office:value-type="float" office:value="233.098">
            <text:p>233.098</text:p>
          </table:table-cell>
          <table:table-cell office:value-type="float" office:value="23.691">
            <text:p>23.691</text:p>
          </table:table-cell>
          <table:table-cell office:value-type="float" office:value="0.189">
            <text:p>0.189</text:p>
          </table:table-cell>
          <table:table-cell office:value-type="float" office:value="0.011">
            <text:p>0.011</text:p>
          </table:table-cell>
          <table:table-cell office:value-type="float" office:value="42.545">
            <text:p>42.545</text:p>
          </table:table-cell>
          <table:table-cell office:value-type="float" office:value="15.417">
            <text:p>15.417</text:p>
          </table:table-cell>
          <table:table-cell table:formula="of:=[.$C$30]/[.C33]" office:value-type="float" office:value="7.98088839606027">
            <text:p>7.9808883961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74.723">
            <text:p>174.723</text:p>
          </table:table-cell>
          <table:table-cell office:value-type="float" office:value="127.22">
            <text:p>127.22</text:p>
          </table:table-cell>
          <table:table-cell office:value-type="float" office:value="35.548">
            <text:p>35.548</text:p>
          </table:table-cell>
          <table:table-cell office:value-type="float" office:value="9.072">
            <text:p>9.072</text:p>
          </table:table-cell>
          <table:table-cell office:value-type="float" office:value="0.011">
            <text:p>0.011</text:p>
          </table:table-cell>
          <table:table-cell office:value-type="float" office:value="47.085">
            <text:p>47.085</text:p>
          </table:table-cell>
          <table:table-cell office:value-type="float" office:value="26.949">
            <text:p>26.949</text:p>
          </table:table-cell>
          <table:table-cell table:formula="of:=[.$C$30]/[.C34]" office:value-type="float" office:value="12.6050376882265">
            <text:p>12.605037688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38.16">
            <text:p>538.16</text:p>
          </table:table-cell>
          <table:table-cell office:value-type="float" office:value="76.153">
            <text:p>76.153</text:p>
          </table:table-cell>
          <table:table-cell office:value-type="float" office:value="168.579">
            <text:p>168.579</text:p>
          </table:table-cell>
          <table:table-cell office:value-type="float" office:value="283.869">
            <text:p>283.869</text:p>
          </table:table-cell>
          <table:table-cell office:value-type="float" office:value="4.696">
            <text:p>4.696</text:p>
          </table:table-cell>
          <table:table-cell office:value-type="float" office:value="412.859">
            <text:p>412.859</text:p>
          </table:table-cell>
          <table:table-cell office:value-type="float" office:value="76.717">
            <text:p>76.717</text:p>
          </table:table-cell>
          <table:table-cell table:formula="of:=[.$C$30]/[.C35]" office:value-type="float" office:value="4.09244462613349">
            <text:p>4.0924446261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188.17">
            <text:p>1188.17</text:p>
          </table:table-cell>
          <table:table-cell office:value-type="float" office:value="81.582">
            <text:p>81.582</text:p>
          </table:table-cell>
          <table:table-cell office:value-type="float" office:value="500.246">
            <text:p>500.246</text:p>
          </table:table-cell>
          <table:table-cell office:value-type="float" office:value="605.976">
            <text:p>605.976</text:p>
          </table:table-cell>
          <table:table-cell office:value-type="float" office:value="0.021">
            <text:p>0.021</text:p>
          </table:table-cell>
          <table:table-cell office:value-type="float" office:value="1105.704">
            <text:p>1105.704</text:p>
          </table:table-cell>
          <table:table-cell office:value-type="float" office:value="93.059">
            <text:p>93.059</text:p>
          </table:table-cell>
          <table:table-cell table:formula="of:=[.$C$30]/[.C36]" office:value-type="float" office:value="1.85359839080266">
            <text:p>1.8535983908</text:p>
          </table:table-cell>
          <table:table-cell table:number-columns-repeated="1014"/>
        </table:table-row>
      </table:table>
      <table:table table:name="Benchmark Allreduce -O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86.967">
            <text:p>86.967</text:p>
          </table:table-cell>
          <table:table-cell office:value-type="float" office:value="83.229">
            <text:p>83.229</text:p>
          </table:table-cell>
          <table:table-cell office:value-type="float" office:value="3.516">
            <text:p>3.516</text:p>
          </table:table-cell>
          <table:table-cell office:value-type="float" office:value="0.094">
            <text:p>0.094</text:p>
          </table:table-cell>
          <table:table-cell office:value-type="float" office:value="0.013">
            <text:p>0.013</text:p>
          </table:table-cell>
          <table:table-cell office:value-type="float" office:value="3.532">
            <text:p>3.532</text:p>
          </table:table-cell>
          <table:table-cell office:value-type="float" office:value="4.061">
            <text:p>4.061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7.663">
            <text:p>47.663</text:p>
          </table:table-cell>
          <table:table-cell office:value-type="float" office:value="39.539">
            <text:p>39.539</text:p>
          </table:table-cell>
          <table:table-cell office:value-type="float" office:value="4.069">
            <text:p>4.069</text:p>
          </table:table-cell>
          <table:table-cell office:value-type="float" office:value="0.137">
            <text:p>0.137</text:p>
          </table:table-cell>
          <table:table-cell office:value-type="float" office:value="0.014">
            <text:p>0.014</text:p>
          </table:table-cell>
          <table:table-cell office:value-type="float" office:value="7.93">
            <text:p>7.93</text:p>
          </table:table-cell>
          <table:table-cell office:value-type="float" office:value="16.637">
            <text:p>16.637</text:p>
          </table:table-cell>
          <table:table-cell table:formula="of:=[.$C$2]/[.C3]" office:value-type="float" office:value="1.82462287308814">
            <text:p>1.8246228731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2.325">
            <text:p>42.325</text:p>
          </table:table-cell>
          <table:table-cell office:value-type="float" office:value="19.504">
            <text:p>19.504</text:p>
          </table:table-cell>
          <table:table-cell office:value-type="float" office:value="20.127">
            <text:p>20.127</text:p>
          </table:table-cell>
          <table:table-cell office:value-type="float" office:value="0.171">
            <text:p>0.171</text:p>
          </table:table-cell>
          <table:table-cell office:value-type="float" office:value="0.012">
            <text:p>0.012</text:p>
          </table:table-cell>
          <table:table-cell office:value-type="float" office:value="22.652">
            <text:p>22.652</text:p>
          </table:table-cell>
          <table:table-cell office:value-type="float" office:value="53.519">
            <text:p>53.519</text:p>
          </table:table-cell>
          <table:table-cell table:formula="of:=[.$C$2]/[.C4]" office:value-type="float" office:value="2.05474305965741">
            <text:p>2.054743059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707">
            <text:p>12.707</text:p>
          </table:table-cell>
          <table:table-cell office:value-type="float" office:value="9.104">
            <text:p>9.104</text:p>
          </table:table-cell>
          <table:table-cell office:value-type="float" office:value="1.4">
            <text:p>1.4</text:p>
          </table:table-cell>
          <table:table-cell office:value-type="float" office:value="0.218">
            <text:p>0.218</text:p>
          </table:table-cell>
          <table:table-cell office:value-type="float" office:value="0.011">
            <text:p>0.011</text:p>
          </table:table-cell>
          <table:table-cell office:value-type="float" office:value="3.408">
            <text:p>3.408</text:p>
          </table:table-cell>
          <table:table-cell office:value-type="float" office:value="26.82">
            <text:p>26.82</text:p>
          </table:table-cell>
          <table:table-cell table:formula="of:=[.$C$2]/[.C5]" office:value-type="float" office:value="6.84402297946014">
            <text:p>6.8440229795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93.624">
            <text:p>93.624</text:p>
          </table:table-cell>
          <table:table-cell office:value-type="float" office:value="4.527">
            <text:p>4.527</text:p>
          </table:table-cell>
          <table:table-cell office:value-type="float" office:value="8.986">
            <text:p>8.986</text:p>
          </table:table-cell>
          <table:table-cell office:value-type="float" office:value="77.458">
            <text:p>77.458</text:p>
          </table:table-cell>
          <table:table-cell office:value-type="float" office:value="0.011">
            <text:p>0.011</text:p>
          </table:table-cell>
          <table:table-cell office:value-type="float" office:value="86.057">
            <text:p>86.057</text:p>
          </table:table-cell>
          <table:table-cell office:value-type="float" office:value="91.918">
            <text:p>91.918</text:p>
          </table:table-cell>
          <table:table-cell table:formula="of:=[.$C$2]/[.C6]" office:value-type="float" office:value="0.928896436811074">
            <text:p>0.9288964368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46.944">
            <text:p>146.944</text:p>
          </table:table-cell>
          <table:table-cell office:value-type="float" office:value="4.88">
            <text:p>4.88</text:p>
          </table:table-cell>
          <table:table-cell office:value-type="float" office:value="14.847">
            <text:p>14.847</text:p>
          </table:table-cell>
          <table:table-cell office:value-type="float" office:value="124.281">
            <text:p>124.281</text:p>
          </table:table-cell>
          <table:table-cell office:value-type="float" office:value="0.024">
            <text:p>0.024</text:p>
          </table:table-cell>
          <table:table-cell office:value-type="float" office:value="140.604">
            <text:p>140.604</text:p>
          </table:table-cell>
          <table:table-cell office:value-type="float" office:value="95.685">
            <text:p>95.685</text:p>
          </table:table-cell>
          <table:table-cell table:formula="of:=[.$C$2]/[.C7]" office:value-type="float" office:value="0.591837706881533">
            <text:p>0.591837706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335.416">
            <text:p>335.416</text:p>
          </table:table-cell>
          <table:table-cell office:value-type="float" office:value="7.868">
            <text:p>7.868</text:p>
          </table:table-cell>
          <table:table-cell office:value-type="float" office:value="1.11">
            <text:p>1.11</text:p>
          </table:table-cell>
          <table:table-cell office:value-type="float" office:value="286.805">
            <text:p>286.805</text:p>
          </table:table-cell>
          <table:table-cell office:value-type="float" office:value="0.031">
            <text:p>0.031</text:p>
          </table:table-cell>
          <table:table-cell office:value-type="float" office:value="326.732">
            <text:p>326.732</text:p>
          </table:table-cell>
          <table:table-cell office:value-type="float" office:value="97.411">
            <text:p>97.411</text:p>
          </table:table-cell>
          <table:table-cell table:formula="of:=[.$C$2]/[.C8]" office:value-type="float" office:value="0.259281012235552">
            <text:p>0.2592810122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85.76">
            <text:p>185.76</text:p>
          </table:table-cell>
          <table:table-cell office:value-type="float" office:value="177.741">
            <text:p>177.741</text:p>
          </table:table-cell>
          <table:table-cell office:value-type="float" office:value="7.591">
            <text:p>7.591</text:p>
          </table:table-cell>
          <table:table-cell office:value-type="float" office:value="0.078">
            <text:p>0.078</text:p>
          </table:table-cell>
          <table:table-cell office:value-type="float" office:value="0.01">
            <text:p>0.01</text:p>
          </table:table-cell>
          <table:table-cell office:value-type="float" office:value="7.605">
            <text:p>7.605</text:p>
          </table:table-cell>
          <table:table-cell office:value-type="float" office:value="4.094">
            <text:p>4.094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4.925">
            <text:p>94.925</text:p>
          </table:table-cell>
          <table:table-cell office:value-type="float" office:value="86.267">
            <text:p>86.267</text:p>
          </table:table-cell>
          <table:table-cell office:value-type="float" office:value="8.182">
            <text:p>8.182</text:p>
          </table:table-cell>
          <table:table-cell office:value-type="float" office:value="0.114">
            <text:p>0.114</text:p>
          </table:table-cell>
          <table:table-cell office:value-type="float" office:value="0.009">
            <text:p>0.009</text:p>
          </table:table-cell>
          <table:table-cell office:value-type="float" office:value="8.273">
            <text:p>8.273</text:p>
          </table:table-cell>
          <table:table-cell office:value-type="float" office:value="8.715">
            <text:p>8.715</text:p>
          </table:table-cell>
          <table:table-cell table:formula="of:=[.$C$9]/[.C10]" office:value-type="float" office:value="1.95691335264683">
            <text:p>1.956913352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50.611">
            <text:p>50.611</text:p>
          </table:table-cell>
          <table:table-cell office:value-type="float" office:value="44.929">
            <text:p>44.929</text:p>
          </table:table-cell>
          <table:table-cell office:value-type="float" office:value="5.121">
            <text:p>5.121</text:p>
          </table:table-cell>
          <table:table-cell office:value-type="float" office:value="0.156">
            <text:p>0.156</text:p>
          </table:table-cell>
          <table:table-cell office:value-type="float" office:value="0.011">
            <text:p>0.011</text:p>
          </table:table-cell>
          <table:table-cell office:value-type="float" office:value="5.289">
            <text:p>5.289</text:p>
          </table:table-cell>
          <table:table-cell office:value-type="float" office:value="10.45">
            <text:p>10.45</text:p>
          </table:table-cell>
          <table:table-cell table:formula="of:=[.$C$9]/[.C11]" office:value-type="float" office:value="3.67034834324554">
            <text:p>3.670348343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3.912">
            <text:p>23.912</text:p>
          </table:table-cell>
          <table:table-cell office:value-type="float" office:value="20.954">
            <text:p>20.954</text:p>
          </table:table-cell>
          <table:table-cell office:value-type="float" office:value="2.666">
            <text:p>2.666</text:p>
          </table:table-cell>
          <table:table-cell office:value-type="float" office:value="0.156">
            <text:p>0.156</text:p>
          </table:table-cell>
          <table:table-cell office:value-type="float" office:value="0.007">
            <text:p>0.007</text:p>
          </table:table-cell>
          <table:table-cell office:value-type="float" office:value="2.791">
            <text:p>2.791</text:p>
          </table:table-cell>
          <table:table-cell office:value-type="float" office:value="11.672">
            <text:p>11.672</text:p>
          </table:table-cell>
          <table:table-cell table:formula="of:=[.$C$9]/[.C12]" office:value-type="float" office:value="7.76848444295751">
            <text:p>7.76848444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3.416">
            <text:p>43.416</text:p>
          </table:table-cell>
          <table:table-cell office:value-type="float" office:value="10.226">
            <text:p>10.226</text:p>
          </table:table-cell>
          <table:table-cell office:value-type="float" office:value="4.746">
            <text:p>4.746</text:p>
          </table:table-cell>
          <table:table-cell office:value-type="float" office:value="24.399">
            <text:p>24.399</text:p>
          </table:table-cell>
          <table:table-cell office:value-type="float" office:value="0.01">
            <text:p>0.01</text:p>
          </table:table-cell>
          <table:table-cell office:value-type="float" office:value="32.8">
            <text:p>32.8</text:p>
          </table:table-cell>
          <table:table-cell office:value-type="float" office:value="75.549">
            <text:p>75.549</text:p>
          </table:table-cell>
          <table:table-cell table:formula="of:=[.$C$9]/[.C13]" office:value-type="float" office:value="4.27860696517413">
            <text:p>4.278606965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158.751">
            <text:p>158.751</text:p>
          </table:table-cell>
          <table:table-cell office:value-type="float" office:value="4.907">
            <text:p>4.907</text:p>
          </table:table-cell>
          <table:table-cell office:value-type="float" office:value="53.764">
            <text:p>53.764</text:p>
          </table:table-cell>
          <table:table-cell office:value-type="float" office:value="91.548">
            <text:p>91.548</text:p>
          </table:table-cell>
          <table:table-cell office:value-type="float" office:value="0.014">
            <text:p>0.014</text:p>
          </table:table-cell>
          <table:table-cell office:value-type="float" office:value="153.245">
            <text:p>153.245</text:p>
          </table:table-cell>
          <table:table-cell office:value-type="float" office:value="96.532">
            <text:p>96.532</text:p>
          </table:table-cell>
          <table:table-cell table:formula="of:=[.$C$9]/[.C14]" office:value-type="float" office:value="1.17013436135835">
            <text:p>1.1701343614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284.782">
            <text:p>284.782</text:p>
          </table:table-cell>
          <table:table-cell office:value-type="float" office:value="6.553">
            <text:p>6.553</text:p>
          </table:table-cell>
          <table:table-cell office:value-type="float" office:value="71.594">
            <text:p>71.594</text:p>
          </table:table-cell>
          <table:table-cell office:value-type="float" office:value="202.307">
            <text:p>202.307</text:p>
          </table:table-cell>
          <table:table-cell office:value-type="float" office:value="0.019">
            <text:p>0.019</text:p>
          </table:table-cell>
          <table:table-cell office:value-type="float" office:value="277.71">
            <text:p>277.71</text:p>
          </table:table-cell>
          <table:table-cell office:value-type="float" office:value="97.517">
            <text:p>97.517</text:p>
          </table:table-cell>
          <table:table-cell table:formula="of:=[.$C$9]/[.C15]" office:value-type="float" office:value="0.652288417105014">
            <text:p>0.6522884171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4.565">
            <text:p>494.565</text:p>
          </table:table-cell>
          <table:table-cell office:value-type="float" office:value="476.776">
            <text:p>476.776</text:p>
          </table:table-cell>
          <table:table-cell office:value-type="float" office:value="17.447">
            <text:p>17.447</text:p>
          </table:table-cell>
          <table:table-cell office:value-type="float" office:value="0.083">
            <text:p>0.083</text:p>
          </table:table-cell>
          <table:table-cell office:value-type="float" office:value="0.015">
            <text:p>0.015</text:p>
          </table:table-cell>
          <table:table-cell office:value-type="float" office:value="17.462">
            <text:p>17.462</text:p>
          </table:table-cell>
          <table:table-cell office:value-type="float" office:value="3.531">
            <text:p>3.53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57.018">
            <text:p>257.018</text:p>
          </table:table-cell>
          <table:table-cell office:value-type="float" office:value="238.036">
            <text:p>238.036</text:p>
          </table:table-cell>
          <table:table-cell office:value-type="float" office:value="18.494">
            <text:p>18.494</text:p>
          </table:table-cell>
          <table:table-cell office:value-type="float" office:value="0.12">
            <text:p>0.12</text:p>
          </table:table-cell>
          <table:table-cell office:value-type="float" office:value="0.008">
            <text:p>0.008</text:p>
          </table:table-cell>
          <table:table-cell office:value-type="float" office:value="18.605">
            <text:p>18.605</text:p>
          </table:table-cell>
          <table:table-cell office:value-type="float" office:value="7.239">
            <text:p>7.239</text:p>
          </table:table-cell>
          <table:table-cell table:formula="of:=[.$C$16]/[.C17]" office:value-type="float" office:value="1.92424266004716">
            <text:p>1.9242426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41.294">
            <text:p>141.294</text:p>
          </table:table-cell>
          <table:table-cell office:value-type="float" office:value="114.765">
            <text:p>114.765</text:p>
          </table:table-cell>
          <table:table-cell office:value-type="float" office:value="13.014">
            <text:p>13.014</text:p>
          </table:table-cell>
          <table:table-cell office:value-type="float" office:value="5.049">
            <text:p>5.049</text:p>
          </table:table-cell>
          <table:table-cell office:value-type="float" office:value="0.01">
            <text:p>0.01</text:p>
          </table:table-cell>
          <table:table-cell office:value-type="float" office:value="26.289">
            <text:p>26.289</text:p>
          </table:table-cell>
          <table:table-cell office:value-type="float" office:value="18.606">
            <text:p>18.606</text:p>
          </table:table-cell>
          <table:table-cell table:formula="of:=[.$C$16]/[.C18]" office:value-type="float" office:value="3.50025478788908">
            <text:p>3.5002547879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3.139">
            <text:p>63.139</text:p>
          </table:table-cell>
          <table:table-cell office:value-type="float" office:value="54.015">
            <text:p>54.015</text:p>
          </table:table-cell>
          <table:table-cell office:value-type="float" office:value="7.288">
            <text:p>7.288</text:p>
          </table:table-cell>
          <table:table-cell office:value-type="float" office:value="0.186">
            <text:p>0.186</text:p>
          </table:table-cell>
          <table:table-cell office:value-type="float" office:value="0.01">
            <text:p>0.01</text:p>
          </table:table-cell>
          <table:table-cell office:value-type="float" office:value="8.868">
            <text:p>8.868</text:p>
          </table:table-cell>
          <table:table-cell office:value-type="float" office:value="14.044">
            <text:p>14.044</text:p>
          </table:table-cell>
          <table:table-cell table:formula="of:=[.$C$16]/[.C19]" office:value-type="float" office:value="7.83295585929457">
            <text:p>7.832955859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38.316">
            <text:p>38.316</text:p>
          </table:table-cell>
          <table:table-cell office:value-type="float" office:value="27.451">
            <text:p>27.451</text:p>
          </table:table-cell>
          <table:table-cell office:value-type="float" office:value="6.531">
            <text:p>6.531</text:p>
          </table:table-cell>
          <table:table-cell office:value-type="float" office:value="1.217">
            <text:p>1.217</text:p>
          </table:table-cell>
          <table:table-cell office:value-type="float" office:value="0.008">
            <text:p>0.008</text:p>
          </table:table-cell>
          <table:table-cell office:value-type="float" office:value="10.537">
            <text:p>10.537</text:p>
          </table:table-cell>
          <table:table-cell office:value-type="float" office:value="27.501">
            <text:p>27.501</text:p>
          </table:table-cell>
          <table:table-cell table:formula="of:=[.$C$16]/[.C20]" office:value-type="float" office:value="12.907532101472">
            <text:p>12.9075321015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176.405">
            <text:p>176.405</text:p>
          </table:table-cell>
          <table:table-cell office:value-type="float" office:value="26.814">
            <text:p>26.814</text:p>
          </table:table-cell>
          <table:table-cell office:value-type="float" office:value="19.843">
            <text:p>19.843</text:p>
          </table:table-cell>
          <table:table-cell office:value-type="float" office:value="120.55">
            <text:p>120.55</text:p>
          </table:table-cell>
          <table:table-cell office:value-type="float" office:value="0.019">
            <text:p>0.019</text:p>
          </table:table-cell>
          <table:table-cell office:value-type="float" office:value="148.597">
            <text:p>148.597</text:p>
          </table:table-cell>
          <table:table-cell office:value-type="float" office:value="84.236">
            <text:p>84.236</text:p>
          </table:table-cell>
          <table:table-cell table:formula="of:=[.$C$16]/[.C21]" office:value-type="float" office:value="2.80357699611689">
            <text:p>2.8035769961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333.231">
            <text:p>333.231</text:p>
          </table:table-cell>
          <table:table-cell office:value-type="float" office:value="9.107">
            <text:p>9.107</text:p>
          </table:table-cell>
          <table:table-cell office:value-type="float" office:value="36.428">
            <text:p>36.428</text:p>
          </table:table-cell>
          <table:table-cell office:value-type="float" office:value="273.987">
            <text:p>273.987</text:p>
          </table:table-cell>
          <table:table-cell office:value-type="float" office:value="0.018">
            <text:p>0.018</text:p>
          </table:table-cell>
          <table:table-cell office:value-type="float" office:value="323.595">
            <text:p>323.595</text:p>
          </table:table-cell>
          <table:table-cell office:value-type="float" office:value="97.108">
            <text:p>97.108</text:p>
          </table:table-cell>
          <table:table-cell table:formula="of:=[.$C$16]/[.C22]" office:value-type="float" office:value="1.48415063424471">
            <text:p>1.4841506342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060.219">
            <text:p>1060.219</text:p>
          </table:table-cell>
          <table:table-cell office:value-type="float" office:value="1021.139">
            <text:p>1021.139</text:p>
          </table:table-cell>
          <table:table-cell office:value-type="float" office:value="38.693">
            <text:p>38.693</text:p>
          </table:table-cell>
          <table:table-cell office:value-type="float" office:value="0.074">
            <text:p>0.074</text:p>
          </table:table-cell>
          <table:table-cell office:value-type="float" office:value="0.01">
            <text:p>0.01</text:p>
          </table:table-cell>
          <table:table-cell office:value-type="float" office:value="38.236">
            <text:p>38.236</text:p>
          </table:table-cell>
          <table:table-cell office:value-type="float" office:value="3.606">
            <text:p>3.60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64.852">
            <text:p>564.852</text:p>
          </table:table-cell>
          <table:table-cell office:value-type="float" office:value="490.562">
            <text:p>490.562</text:p>
          </table:table-cell>
          <table:table-cell office:value-type="float" office:value="39.885">
            <text:p>39.885</text:p>
          </table:table-cell>
          <table:table-cell office:value-type="float" office:value="0.118">
            <text:p>0.118</text:p>
          </table:table-cell>
          <table:table-cell office:value-type="float" office:value="0.009">
            <text:p>0.009</text:p>
          </table:table-cell>
          <table:table-cell office:value-type="float" office:value="73.967">
            <text:p>73.967</text:p>
          </table:table-cell>
          <table:table-cell office:value-type="float" office:value="13.095">
            <text:p>13.095</text:p>
          </table:table-cell>
          <table:table-cell table:formula="of:=[.$C$23]/[.C24]" office:value-type="float" office:value="1.87698547584146">
            <text:p>1.8769854758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02.854">
            <text:p>402.854</text:p>
          </table:table-cell>
          <table:table-cell office:value-type="float" office:value="228.864">
            <text:p>228.864</text:p>
          </table:table-cell>
          <table:table-cell office:value-type="float" office:value="147.814">
            <text:p>147.814</text:p>
          </table:table-cell>
          <table:table-cell office:value-type="float" office:value="0.152">
            <text:p>0.152</text:p>
          </table:table-cell>
          <table:table-cell office:value-type="float" office:value="0.009">
            <text:p>0.009</text:p>
          </table:table-cell>
          <table:table-cell office:value-type="float" office:value="173.726">
            <text:p>173.726</text:p>
          </table:table-cell>
          <table:table-cell office:value-type="float" office:value="43.124">
            <text:p>43.124</text:p>
          </table:table-cell>
          <table:table-cell table:formula="of:=[.$C$23]/[.C25]" office:value-type="float" office:value="2.63176982231776">
            <text:p>2.6317698223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3.711">
            <text:p>133.711</text:p>
          </table:table-cell>
          <table:table-cell office:value-type="float" office:value="109.366">
            <text:p>109.366</text:p>
          </table:table-cell>
          <table:table-cell office:value-type="float" office:value="12.693">
            <text:p>12.693</text:p>
          </table:table-cell>
          <table:table-cell office:value-type="float" office:value="0.171">
            <text:p>0.171</text:p>
          </table:table-cell>
          <table:table-cell office:value-type="float" office:value="0.01">
            <text:p>0.01</text:p>
          </table:table-cell>
          <table:table-cell office:value-type="float" office:value="24.139">
            <text:p>24.139</text:p>
          </table:table-cell>
          <table:table-cell office:value-type="float" office:value="18.053">
            <text:p>18.053</text:p>
          </table:table-cell>
          <table:table-cell table:formula="of:=[.$C$23]/[.C26]" office:value-type="float" office:value="7.92918308890069">
            <text:p>7.9291830889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1.025">
            <text:p>91.025</text:p>
          </table:table-cell>
          <table:table-cell office:value-type="float" office:value="65.276">
            <text:p>65.276</text:p>
          </table:table-cell>
          <table:table-cell office:value-type="float" office:value="14.426">
            <text:p>14.426</text:p>
          </table:table-cell>
          <table:table-cell office:value-type="float" office:value="10.833">
            <text:p>10.833</text:p>
          </table:table-cell>
          <table:table-cell office:value-type="float" office:value="0.01">
            <text:p>0.01</text:p>
          </table:table-cell>
          <table:table-cell office:value-type="float" office:value="25.141">
            <text:p>25.141</text:p>
          </table:table-cell>
          <table:table-cell office:value-type="float" office:value="27.62">
            <text:p>27.62</text:p>
          </table:table-cell>
          <table:table-cell table:formula="of:=[.$C$23]/[.C27]" office:value-type="float" office:value="11.6475583630871">
            <text:p>11.647558363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240.082">
            <text:p>240.082</text:p>
          </table:table-cell>
          <table:table-cell office:value-type="float" office:value="39.476">
            <text:p>39.476</text:p>
          </table:table-cell>
          <table:table-cell office:value-type="float" office:value="20.433">
            <text:p>20.433</text:p>
          </table:table-cell>
          <table:table-cell office:value-type="float" office:value="139.308">
            <text:p>139.308</text:p>
          </table:table-cell>
          <table:table-cell office:value-type="float" office:value="0.019">
            <text:p>0.019</text:p>
          </table:table-cell>
          <table:table-cell office:value-type="float" office:value="200.022">
            <text:p>200.022</text:p>
          </table:table-cell>
          <table:table-cell office:value-type="float" office:value="83.314">
            <text:p>83.314</text:p>
          </table:table-cell>
          <table:table-cell table:formula="of:=[.$C$23]/[.C28]" office:value-type="float" office:value="4.41607034263293">
            <text:p>4.416070342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57.34">
            <text:p>557.34</text:p>
          </table:table-cell>
          <table:table-cell office:value-type="float" office:value="28.222">
            <text:p>28.222</text:p>
          </table:table-cell>
          <table:table-cell office:value-type="float" office:value="77.798">
            <text:p>77.798</text:p>
          </table:table-cell>
          <table:table-cell office:value-type="float" office:value="441.523">
            <text:p>441.523</text:p>
          </table:table-cell>
          <table:table-cell office:value-type="float" office:value="0.026">
            <text:p>0.026</text:p>
          </table:table-cell>
          <table:table-cell office:value-type="float" office:value="524.808">
            <text:p>524.808</text:p>
          </table:table-cell>
          <table:table-cell office:value-type="float" office:value="94.163">
            <text:p>94.163</text:p>
          </table:table-cell>
          <table:table-cell table:formula="of:=[.$C$23]/[.C29]" office:value-type="float" office:value="1.90228406358776">
            <text:p>1.902284063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190.703">
            <text:p>2190.703</text:p>
          </table:table-cell>
          <table:table-cell office:value-type="float" office:value="2111.471">
            <text:p>2111.471</text:p>
          </table:table-cell>
          <table:table-cell office:value-type="float" office:value="78.743">
            <text:p>78.743</text:p>
          </table:table-cell>
          <table:table-cell office:value-type="float" office:value="0.109">
            <text:p>0.109</text:p>
          </table:table-cell>
          <table:table-cell office:value-type="float" office:value="0.015">
            <text:p>0.015</text:p>
          </table:table-cell>
          <table:table-cell office:value-type="float" office:value="78.756">
            <text:p>78.756</text:p>
          </table:table-cell>
          <table:table-cell office:value-type="float" office:value="3.595">
            <text:p>3.595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52.971">
            <text:p>1152.971</text:p>
          </table:table-cell>
          <table:table-cell office:value-type="float" office:value="1075.869">
            <text:p>1075.869</text:p>
          </table:table-cell>
          <table:table-cell office:value-type="float" office:value="76.561">
            <text:p>76.561</text:p>
          </table:table-cell>
          <table:table-cell office:value-type="float" office:value="0.139">
            <text:p>0.139</text:p>
          </table:table-cell>
          <table:table-cell office:value-type="float" office:value="0.011">
            <text:p>0.011</text:p>
          </table:table-cell>
          <table:table-cell office:value-type="float" office:value="76.684">
            <text:p>76.684</text:p>
          </table:table-cell>
          <table:table-cell office:value-type="float" office:value="6.651">
            <text:p>6.651</text:p>
          </table:table-cell>
          <table:table-cell table:formula="of:=[.$C$30]/[.C31]" office:value-type="float" office:value="1.90005039155365">
            <text:p>1.900050391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70.641">
            <text:p>570.641</text:p>
          </table:table-cell>
          <table:table-cell office:value-type="float" office:value="494.326">
            <text:p>494.326</text:p>
          </table:table-cell>
          <table:table-cell office:value-type="float" office:value="50.365">
            <text:p>50.365</text:p>
          </table:table-cell>
          <table:table-cell office:value-type="float" office:value="0.166">
            <text:p>0.166</text:p>
          </table:table-cell>
          <table:table-cell office:value-type="float" office:value="0.015">
            <text:p>0.015</text:p>
          </table:table-cell>
          <table:table-cell office:value-type="float" office:value="75.944">
            <text:p>75.944</text:p>
          </table:table-cell>
          <table:table-cell office:value-type="float" office:value="13.309">
            <text:p>13.309</text:p>
          </table:table-cell>
          <table:table-cell table:formula="of:=[.$C$30]/[.C32]" office:value-type="float" office:value="3.83902138121866">
            <text:p>3.839021381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65.439">
            <text:p>265.439</text:p>
          </table:table-cell>
          <table:table-cell office:value-type="float" office:value="224.516">
            <text:p>224.516</text:p>
          </table:table-cell>
          <table:table-cell office:value-type="float" office:value="25.161">
            <text:p>25.161</text:p>
          </table:table-cell>
          <table:table-cell office:value-type="float" office:value="0.241">
            <text:p>0.241</text:p>
          </table:table-cell>
          <table:table-cell office:value-type="float" office:value="0.008">
            <text:p>0.008</text:p>
          </table:table-cell>
          <table:table-cell office:value-type="float" office:value="40.598">
            <text:p>40.598</text:p>
          </table:table-cell>
          <table:table-cell office:value-type="float" office:value="15.295">
            <text:p>15.295</text:p>
          </table:table-cell>
          <table:table-cell table:formula="of:=[.$C$30]/[.C33]" office:value-type="float" office:value="8.25313160462479">
            <text:p>8.2531316046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99.615">
            <text:p>199.615</text:p>
          </table:table-cell>
          <table:table-cell office:value-type="float" office:value="123.591">
            <text:p>123.591</text:p>
          </table:table-cell>
          <table:table-cell office:value-type="float" office:value="15.453">
            <text:p>15.453</text:p>
          </table:table-cell>
          <table:table-cell office:value-type="float" office:value="2.507">
            <text:p>2.507</text:p>
          </table:table-cell>
          <table:table-cell office:value-type="float" office:value="0.012">
            <text:p>0.012</text:p>
          </table:table-cell>
          <table:table-cell office:value-type="float" office:value="75.716">
            <text:p>75.716</text:p>
          </table:table-cell>
          <table:table-cell office:value-type="float" office:value="37.931">
            <text:p>37.931</text:p>
          </table:table-cell>
          <table:table-cell table:formula="of:=[.$C$30]/[.C34]" office:value-type="float" office:value="10.9746411842797">
            <text:p>10.974641184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674.621">
            <text:p>674.621</text:p>
          </table:table-cell>
          <table:table-cell office:value-type="float" office:value="222.853">
            <text:p>222.853</text:p>
          </table:table-cell>
          <table:table-cell office:value-type="float" office:value="132.205">
            <text:p>132.205</text:p>
          </table:table-cell>
          <table:table-cell office:value-type="float" office:value="296.243">
            <text:p>296.243</text:p>
          </table:table-cell>
          <table:table-cell office:value-type="float" office:value="0.02">
            <text:p>0.02</text:p>
          </table:table-cell>
          <table:table-cell office:value-type="float" office:value="426.373">
            <text:p>426.373</text:p>
          </table:table-cell>
          <table:table-cell office:value-type="float" office:value="63.202">
            <text:p>63.202</text:p>
          </table:table-cell>
          <table:table-cell table:formula="of:=[.$C$30]/[.C35]" office:value-type="float" office:value="3.24730922992317">
            <text:p>3.247309229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775.676">
            <text:p>775.676</text:p>
          </table:table-cell>
          <table:table-cell office:value-type="float" office:value="79.293">
            <text:p>79.293</text:p>
          </table:table-cell>
          <table:table-cell office:value-type="float" office:value="362.409">
            <text:p>362.409</text:p>
          </table:table-cell>
          <table:table-cell office:value-type="float" office:value="313.162">
            <text:p>313.162</text:p>
          </table:table-cell>
          <table:table-cell office:value-type="float" office:value="0.029">
            <text:p>0.029</text:p>
          </table:table-cell>
          <table:table-cell office:value-type="float" office:value="695.496">
            <text:p>695.496</text:p>
          </table:table-cell>
          <table:table-cell office:value-type="float" office:value="89.663">
            <text:p>89.663</text:p>
          </table:table-cell>
          <table:table-cell table:formula="of:=[.$C$30]/[.C36]" office:value-type="float" office:value="2.82425007348429">
            <text:p>2.8242500735</text:p>
          </table:table-cell>
          <table:table-cell table:number-columns-repeated="1014"/>
        </table:table-row>
      </table:table>
      <table:table table:name="Benchmark -O0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5" table:default-cell-style-name="Default"/>
        <table:table-row table:style-name="ro4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4.65">
            <text:p>164.65</text:p>
          </table:table-cell>
          <table:table-cell office:value-type="float" office:value="160.054">
            <text:p>160.054</text:p>
          </table:table-cell>
          <table:table-cell office:value-type="float" office:value="4.346">
            <text:p>4.346</text:p>
          </table:table-cell>
          <table:table-cell office:value-type="float" office:value="0.088">
            <text:p>0.088</text:p>
          </table:table-cell>
          <table:table-cell office:value-type="float" office:value="0.018">
            <text:p>0.018</text:p>
          </table:table-cell>
          <table:table-cell office:value-type="float" office:value="4.351">
            <text:p>4.351</text:p>
          </table:table-cell>
          <table:table-cell office:value-type="float" office:value="2.643">
            <text:p>2.643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5.363">
            <text:p>85.363</text:p>
          </table:table-cell>
          <table:table-cell office:value-type="float" office:value="76.284">
            <text:p>76.284</text:p>
          </table:table-cell>
          <table:table-cell office:value-type="float" office:value="4.256">
            <text:p>4.256</text:p>
          </table:table-cell>
          <table:table-cell office:value-type="float" office:value="0.149">
            <text:p>0.149</text:p>
          </table:table-cell>
          <table:table-cell office:value-type="float" office:value="0.016">
            <text:p>0.016</text:p>
          </table:table-cell>
          <table:table-cell office:value-type="float" office:value="8.726">
            <text:p>8.726</text:p>
          </table:table-cell>
          <table:table-cell office:value-type="float" office:value="10.222">
            <text:p>10.222</text:p>
          </table:table-cell>
          <table:table-cell table:formula="of:=[.$C$2]/[.C3]" office:value-type="float" office:value="1.92882162060846">
            <text:p>1.928821620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644">
            <text:p>41.644</text:p>
          </table:table-cell>
          <table:table-cell office:value-type="float" office:value="37.598">
            <text:p>37.598</text:p>
          </table:table-cell>
          <table:table-cell office:value-type="float" office:value="2.497">
            <text:p>2.497</text:p>
          </table:table-cell>
          <table:table-cell office:value-type="float" office:value="0.18">
            <text:p>0.18</text:p>
          </table:table-cell>
          <table:table-cell office:value-type="float" office:value="0.021">
            <text:p>0.021</text:p>
          </table:table-cell>
          <table:table-cell office:value-type="float" office:value="3.865">
            <text:p>3.865</text:p>
          </table:table-cell>
          <table:table-cell office:value-type="float" office:value="9.28">
            <text:p>9.28</text:p>
          </table:table-cell>
          <table:table-cell table:formula="of:=[.$C$2]/[.C4]" office:value-type="float" office:value="3.95375084045721">
            <text:p>3.953750840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2.902">
            <text:p>22.902</text:p>
          </table:table-cell>
          <table:table-cell office:value-type="float" office:value="17.413">
            <text:p>17.413</text:p>
          </table:table-cell>
          <table:table-cell office:value-type="float" office:value="2.015">
            <text:p>2.015</text:p>
          </table:table-cell>
          <table:table-cell office:value-type="float" office:value="0.229">
            <text:p>0.229</text:p>
          </table:table-cell>
          <table:table-cell office:value-type="float" office:value="0.02">
            <text:p>0.02</text:p>
          </table:table-cell>
          <table:table-cell office:value-type="float" office:value="5.265">
            <text:p>5.265</text:p>
          </table:table-cell>
          <table:table-cell office:value-type="float" office:value="22.991">
            <text:p>22.991</text:p>
          </table:table-cell>
          <table:table-cell table:formula="of:=[.$C$2]/[.C5]" office:value-type="float" office:value="7.18932844293075">
            <text:p>7.1893284429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72.614">
            <text:p>72.614</text:p>
          </table:table-cell>
          <table:table-cell office:value-type="float" office:value="8.465">
            <text:p>8.465</text:p>
          </table:table-cell>
          <table:table-cell office:value-type="float" office:value="9.582">
            <text:p>9.582</text:p>
          </table:table-cell>
          <table:table-cell office:value-type="float" office:value="52.204">
            <text:p>52.204</text:p>
          </table:table-cell>
          <table:table-cell office:value-type="float" office:value="0.03">
            <text:p>0.03</text:p>
          </table:table-cell>
          <table:table-cell office:value-type="float" office:value="51.689">
            <text:p>51.689</text:p>
          </table:table-cell>
          <table:table-cell office:value-type="float" office:value="71.183">
            <text:p>71.183</text:p>
          </table:table-cell>
          <table:table-cell table:formula="of:=[.$C$2]/[.C6]" office:value-type="float" office:value="2.26746908309692">
            <text:p>2.267469083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54.426">
            <text:p>154.426</text:p>
          </table:table-cell>
          <table:table-cell office:value-type="float" office:value="7.326">
            <text:p>7.326</text:p>
          </table:table-cell>
          <table:table-cell office:value-type="float" office:value="15.249">
            <text:p>15.249</text:p>
          </table:table-cell>
          <table:table-cell office:value-type="float" office:value="125.388">
            <text:p>125.388</text:p>
          </table:table-cell>
          <table:table-cell office:value-type="float" office:value="0.024">
            <text:p>0.024</text:p>
          </table:table-cell>
          <table:table-cell office:value-type="float" office:value="146.463">
            <text:p>146.463</text:p>
          </table:table-cell>
          <table:table-cell office:value-type="float" office:value="94.844">
            <text:p>94.844</text:p>
          </table:table-cell>
          <table:table-cell table:formula="of:=[.$C$2]/[.C7]" office:value-type="float" office:value="1.06620646782278">
            <text:p>1.0662064678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1069.071">
            <text:p>1069.071</text:p>
          </table:table-cell>
          <table:table-cell office:value-type="float" office:value="1.866">
            <text:p>1.866</text:p>
          </table:table-cell>
          <table:table-cell office:value-type="float" office:value="0.934">
            <text:p>0.934</text:p>
          </table:table-cell>
          <table:table-cell office:value-type="float" office:value="982.571">
            <text:p>982.571</text:p>
          </table:table-cell>
          <table:table-cell office:value-type="float" office:value="3.43">
            <text:p>3.43</text:p>
          </table:table-cell>
          <table:table-cell office:value-type="float" office:value="1015.529">
            <text:p>1015.529</text:p>
          </table:table-cell>
          <table:table-cell office:value-type="float" office:value="94.992">
            <text:p>94.992</text:p>
          </table:table-cell>
          <table:table-cell table:formula="of:=[.$C$2]/[.C8]" office:value-type="float" office:value="0.15401222182624">
            <text:p>0.154012221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4.233">
            <text:p>344.233</text:p>
          </table:table-cell>
          <table:table-cell office:value-type="float" office:value="337.032">
            <text:p>337.032</text:p>
          </table:table-cell>
          <table:table-cell office:value-type="float" office:value="6.965">
            <text:p>6.965</text:p>
          </table:table-cell>
          <table:table-cell office:value-type="float" office:value="0.068">
            <text:p>0.068</text:p>
          </table:table-cell>
          <table:table-cell office:value-type="float" office:value="0.014">
            <text:p>0.014</text:p>
          </table:table-cell>
          <table:table-cell office:value-type="float" office:value="6.959">
            <text:p>6.959</text:p>
          </table:table-cell>
          <table:table-cell office:value-type="float" office:value="2.022">
            <text:p>2.022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2.53">
            <text:p>172.53</text:p>
          </table:table-cell>
          <table:table-cell office:value-type="float" office:value="162.787">
            <text:p>162.787</text:p>
          </table:table-cell>
          <table:table-cell office:value-type="float" office:value="8.864">
            <text:p>8.864</text:p>
          </table:table-cell>
          <table:table-cell office:value-type="float" office:value="0.161">
            <text:p>0.161</text:p>
          </table:table-cell>
          <table:table-cell office:value-type="float" office:value="0.016">
            <text:p>0.016</text:p>
          </table:table-cell>
          <table:table-cell office:value-type="float" office:value="9.469">
            <text:p>9.469</text:p>
          </table:table-cell>
          <table:table-cell office:value-type="float" office:value="5.488">
            <text:p>5.488</text:p>
          </table:table-cell>
          <table:table-cell table:formula="of:=[.$C$9]/[.C10]" office:value-type="float" office:value="1.99520663073089">
            <text:p>1.995206630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6.328">
            <text:p>86.328</text:p>
          </table:table-cell>
          <table:table-cell office:value-type="float" office:value="80.153">
            <text:p>80.153</text:p>
          </table:table-cell>
          <table:table-cell office:value-type="float" office:value="4.793">
            <text:p>4.793</text:p>
          </table:table-cell>
          <table:table-cell office:value-type="float" office:value="0.16">
            <text:p>0.16</text:p>
          </table:table-cell>
          <table:table-cell office:value-type="float" office:value="0.015">
            <text:p>0.015</text:p>
          </table:table-cell>
          <table:table-cell office:value-type="float" office:value="5.949">
            <text:p>5.949</text:p>
          </table:table-cell>
          <table:table-cell office:value-type="float" office:value="6.891">
            <text:p>6.891</text:p>
          </table:table-cell>
          <table:table-cell table:formula="of:=[.$C$9]/[.C11]" office:value-type="float" office:value="3.98750115837272">
            <text:p>3.9875011584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1.939">
            <text:p>41.939</text:p>
          </table:table-cell>
          <table:table-cell office:value-type="float" office:value="39.007">
            <text:p>39.007</text:p>
          </table:table-cell>
          <table:table-cell office:value-type="float" office:value="2.597">
            <text:p>2.597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2.737">
            <text:p>2.737</text:p>
          </table:table-cell>
          <table:table-cell office:value-type="float" office:value="6.525">
            <text:p>6.525</text:p>
          </table:table-cell>
          <table:table-cell table:formula="of:=[.$C$9]/[.C12]" office:value-type="float" office:value="8.20794487231455">
            <text:p>8.207944872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0.502">
            <text:p>40.502</text:p>
          </table:table-cell>
          <table:table-cell office:value-type="float" office:value="18.522">
            <text:p>18.522</text:p>
          </table:table-cell>
          <table:table-cell office:value-type="float" office:value="4.932">
            <text:p>4.932</text:p>
          </table:table-cell>
          <table:table-cell office:value-type="float" office:value="12.995">
            <text:p>12.995</text:p>
          </table:table-cell>
          <table:table-cell office:value-type="float" office:value="0.014">
            <text:p>0.014</text:p>
          </table:table-cell>
          <table:table-cell office:value-type="float" office:value="21.577">
            <text:p>21.577</text:p>
          </table:table-cell>
          <table:table-cell office:value-type="float" office:value="53.273">
            <text:p>53.273</text:p>
          </table:table-cell>
          <table:table-cell table:formula="of:=[.$C$9]/[.C13]" office:value-type="float" office:value="8.49916053528221">
            <text:p>8.499160535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51.399">
            <text:p>251.399</text:p>
          </table:table-cell>
          <table:table-cell office:value-type="float" office:value="16.685">
            <text:p>16.685</text:p>
          </table:table-cell>
          <table:table-cell office:value-type="float" office:value="41.493">
            <text:p>41.493</text:p>
          </table:table-cell>
          <table:table-cell office:value-type="float" office:value="191.695">
            <text:p>191.695</text:p>
          </table:table-cell>
          <table:table-cell office:value-type="float" office:value="0.019">
            <text:p>0.019</text:p>
          </table:table-cell>
          <table:table-cell office:value-type="float" office:value="231.29">
            <text:p>231.29</text:p>
          </table:table-cell>
          <table:table-cell office:value-type="float" office:value="92.001">
            <text:p>92.001</text:p>
          </table:table-cell>
          <table:table-cell table:formula="of:=[.$C$9]/[.C14]" office:value-type="float" office:value="1.36926956750027">
            <text:p>1.369269567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23.083">
            <text:p>423.083</text:p>
          </table:table-cell>
          <table:table-cell office:value-type="float" office:value="14.582">
            <text:p>14.582</text:p>
          </table:table-cell>
          <table:table-cell office:value-type="float" office:value="169.352">
            <text:p>169.352</text:p>
          </table:table-cell>
          <table:table-cell office:value-type="float" office:value="236.818">
            <text:p>236.818</text:p>
          </table:table-cell>
          <table:table-cell office:value-type="float" office:value="0.024">
            <text:p>0.024</text:p>
          </table:table-cell>
          <table:table-cell office:value-type="float" office:value="407.538">
            <text:p>407.538</text:p>
          </table:table-cell>
          <table:table-cell office:value-type="float" office:value="96.326">
            <text:p>96.326</text:p>
          </table:table-cell>
          <table:table-cell table:formula="of:=[.$C$9]/[.C15]" office:value-type="float" office:value="0.813629949678905">
            <text:p>0.813629949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29.749">
            <text:p>929.749</text:p>
          </table:table-cell>
          <table:table-cell office:value-type="float" office:value="909.765">
            <text:p>909.765</text:p>
          </table:table-cell>
          <table:table-cell office:value-type="float" office:value="19.622">
            <text:p>19.622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19.623">
            <text:p>19.623</text:p>
          </table:table-cell>
          <table:table-cell office:value-type="float" office:value="2.111">
            <text:p>2.11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7.554">
            <text:p>467.554</text:p>
          </table:table-cell>
          <table:table-cell office:value-type="float" office:value="447.623">
            <text:p>447.623</text:p>
          </table:table-cell>
          <table:table-cell office:value-type="float" office:value="19.529">
            <text:p>19.529</text:p>
          </table:table-cell>
          <table:table-cell office:value-type="float" office:value="0.149">
            <text:p>0.149</text:p>
          </table:table-cell>
          <table:table-cell office:value-type="float" office:value="0.015">
            <text:p>0.015</text:p>
          </table:table-cell>
          <table:table-cell office:value-type="float" office:value="19.644">
            <text:p>19.644</text:p>
          </table:table-cell>
          <table:table-cell office:value-type="float" office:value="4.202">
            <text:p>4.202</text:p>
          </table:table-cell>
          <table:table-cell table:formula="of:=[.$C$16]/[.C17]" office:value-type="float" office:value="1.98853822232298">
            <text:p>1.988538222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43.585">
            <text:p>243.585</text:p>
          </table:table-cell>
          <table:table-cell office:value-type="float" office:value="218.118">
            <text:p>218.118</text:p>
          </table:table-cell>
          <table:table-cell office:value-type="float" office:value="11.896">
            <text:p>11.896</text:p>
          </table:table-cell>
          <table:table-cell office:value-type="float" office:value="0.167">
            <text:p>0.167</text:p>
          </table:table-cell>
          <table:table-cell office:value-type="float" office:value="0.015">
            <text:p>0.015</text:p>
          </table:table-cell>
          <table:table-cell office:value-type="float" office:value="25.115">
            <text:p>25.115</text:p>
          </table:table-cell>
          <table:table-cell office:value-type="float" office:value="10.311">
            <text:p>10.311</text:p>
          </table:table-cell>
          <table:table-cell table:formula="of:=[.$C$16]/[.C18]" office:value-type="float" office:value="3.81693864564731">
            <text:p>3.8169386456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517">
            <text:p>112.517</text:p>
          </table:table-cell>
          <table:table-cell office:value-type="float" office:value="102.76">
            <text:p>102.76</text:p>
          </table:table-cell>
          <table:table-cell office:value-type="float" office:value="6.81">
            <text:p>6.81</text:p>
          </table:table-cell>
          <table:table-cell office:value-type="float" office:value="0.206">
            <text:p>0.206</text:p>
          </table:table-cell>
          <table:table-cell office:value-type="float" office:value="0.015">
            <text:p>0.015</text:p>
          </table:table-cell>
          <table:table-cell office:value-type="float" office:value="9.526">
            <text:p>9.526</text:p>
          </table:table-cell>
          <table:table-cell office:value-type="float" office:value="8.467">
            <text:p>8.467</text:p>
          </table:table-cell>
          <table:table-cell table:formula="of:=[.$C$16]/[.C19]" office:value-type="float" office:value="8.26318689620235">
            <text:p>8.263186896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74.566">
            <text:p>74.566</text:p>
          </table:table-cell>
          <table:table-cell office:value-type="float" office:value="54.277">
            <text:p>54.277</text:p>
          </table:table-cell>
          <table:table-cell office:value-type="float" office:value="5.872">
            <text:p>5.872</text:p>
          </table:table-cell>
          <table:table-cell office:value-type="float" office:value="3.013">
            <text:p>3.013</text:p>
          </table:table-cell>
          <table:table-cell office:value-type="float" office:value="0.014">
            <text:p>0.014</text:p>
          </table:table-cell>
          <table:table-cell office:value-type="float" office:value="20.013">
            <text:p>20.013</text:p>
          </table:table-cell>
          <table:table-cell office:value-type="float" office:value="26.839">
            <text:p>26.839</text:p>
          </table:table-cell>
          <table:table-cell table:formula="of:=[.$C$16]/[.C20]" office:value-type="float" office:value="12.4688061583027">
            <text:p>12.468806158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28.566">
            <text:p>228.566</text:p>
          </table:table-cell>
          <table:table-cell office:value-type="float" office:value="38.283">
            <text:p>38.283</text:p>
          </table:table-cell>
          <table:table-cell office:value-type="float" office:value="34.756">
            <text:p>34.756</text:p>
          </table:table-cell>
          <table:table-cell office:value-type="float" office:value="125.386">
            <text:p>125.386</text:p>
          </table:table-cell>
          <table:table-cell office:value-type="float" office:value="0.033">
            <text:p>0.033</text:p>
          </table:table-cell>
          <table:table-cell office:value-type="float" office:value="188.966">
            <text:p>188.966</text:p>
          </table:table-cell>
          <table:table-cell office:value-type="float" office:value="82.674">
            <text:p>82.674</text:p>
          </table:table-cell>
          <table:table-cell table:formula="of:=[.$C$16]/[.C21]" office:value-type="float" office:value="4.0677484840265">
            <text:p>4.067748484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84.272">
            <text:p>284.272</text:p>
          </table:table-cell>
          <table:table-cell office:value-type="float" office:value="31.15">
            <text:p>31.15</text:p>
          </table:table-cell>
          <table:table-cell office:value-type="float" office:value="33.595">
            <text:p>33.595</text:p>
          </table:table-cell>
          <table:table-cell office:value-type="float" office:value="219.259">
            <text:p>219.259</text:p>
          </table:table-cell>
          <table:table-cell office:value-type="float" office:value="0.025">
            <text:p>0.025</text:p>
          </table:table-cell>
          <table:table-cell office:value-type="float" office:value="252.422">
            <text:p>252.422</text:p>
          </table:table-cell>
          <table:table-cell office:value-type="float" office:value="88.796">
            <text:p>88.796</text:p>
          </table:table-cell>
          <table:table-cell table:formula="of:=[.$C$16]/[.C22]" office:value-type="float" office:value="3.27063164856194">
            <text:p>3.270631648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977.825">
            <text:p>1977.825</text:p>
          </table:table-cell>
          <table:table-cell office:value-type="float" office:value="1937.956">
            <text:p>1937.956</text:p>
          </table:table-cell>
          <table:table-cell office:value-type="float" office:value="39.539">
            <text:p>39.539</text:p>
          </table:table-cell>
          <table:table-cell office:value-type="float" office:value="0.066">
            <text:p>0.066</text:p>
          </table:table-cell>
          <table:table-cell office:value-type="float" office:value="0.014">
            <text:p>0.014</text:p>
          </table:table-cell>
          <table:table-cell office:value-type="float" office:value="39.55">
            <text:p>39.55</text:p>
          </table:table-cell>
          <table:table-cell office:value-type="float" office:value="2">
            <text:p>2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31.753">
            <text:p>1031.753</text:p>
          </table:table-cell>
          <table:table-cell office:value-type="float" office:value="927.114">
            <text:p>927.114</text:p>
          </table:table-cell>
          <table:table-cell office:value-type="float" office:value="41.3">
            <text:p>41.3</text:p>
          </table:table-cell>
          <table:table-cell office:value-type="float" office:value="0.187">
            <text:p>0.187</text:p>
          </table:table-cell>
          <table:table-cell office:value-type="float" office:value="0.015">
            <text:p>0.015</text:p>
          </table:table-cell>
          <table:table-cell office:value-type="float" office:value="104.275">
            <text:p>104.275</text:p>
          </table:table-cell>
          <table:table-cell office:value-type="float" office:value="10.107">
            <text:p>10.107</text:p>
          </table:table-cell>
          <table:table-cell table:formula="of:=[.$C$23]/[.C24]" office:value-type="float" office:value="1.91695589932862">
            <text:p>1.916955899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808">
            <text:p>484.808</text:p>
          </table:table-cell>
          <table:table-cell office:value-type="float" office:value="440.952">
            <text:p>440.952</text:p>
          </table:table-cell>
          <table:table-cell office:value-type="float" office:value="22.73">
            <text:p>22.73</text:p>
          </table:table-cell>
          <table:table-cell office:value-type="float" office:value="0.169">
            <text:p>0.169</text:p>
          </table:table-cell>
          <table:table-cell office:value-type="float" office:value="0.014">
            <text:p>0.014</text:p>
          </table:table-cell>
          <table:table-cell office:value-type="float" office:value="43.471">
            <text:p>43.471</text:p>
          </table:table-cell>
          <table:table-cell office:value-type="float" office:value="8.967">
            <text:p>8.967</text:p>
          </table:table-cell>
          <table:table-cell table:formula="of:=[.$C$23]/[.C25]" office:value-type="float" office:value="4.07960470949324">
            <text:p>4.079604709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5.147">
            <text:p>235.147</text:p>
          </table:table-cell>
          <table:table-cell office:value-type="float" office:value="207.117">
            <text:p>207.117</text:p>
          </table:table-cell>
          <table:table-cell office:value-type="float" office:value="12.594">
            <text:p>12.594</text:p>
          </table:table-cell>
          <table:table-cell office:value-type="float" office:value="5.815">
            <text:p>5.815</text:p>
          </table:table-cell>
          <table:table-cell office:value-type="float" office:value="0.015">
            <text:p>0.015</text:p>
          </table:table-cell>
          <table:table-cell office:value-type="float" office:value="27.724">
            <text:p>27.724</text:p>
          </table:table-cell>
          <table:table-cell office:value-type="float" office:value="11.79">
            <text:p>11.79</text:p>
          </table:table-cell>
          <table:table-cell table:formula="of:=[.$C$23]/[.C26]" office:value-type="float" office:value="8.41101523727711">
            <text:p>8.411015237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49.289">
            <text:p>149.289</text:p>
          </table:table-cell>
          <table:table-cell office:value-type="float" office:value="122.708">
            <text:p>122.708</text:p>
          </table:table-cell>
          <table:table-cell office:value-type="float" office:value="10.612">
            <text:p>10.612</text:p>
          </table:table-cell>
          <table:table-cell office:value-type="float" office:value="13.836">
            <text:p>13.836</text:p>
          </table:table-cell>
          <table:table-cell office:value-type="float" office:value="0.018">
            <text:p>0.018</text:p>
          </table:table-cell>
          <table:table-cell office:value-type="float" office:value="25.655">
            <text:p>25.655</text:p>
          </table:table-cell>
          <table:table-cell office:value-type="float" office:value="17.185">
            <text:p>17.185</text:p>
          </table:table-cell>
          <table:table-cell table:formula="of:=[.$C$23]/[.C27]" office:value-type="float" office:value="13.248296927436">
            <text:p>13.248296927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42.212">
            <text:p>342.212</text:p>
          </table:table-cell>
          <table:table-cell office:value-type="float" office:value="86.652">
            <text:p>86.652</text:p>
          </table:table-cell>
          <table:table-cell office:value-type="float" office:value="25.554">
            <text:p>25.554</text:p>
          </table:table-cell>
          <table:table-cell office:value-type="float" office:value="146.057">
            <text:p>146.057</text:p>
          </table:table-cell>
          <table:table-cell office:value-type="float" office:value="0.024">
            <text:p>0.024</text:p>
          </table:table-cell>
          <table:table-cell office:value-type="float" office:value="254.94">
            <text:p>254.94</text:p>
          </table:table-cell>
          <table:table-cell office:value-type="float" office:value="74.498">
            <text:p>74.498</text:p>
          </table:table-cell>
          <table:table-cell table:formula="of:=[.$C$23]/[.C28]" office:value-type="float" office:value="5.77953140158732">
            <text:p>5.779531401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15.808">
            <text:p>415.808</text:p>
          </table:table-cell>
          <table:table-cell office:value-type="float" office:value="56.184">
            <text:p>56.184</text:p>
          </table:table-cell>
          <table:table-cell office:value-type="float" office:value="67.711">
            <text:p>67.711</text:p>
          </table:table-cell>
          <table:table-cell office:value-type="float" office:value="291.565">
            <text:p>291.565</text:p>
          </table:table-cell>
          <table:table-cell office:value-type="float" office:value="0.027">
            <text:p>0.027</text:p>
          </table:table-cell>
          <table:table-cell office:value-type="float" office:value="358.792">
            <text:p>358.792</text:p>
          </table:table-cell>
          <table:table-cell office:value-type="float" office:value="86.288">
            <text:p>86.288</text:p>
          </table:table-cell>
          <table:table-cell table:formula="of:=[.$C$23]/[.C29]" office:value-type="float" office:value="4.75658236493766">
            <text:p>4.7565823649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3991.621">
            <text:p>3991.621</text:p>
          </table:table-cell>
          <table:table-cell office:value-type="float" office:value="3913.414">
            <text:p>3913.414</text:p>
          </table:table-cell>
          <table:table-cell office:value-type="float" office:value="77.816">
            <text:p>77.816</text:p>
          </table:table-cell>
          <table:table-cell office:value-type="float" office:value="0.084">
            <text:p>0.084</text:p>
          </table:table-cell>
          <table:table-cell office:value-type="float" office:value="0.016">
            <text:p>0.016</text:p>
          </table:table-cell>
          <table:table-cell office:value-type="float" office:value="77.812">
            <text:p>77.812</text:p>
          </table:table-cell>
          <table:table-cell office:value-type="float" office:value="1.949">
            <text:p>1.94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72.761">
            <text:p>2072.761</text:p>
          </table:table-cell>
          <table:table-cell office:value-type="float" office:value="1989.161">
            <text:p>1989.161</text:p>
          </table:table-cell>
          <table:table-cell office:value-type="float" office:value="83.092">
            <text:p>83.092</text:p>
          </table:table-cell>
          <table:table-cell office:value-type="float" office:value="0.156">
            <text:p>0.156</text:p>
          </table:table-cell>
          <table:table-cell office:value-type="float" office:value="0.021">
            <text:p>0.021</text:p>
          </table:table-cell>
          <table:table-cell office:value-type="float" office:value="83.217">
            <text:p>83.217</text:p>
          </table:table-cell>
          <table:table-cell office:value-type="float" office:value="4.015">
            <text:p>4.015</text:p>
          </table:table-cell>
          <table:table-cell table:formula="of:=[.$C$30]/[.C31]" office:value-type="float" office:value="1.92575072572284">
            <text:p>1.925750725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9.665">
            <text:p>1009.665</text:p>
          </table:table-cell>
          <table:table-cell office:value-type="float" office:value="930.184">
            <text:p>930.184</text:p>
          </table:table-cell>
          <table:table-cell office:value-type="float" office:value="42.928">
            <text:p>42.928</text:p>
          </table:table-cell>
          <table:table-cell office:value-type="float" office:value="0.171">
            <text:p>0.171</text:p>
          </table:table-cell>
          <table:table-cell office:value-type="float" office:value="0.02">
            <text:p>0.02</text:p>
          </table:table-cell>
          <table:table-cell office:value-type="float" office:value="79.152">
            <text:p>79.152</text:p>
          </table:table-cell>
          <table:table-cell office:value-type="float" office:value="7.839">
            <text:p>7.839</text:p>
          </table:table-cell>
          <table:table-cell table:formula="of:=[.$C$30]/[.C32]" office:value-type="float" office:value="3.953411279979">
            <text:p>3.9534112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80.646">
            <text:p>480.646</text:p>
          </table:table-cell>
          <table:table-cell office:value-type="float" office:value="436.111">
            <text:p>436.111</text:p>
          </table:table-cell>
          <table:table-cell office:value-type="float" office:value="24.218">
            <text:p>24.218</text:p>
          </table:table-cell>
          <table:table-cell office:value-type="float" office:value="0.265">
            <text:p>0.265</text:p>
          </table:table-cell>
          <table:table-cell office:value-type="float" office:value="0.019">
            <text:p>0.019</text:p>
          </table:table-cell>
          <table:table-cell office:value-type="float" office:value="44.04">
            <text:p>44.04</text:p>
          </table:table-cell>
          <table:table-cell office:value-type="float" office:value="9.163">
            <text:p>9.163</text:p>
          </table:table-cell>
          <table:table-cell table:formula="of:=[.$C$30]/[.C33]" office:value-type="float" office:value="8.30470034079135">
            <text:p>8.304700340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302.168">
            <text:p>302.168</text:p>
          </table:table-cell>
          <table:table-cell office:value-type="float" office:value="224.814">
            <text:p>224.814</text:p>
          </table:table-cell>
          <table:table-cell office:value-type="float" office:value="20.099">
            <text:p>20.099</text:p>
          </table:table-cell>
          <table:table-cell office:value-type="float" office:value="12.581">
            <text:p>12.581</text:p>
          </table:table-cell>
          <table:table-cell office:value-type="float" office:value="0.019">
            <text:p>0.019</text:p>
          </table:table-cell>
          <table:table-cell office:value-type="float" office:value="76.914">
            <text:p>76.914</text:p>
          </table:table-cell>
          <table:table-cell office:value-type="float" office:value="25.454">
            <text:p>25.454</text:p>
          </table:table-cell>
          <table:table-cell table:formula="of:=[.$C$30]/[.C34]" office:value-type="float" office:value="13.2099395038522">
            <text:p>13.209939503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02.003">
            <text:p>702.003</text:p>
          </table:table-cell>
          <table:table-cell office:value-type="float" office:value="132.33">
            <text:p>132.33</text:p>
          </table:table-cell>
          <table:table-cell office:value-type="float" office:value="294.18">
            <text:p>294.18</text:p>
          </table:table-cell>
          <table:table-cell office:value-type="float" office:value="218.552">
            <text:p>218.552</text:p>
          </table:table-cell>
          <table:table-cell office:value-type="float" office:value="0.023">
            <text:p>0.023</text:p>
          </table:table-cell>
          <table:table-cell office:value-type="float" office:value="567.206">
            <text:p>567.206</text:p>
          </table:table-cell>
          <table:table-cell office:value-type="float" office:value="80.798">
            <text:p>80.798</text:p>
          </table:table-cell>
          <table:table-cell table:formula="of:=[.$C$30]/[.C35]" office:value-type="float" office:value="5.68604550123005">
            <text:p>5.686045501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19.532">
            <text:p>1019.532</text:p>
          </table:table-cell>
          <table:table-cell office:value-type="float" office:value="116.451">
            <text:p>116.451</text:p>
          </table:table-cell>
          <table:table-cell office:value-type="float" office:value="298.713">
            <text:p>298.713</text:p>
          </table:table-cell>
          <table:table-cell office:value-type="float" office:value="419.882">
            <text:p>419.882</text:p>
          </table:table-cell>
          <table:table-cell office:value-type="float" office:value="0.029">
            <text:p>0.029</text:p>
          </table:table-cell>
          <table:table-cell office:value-type="float" office:value="902.248">
            <text:p>902.248</text:p>
          </table:table-cell>
          <table:table-cell office:value-type="float" office:value="88.496">
            <text:p>88.496</text:p>
          </table:table-cell>
          <table:table-cell table:formula="of:=[.$C$30]/[.C36]" office:value-type="float" office:value="3.9151502846404">
            <text:p>3.9151502846</text:p>
          </table:table-cell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 -O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2.071">
            <text:p>92.071</text:p>
          </table:table-cell>
          <table:table-cell office:value-type="float" office:value="88.069">
            <text:p>88.069</text:p>
          </table:table-cell>
          <table:table-cell office:value-type="float" office:value="3.699">
            <text:p>3.699</text:p>
          </table:table-cell>
          <table:table-cell office:value-type="float" office:value="0.073">
            <text:p>0.073</text:p>
          </table:table-cell>
          <table:table-cell office:value-type="float" office:value="0.01">
            <text:p>0.01</text:p>
          </table:table-cell>
          <table:table-cell office:value-type="float" office:value="3.694">
            <text:p>3.694</text:p>
          </table:table-cell>
          <table:table-cell office:value-type="float" office:value="4.012">
            <text:p>4.012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9.907">
            <text:p>49.907</text:p>
          </table:table-cell>
          <table:table-cell office:value-type="float" office:value="42.972">
            <text:p>42.972</text:p>
          </table:table-cell>
          <table:table-cell office:value-type="float" office:value="3.991">
            <text:p>3.991</text:p>
          </table:table-cell>
          <table:table-cell office:value-type="float" office:value="0.146">
            <text:p>0.146</text:p>
          </table:table-cell>
          <table:table-cell office:value-type="float" office:value="0.013">
            <text:p>0.013</text:p>
          </table:table-cell>
          <table:table-cell office:value-type="float" office:value="6.619">
            <text:p>6.619</text:p>
          </table:table-cell>
          <table:table-cell office:value-type="float" office:value="13.264">
            <text:p>13.264</text:p>
          </table:table-cell>
          <table:table-cell table:formula="of:=[.$C$2]/[.C3]" office:value-type="float" office:value="1.84485142364799">
            <text:p>1.844851423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69.864">
            <text:p>69.864</text:p>
          </table:table-cell>
          <table:table-cell office:value-type="float" office:value="20.589">
            <text:p>20.589</text:p>
          </table:table-cell>
          <table:table-cell office:value-type="float" office:value="48.025">
            <text:p>48.025</text:p>
          </table:table-cell>
          <table:table-cell office:value-type="float" office:value="0.189">
            <text:p>0.189</text:p>
          </table:table-cell>
          <table:table-cell office:value-type="float" office:value="0.01">
            <text:p>0.01</text:p>
          </table:table-cell>
          <table:table-cell office:value-type="float" office:value="48.826">
            <text:p>48.826</text:p>
          </table:table-cell>
          <table:table-cell office:value-type="float" office:value="69.887">
            <text:p>69.887</text:p>
          </table:table-cell>
          <table:table-cell table:formula="of:=[.$C$2]/[.C4]" office:value-type="float" office:value="1.31786041451964">
            <text:p>1.317860414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805">
            <text:p>12.805</text:p>
          </table:table-cell>
          <table:table-cell office:value-type="float" office:value="9.659">
            <text:p>9.659</text:p>
          </table:table-cell>
          <table:table-cell office:value-type="float" office:value="1.542">
            <text:p>1.542</text:p>
          </table:table-cell>
          <table:table-cell office:value-type="float" office:value="0.187">
            <text:p>0.187</text:p>
          </table:table-cell>
          <table:table-cell office:value-type="float" office:value="0.012">
            <text:p>0.012</text:p>
          </table:table-cell>
          <table:table-cell office:value-type="float" office:value="2.683">
            <text:p>2.683</text:p>
          </table:table-cell>
          <table:table-cell office:value-type="float" office:value="20.952">
            <text:p>20.952</text:p>
          </table:table-cell>
          <table:table-cell table:formula="of:=[.$C$2]/[.C5]" office:value-type="float" office:value="7.19023818820773">
            <text:p>7.190238188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80.704">
            <text:p>80.704</text:p>
          </table:table-cell>
          <table:table-cell office:value-type="float" office:value="4.699">
            <text:p>4.699</text:p>
          </table:table-cell>
          <table:table-cell office:value-type="float" office:value="9.094">
            <text:p>9.094</text:p>
          </table:table-cell>
          <table:table-cell office:value-type="float" office:value="66.666">
            <text:p>66.666</text:p>
          </table:table-cell>
          <table:table-cell office:value-type="float" office:value="0.014">
            <text:p>0.014</text:p>
          </table:table-cell>
          <table:table-cell office:value-type="float" office:value="72.865">
            <text:p>72.865</text:p>
          </table:table-cell>
          <table:table-cell office:value-type="float" office:value="90.287">
            <text:p>90.287</text:p>
          </table:table-cell>
          <table:table-cell table:formula="of:=[.$C$2]/[.C6]" office:value-type="float" office:value="1.14084803727201">
            <text:p>1.140848037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227.695">
            <text:p>227.695</text:p>
          </table:table-cell>
          <table:table-cell office:value-type="float" office:value="10.272">
            <text:p>10.272</text:p>
          </table:table-cell>
          <table:table-cell office:value-type="float" office:value="15.766">
            <text:p>15.766</text:p>
          </table:table-cell>
          <table:table-cell office:value-type="float" office:value="201.178">
            <text:p>201.178</text:p>
          </table:table-cell>
          <table:table-cell office:value-type="float" office:value="0.029">
            <text:p>0.029</text:p>
          </table:table-cell>
          <table:table-cell office:value-type="float" office:value="210.115">
            <text:p>210.115</text:p>
          </table:table-cell>
          <table:table-cell office:value-type="float" office:value="92.279">
            <text:p>92.279</text:p>
          </table:table-cell>
          <table:table-cell table:formula="of:=[.$C$2]/[.C7]" office:value-type="float" office:value="0.404361097081622">
            <text:p>0.4043610971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430.127">
            <text:p>430.127</text:p>
          </table:table-cell>
          <table:table-cell office:value-type="float" office:value="7.925">
            <text:p>7.925</text:p>
          </table:table-cell>
          <table:table-cell office:value-type="float" office:value="1.049">
            <text:p>1.049</text:p>
          </table:table-cell>
          <table:table-cell office:value-type="float" office:value="409.077">
            <text:p>409.077</text:p>
          </table:table-cell>
          <table:table-cell office:value-type="float" office:value="0.02">
            <text:p>0.02</text:p>
          </table:table-cell>
          <table:table-cell office:value-type="float" office:value="419.683">
            <text:p>419.683</text:p>
          </table:table-cell>
          <table:table-cell office:value-type="float" office:value="97.572">
            <text:p>97.572</text:p>
          </table:table-cell>
          <table:table-cell table:formula="of:=[.$C$2]/[.C8]" office:value-type="float" office:value="0.214055383642506">
            <text:p>0.214055383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93.633">
            <text:p>193.633</text:p>
          </table:table-cell>
          <table:table-cell office:value-type="float" office:value="185.63">
            <text:p>185.63</text:p>
          </table:table-cell>
          <table:table-cell office:value-type="float" office:value="7.657">
            <text:p>7.657</text:p>
          </table:table-cell>
          <table:table-cell office:value-type="float" office:value="0.059">
            <text:p>0.059</text:p>
          </table:table-cell>
          <table:table-cell office:value-type="float" office:value="0.011">
            <text:p>0.011</text:p>
          </table:table-cell>
          <table:table-cell office:value-type="float" office:value="7.654">
            <text:p>7.654</text:p>
          </table:table-cell>
          <table:table-cell office:value-type="float" office:value="3.953">
            <text:p>3.953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00.144">
            <text:p>100.144</text:p>
          </table:table-cell>
          <table:table-cell office:value-type="float" office:value="91.782">
            <text:p>91.782</text:p>
          </table:table-cell>
          <table:table-cell office:value-type="float" office:value="7.915">
            <text:p>7.915</text:p>
          </table:table-cell>
          <table:table-cell office:value-type="float" office:value="0.126">
            <text:p>0.126</text:p>
          </table:table-cell>
          <table:table-cell office:value-type="float" office:value="0.008">
            <text:p>0.008</text:p>
          </table:table-cell>
          <table:table-cell office:value-type="float" office:value="7.997">
            <text:p>7.997</text:p>
          </table:table-cell>
          <table:table-cell office:value-type="float" office:value="7.986">
            <text:p>7.986</text:p>
          </table:table-cell>
          <table:table-cell table:formula="of:=[.$C$9]/[.C10]" office:value-type="float" office:value="1.93354569420035">
            <text:p>1.933545694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9.758">
            <text:p>49.758</text:p>
          </table:table-cell>
          <table:table-cell office:value-type="float" office:value="44.495">
            <text:p>44.495</text:p>
          </table:table-cell>
          <table:table-cell office:value-type="float" office:value="4.789">
            <text:p>4.789</text:p>
          </table:table-cell>
          <table:table-cell office:value-type="float" office:value="0.157">
            <text:p>0.157</text:p>
          </table:table-cell>
          <table:table-cell office:value-type="float" office:value="0.01">
            <text:p>0.01</text:p>
          </table:table-cell>
          <table:table-cell office:value-type="float" office:value="4.941">
            <text:p>4.941</text:p>
          </table:table-cell>
          <table:table-cell office:value-type="float" office:value="9.93">
            <text:p>9.93</text:p>
          </table:table-cell>
          <table:table-cell table:formula="of:=[.$C$9]/[.C11]" office:value-type="float" office:value="3.89149483500141">
            <text:p>3.89149483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4.936">
            <text:p>24.936</text:p>
          </table:table-cell>
          <table:table-cell office:value-type="float" office:value="21.766">
            <text:p>21.766</text:p>
          </table:table-cell>
          <table:table-cell office:value-type="float" office:value="2.62">
            <text:p>2.62</text:p>
          </table:table-cell>
          <table:table-cell office:value-type="float" office:value="0.177">
            <text:p>0.177</text:p>
          </table:table-cell>
          <table:table-cell office:value-type="float" office:value="0.009">
            <text:p>0.009</text:p>
          </table:table-cell>
          <table:table-cell office:value-type="float" office:value="2.864">
            <text:p>2.864</text:p>
          </table:table-cell>
          <table:table-cell office:value-type="float" office:value="11.485">
            <text:p>11.485</text:p>
          </table:table-cell>
          <table:table-cell table:formula="of:=[.$C$9]/[.C12]" office:value-type="float" office:value="7.76519890920757">
            <text:p>7.765198909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77.67">
            <text:p>77.67</text:p>
          </table:table-cell>
          <table:table-cell office:value-type="float" office:value="9.697">
            <text:p>9.697</text:p>
          </table:table-cell>
          <table:table-cell office:value-type="float" office:value="10.47">
            <text:p>10.47</text:p>
          </table:table-cell>
          <table:table-cell office:value-type="float" office:value="55.438">
            <text:p>55.438</text:p>
          </table:table-cell>
          <table:table-cell office:value-type="float" office:value="0.01">
            <text:p>0.01</text:p>
          </table:table-cell>
          <table:table-cell office:value-type="float" office:value="67.32">
            <text:p>67.32</text:p>
          </table:table-cell>
          <table:table-cell office:value-type="float" office:value="86.674">
            <text:p>86.674</text:p>
          </table:table-cell>
          <table:table-cell table:formula="of:=[.$C$9]/[.C13]" office:value-type="float" office:value="2.4930217587228">
            <text:p>2.4930217587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135.8">
            <text:p>135.8</text:p>
          </table:table-cell>
          <table:table-cell office:value-type="float" office:value="8.03">
            <text:p>8.03</text:p>
          </table:table-cell>
          <table:table-cell office:value-type="float" office:value="19.216">
            <text:p>19.216</text:p>
          </table:table-cell>
          <table:table-cell office:value-type="float" office:value="104.554">
            <text:p>104.554</text:p>
          </table:table-cell>
          <table:table-cell office:value-type="float" office:value="0.012">
            <text:p>0.012</text:p>
          </table:table-cell>
          <table:table-cell office:value-type="float" office:value="123.831">
            <text:p>123.831</text:p>
          </table:table-cell>
          <table:table-cell office:value-type="float" office:value="91.186">
            <text:p>91.186</text:p>
          </table:table-cell>
          <table:table-cell table:formula="of:=[.$C$9]/[.C14]" office:value-type="float" office:value="1.42586892488954">
            <text:p>1.425868924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5.035">
            <text:p>495.035</text:p>
          </table:table-cell>
          <table:table-cell office:value-type="float" office:value="7.404">
            <text:p>7.404</text:p>
          </table:table-cell>
          <table:table-cell office:value-type="float" office:value="40.076">
            <text:p>40.076</text:p>
          </table:table-cell>
          <table:table-cell office:value-type="float" office:value="414.059">
            <text:p>414.059</text:p>
          </table:table-cell>
          <table:table-cell office:value-type="float" office:value="0.018">
            <text:p>0.018</text:p>
          </table:table-cell>
          <table:table-cell office:value-type="float" office:value="486.789">
            <text:p>486.789</text:p>
          </table:table-cell>
          <table:table-cell office:value-type="float" office:value="98.334">
            <text:p>98.334</text:p>
          </table:table-cell>
          <table:table-cell table:formula="of:=[.$C$9]/[.C15]" office:value-type="float" office:value="0.391150120698536">
            <text:p>0.391150120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529.042">
            <text:p>529.042</text:p>
          </table:table-cell>
          <table:table-cell office:value-type="float" office:value="508.369">
            <text:p>508.369</text:p>
          </table:table-cell>
          <table:table-cell office:value-type="float" office:value="20.224">
            <text:p>20.224</text:p>
          </table:table-cell>
          <table:table-cell office:value-type="float" office:value="0.081">
            <text:p>0.081</text:p>
          </table:table-cell>
          <table:table-cell office:value-type="float" office:value="0.015">
            <text:p>0.015</text:p>
          </table:table-cell>
          <table:table-cell office:value-type="float" office:value="20.098">
            <text:p>20.098</text:p>
          </table:table-cell>
          <table:table-cell office:value-type="float" office:value="3.799">
            <text:p>3.799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69.459">
            <text:p>269.459</text:p>
          </table:table-cell>
          <table:table-cell office:value-type="float" office:value="250.746">
            <text:p>250.746</text:p>
          </table:table-cell>
          <table:table-cell office:value-type="float" office:value="18.306">
            <text:p>18.306</text:p>
          </table:table-cell>
          <table:table-cell office:value-type="float" office:value="0.131">
            <text:p>0.131</text:p>
          </table:table-cell>
          <table:table-cell office:value-type="float" office:value="0.007">
            <text:p>0.007</text:p>
          </table:table-cell>
          <table:table-cell office:value-type="float" office:value="18.402">
            <text:p>18.402</text:p>
          </table:table-cell>
          <table:table-cell office:value-type="float" office:value="6.829">
            <text:p>6.829</text:p>
          </table:table-cell>
          <table:table-cell table:formula="of:=[.$C$16]/[.C17]" office:value-type="float" office:value="1.96334878404507">
            <text:p>1.963348784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40.731">
            <text:p>140.731</text:p>
          </table:table-cell>
          <table:table-cell office:value-type="float" office:value="119.472">
            <text:p>119.472</text:p>
          </table:table-cell>
          <table:table-cell office:value-type="float" office:value="11.069">
            <text:p>11.069</text:p>
          </table:table-cell>
          <table:table-cell office:value-type="float" office:value="0.163">
            <text:p>0.163</text:p>
          </table:table-cell>
          <table:table-cell office:value-type="float" office:value="0.007">
            <text:p>0.007</text:p>
          </table:table-cell>
          <table:table-cell office:value-type="float" office:value="20.931">
            <text:p>20.931</text:p>
          </table:table-cell>
          <table:table-cell office:value-type="float" office:value="14.873">
            <text:p>14.873</text:p>
          </table:table-cell>
          <table:table-cell table:formula="of:=[.$C$16]/[.C18]" office:value-type="float" office:value="3.75924281075243">
            <text:p>3.759242810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6.768">
            <text:p>66.768</text:p>
          </table:table-cell>
          <table:table-cell office:value-type="float" office:value="56.279">
            <text:p>56.279</text:p>
          </table:table-cell>
          <table:table-cell office:value-type="float" office:value="6.471">
            <text:p>6.471</text:p>
          </table:table-cell>
          <table:table-cell office:value-type="float" office:value="0.187">
            <text:p>0.187</text:p>
          </table:table-cell>
          <table:table-cell office:value-type="float" office:value="0.008">
            <text:p>0.008</text:p>
          </table:table-cell>
          <table:table-cell office:value-type="float" office:value="10.243">
            <text:p>10.243</text:p>
          </table:table-cell>
          <table:table-cell office:value-type="float" office:value="15.341">
            <text:p>15.341</text:p>
          </table:table-cell>
          <table:table-cell table:formula="of:=[.$C$16]/[.C19]" office:value-type="float" office:value="7.92358614905344">
            <text:p>7.9235861491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2.587">
            <text:p>52.587</text:p>
          </table:table-cell>
          <table:table-cell office:value-type="float" office:value="28.627">
            <text:p>28.627</text:p>
          </table:table-cell>
          <table:table-cell office:value-type="float" office:value="5.08">
            <text:p>5.08</text:p>
          </table:table-cell>
          <table:table-cell office:value-type="float" office:value="1.643">
            <text:p>1.643</text:p>
          </table:table-cell>
          <table:table-cell office:value-type="float" office:value="0.008">
            <text:p>0.008</text:p>
          </table:table-cell>
          <table:table-cell office:value-type="float" office:value="23.703">
            <text:p>23.703</text:p>
          </table:table-cell>
          <table:table-cell office:value-type="float" office:value="45.073">
            <text:p>45.073</text:p>
          </table:table-cell>
          <table:table-cell table:formula="of:=[.$C$16]/[.C20]" office:value-type="float" office:value="10.0603190902695">
            <text:p>10.060319090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440.77">
            <text:p>440.77</text:p>
          </table:table-cell>
          <table:table-cell office:value-type="float" office:value="18.692">
            <text:p>18.692</text:p>
          </table:table-cell>
          <table:table-cell office:value-type="float" office:value="61.198">
            <text:p>61.198</text:p>
          </table:table-cell>
          <table:table-cell office:value-type="float" office:value="316.08">
            <text:p>316.08</text:p>
          </table:table-cell>
          <table:table-cell office:value-type="float" office:value="0.022">
            <text:p>0.022</text:p>
          </table:table-cell>
          <table:table-cell office:value-type="float" office:value="413.191">
            <text:p>413.191</text:p>
          </table:table-cell>
          <table:table-cell office:value-type="float" office:value="93.743">
            <text:p>93.743</text:p>
          </table:table-cell>
          <table:table-cell table:formula="of:=[.$C$16]/[.C21]" office:value-type="float" office:value="1.20026771331987">
            <text:p>1.2002677133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525.364">
            <text:p>525.364</text:p>
          </table:table-cell>
          <table:table-cell office:value-type="float" office:value="18.442">
            <text:p>18.442</text:p>
          </table:table-cell>
          <table:table-cell office:value-type="float" office:value="78.965">
            <text:p>78.965</text:p>
          </table:table-cell>
          <table:table-cell office:value-type="float" office:value="427.637">
            <text:p>427.637</text:p>
          </table:table-cell>
          <table:table-cell office:value-type="float" office:value="0.021">
            <text:p>0.021</text:p>
          </table:table-cell>
          <table:table-cell office:value-type="float" office:value="506.062">
            <text:p>506.062</text:p>
          </table:table-cell>
          <table:table-cell office:value-type="float" office:value="96.326">
            <text:p>96.326</text:p>
          </table:table-cell>
          <table:table-cell table:formula="of:=[.$C$16]/[.C22]" office:value-type="float" office:value="1.00700086035587">
            <text:p>1.007000860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107.855">
            <text:p>1107.855</text:p>
          </table:table-cell>
          <table:table-cell office:value-type="float" office:value="1069.396">
            <text:p>1069.396</text:p>
          </table:table-cell>
          <table:table-cell office:value-type="float" office:value="38.077">
            <text:p>38.077</text:p>
          </table:table-cell>
          <table:table-cell office:value-type="float" office:value="0.059">
            <text:p>0.059</text:p>
          </table:table-cell>
          <table:table-cell office:value-type="float" office:value="0.008">
            <text:p>0.008</text:p>
          </table:table-cell>
          <table:table-cell office:value-type="float" office:value="38.07">
            <text:p>38.07</text:p>
          </table:table-cell>
          <table:table-cell office:value-type="float" office:value="3.436">
            <text:p>3.43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73.417">
            <text:p>573.417</text:p>
          </table:table-cell>
          <table:table-cell office:value-type="float" office:value="521.761">
            <text:p>521.761</text:p>
          </table:table-cell>
          <table:table-cell office:value-type="float" office:value="39.997">
            <text:p>39.997</text:p>
          </table:table-cell>
          <table:table-cell office:value-type="float" office:value="0.143">
            <text:p>0.143</text:p>
          </table:table-cell>
          <table:table-cell office:value-type="float" office:value="0.011">
            <text:p>0.011</text:p>
          </table:table-cell>
          <table:table-cell office:value-type="float" office:value="51.244">
            <text:p>51.244</text:p>
          </table:table-cell>
          <table:table-cell office:value-type="float" office:value="8.937">
            <text:p>8.937</text:p>
          </table:table-cell>
          <table:table-cell table:formula="of:=[.$C$23]/[.C24]" office:value-type="float" office:value="1.93202329194984">
            <text:p>1.932023291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86.622">
            <text:p>286.622</text:p>
          </table:table-cell>
          <table:table-cell office:value-type="float" office:value="240.105">
            <text:p>240.105</text:p>
          </table:table-cell>
          <table:table-cell office:value-type="float" office:value="22.699">
            <text:p>22.699</text:p>
          </table:table-cell>
          <table:table-cell office:value-type="float" office:value="0.159">
            <text:p>0.159</text:p>
          </table:table-cell>
          <table:table-cell office:value-type="float" office:value="0.008">
            <text:p>0.008</text:p>
          </table:table-cell>
          <table:table-cell office:value-type="float" office:value="45.988">
            <text:p>45.988</text:p>
          </table:table-cell>
          <table:table-cell office:value-type="float" office:value="16.045">
            <text:p>16.045</text:p>
          </table:table-cell>
          <table:table-cell table:formula="of:=[.$C$23]/[.C25]" office:value-type="float" office:value="3.86521271919113">
            <text:p>3.865212719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5.2">
            <text:p>135.2</text:p>
          </table:table-cell>
          <table:table-cell office:value-type="float" office:value="114.25">
            <text:p>114.25</text:p>
          </table:table-cell>
          <table:table-cell office:value-type="float" office:value="12.617">
            <text:p>12.617</text:p>
          </table:table-cell>
          <table:table-cell office:value-type="float" office:value="0.159">
            <text:p>0.159</text:p>
          </table:table-cell>
          <table:table-cell office:value-type="float" office:value="0.01">
            <text:p>0.01</text:p>
          </table:table-cell>
          <table:table-cell office:value-type="float" office:value="20.622">
            <text:p>20.622</text:p>
          </table:table-cell>
          <table:table-cell office:value-type="float" office:value="15.253">
            <text:p>15.253</text:p>
          </table:table-cell>
          <table:table-cell table:formula="of:=[.$C$23]/[.C26]" office:value-type="float" office:value="8.19419378698225">
            <text:p>8.19419378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0.86">
            <text:p>90.86</text:p>
          </table:table-cell>
          <table:table-cell office:value-type="float" office:value="67.831">
            <text:p>67.831</text:p>
          </table:table-cell>
          <table:table-cell office:value-type="float" office:value="11.1">
            <text:p>11.1</text:p>
          </table:table-cell>
          <table:table-cell office:value-type="float" office:value="8.948">
            <text:p>8.948</text:p>
          </table:table-cell>
          <table:table-cell office:value-type="float" office:value="0.009">
            <text:p>0.009</text:p>
          </table:table-cell>
          <table:table-cell office:value-type="float" office:value="22.403">
            <text:p>22.403</text:p>
          </table:table-cell>
          <table:table-cell office:value-type="float" office:value="24.657">
            <text:p>24.657</text:p>
          </table:table-cell>
          <table:table-cell table:formula="of:=[.$C$23]/[.C27]" office:value-type="float" office:value="12.1929892141757">
            <text:p>12.1929892142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480.312">
            <text:p>480.312</text:p>
          </table:table-cell>
          <table:table-cell office:value-type="float" office:value="52.572">
            <text:p>52.572</text:p>
          </table:table-cell>
          <table:table-cell office:value-type="float" office:value="68.361">
            <text:p>68.361</text:p>
          </table:table-cell>
          <table:table-cell office:value-type="float" office:value="344.21">
            <text:p>344.21</text:p>
          </table:table-cell>
          <table:table-cell office:value-type="float" office:value="0.015">
            <text:p>0.015</text:p>
          </table:table-cell>
          <table:table-cell office:value-type="float" office:value="401.428">
            <text:p>401.428</text:p>
          </table:table-cell>
          <table:table-cell office:value-type="float" office:value="83.576">
            <text:p>83.576</text:p>
          </table:table-cell>
          <table:table-cell table:formula="of:=[.$C$23]/[.C28]" office:value-type="float" office:value="2.30653200419727">
            <text:p>2.306532004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18.13">
            <text:p>518.13</text:p>
          </table:table-cell>
          <table:table-cell office:value-type="float" office:value="36.733">
            <text:p>36.733</text:p>
          </table:table-cell>
          <table:table-cell office:value-type="float" office:value="147.926">
            <text:p>147.926</text:p>
          </table:table-cell>
          <table:table-cell office:value-type="float" office:value="333.107">
            <text:p>333.107</text:p>
          </table:table-cell>
          <table:table-cell office:value-type="float" office:value="0.022">
            <text:p>0.022</text:p>
          </table:table-cell>
          <table:table-cell office:value-type="float" office:value="480.365">
            <text:p>480.365</text:p>
          </table:table-cell>
          <table:table-cell office:value-type="float" office:value="92.711">
            <text:p>92.711</text:p>
          </table:table-cell>
          <table:table-cell table:formula="of:=[.$C$23]/[.C29]" office:value-type="float" office:value="2.13817960743443">
            <text:p>2.138179607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260.005">
            <text:p>2260.005</text:p>
          </table:table-cell>
          <table:table-cell office:value-type="float" office:value="2183.415">
            <text:p>2183.415</text:p>
          </table:table-cell>
          <table:table-cell office:value-type="float" office:value="76.012">
            <text:p>76.012</text:p>
          </table:table-cell>
          <table:table-cell office:value-type="float" office:value="0.087">
            <text:p>0.087</text:p>
          </table:table-cell>
          <table:table-cell office:value-type="float" office:value="0.014">
            <text:p>0.014</text:p>
          </table:table-cell>
          <table:table-cell office:value-type="float" office:value="76.02">
            <text:p>76.02</text:p>
          </table:table-cell>
          <table:table-cell office:value-type="float" office:value="3.364">
            <text:p>3.364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76.873">
            <text:p>1176.873</text:p>
          </table:table-cell>
          <table:table-cell office:value-type="float" office:value="1099.218">
            <text:p>1099.218</text:p>
          </table:table-cell>
          <table:table-cell office:value-type="float" office:value="77.058">
            <text:p>77.058</text:p>
          </table:table-cell>
          <table:table-cell office:value-type="float" office:value="0.199">
            <text:p>0.199</text:p>
          </table:table-cell>
          <table:table-cell office:value-type="float" office:value="0.013">
            <text:p>0.013</text:p>
          </table:table-cell>
          <table:table-cell office:value-type="float" office:value="77.214">
            <text:p>77.214</text:p>
          </table:table-cell>
          <table:table-cell office:value-type="float" office:value="6.561">
            <text:p>6.561</text:p>
          </table:table-cell>
          <table:table-cell table:formula="of:=[.$C$30]/[.C31]" office:value-type="float" office:value="1.92034739517348">
            <text:p>1.9203473952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84.01">
            <text:p>584.01</text:p>
          </table:table-cell>
          <table:table-cell office:value-type="float" office:value="517.709">
            <text:p>517.709</text:p>
          </table:table-cell>
          <table:table-cell office:value-type="float" office:value="48.38">
            <text:p>48.38</text:p>
          </table:table-cell>
          <table:table-cell office:value-type="float" office:value="0.194">
            <text:p>0.194</text:p>
          </table:table-cell>
          <table:table-cell office:value-type="float" office:value="0.012">
            <text:p>0.012</text:p>
          </table:table-cell>
          <table:table-cell office:value-type="float" office:value="65.856">
            <text:p>65.856</text:p>
          </table:table-cell>
          <table:table-cell office:value-type="float" office:value="11.277">
            <text:p>11.277</text:p>
          </table:table-cell>
          <table:table-cell table:formula="of:=[.$C$30]/[.C32]" office:value-type="float" office:value="3.86980531155288">
            <text:p>3.8698053116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311.718">
            <text:p>311.718</text:p>
          </table:table-cell>
          <table:table-cell office:value-type="float" office:value="234.991">
            <text:p>234.991</text:p>
          </table:table-cell>
          <table:table-cell office:value-type="float" office:value="25.485">
            <text:p>25.485</text:p>
          </table:table-cell>
          <table:table-cell office:value-type="float" office:value="0.264">
            <text:p>0.264</text:p>
          </table:table-cell>
          <table:table-cell office:value-type="float" office:value="0.01">
            <text:p>0.01</text:p>
          </table:table-cell>
          <table:table-cell office:value-type="float" office:value="76.335">
            <text:p>76.335</text:p>
          </table:table-cell>
          <table:table-cell office:value-type="float" office:value="24.489">
            <text:p>24.489</text:p>
          </table:table-cell>
          <table:table-cell table:formula="of:=[.$C$30]/[.C33]" office:value-type="float" office:value="7.25015879737455">
            <text:p>7.2501587974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93.741">
            <text:p>193.741</text:p>
          </table:table-cell>
          <table:table-cell office:value-type="float" office:value="144.427">
            <text:p>144.427</text:p>
          </table:table-cell>
          <table:table-cell office:value-type="float" office:value="24.429">
            <text:p>24.429</text:p>
          </table:table-cell>
          <table:table-cell office:value-type="float" office:value="21.867">
            <text:p>21.867</text:p>
          </table:table-cell>
          <table:table-cell office:value-type="float" office:value="0.01">
            <text:p>0.01</text:p>
          </table:table-cell>
          <table:table-cell office:value-type="float" office:value="48.773">
            <text:p>48.773</text:p>
          </table:table-cell>
          <table:table-cell office:value-type="float" office:value="25.174">
            <text:p>25.174</text:p>
          </table:table-cell>
          <table:table-cell table:formula="of:=[.$C$30]/[.C34]" office:value-type="float" office:value="11.6650837974409">
            <text:p>11.665083797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16.765">
            <text:p>716.765</text:p>
          </table:table-cell>
          <table:table-cell office:value-type="float" office:value="78.662">
            <text:p>78.662</text:p>
          </table:table-cell>
          <table:table-cell office:value-type="float" office:value="156.733">
            <text:p>156.733</text:p>
          </table:table-cell>
          <table:table-cell office:value-type="float" office:value="345.368">
            <text:p>345.368</text:p>
          </table:table-cell>
          <table:table-cell office:value-type="float" office:value="0.017">
            <text:p>0.017</text:p>
          </table:table-cell>
          <table:table-cell office:value-type="float" office:value="607.244">
            <text:p>607.244</text:p>
          </table:table-cell>
          <table:table-cell office:value-type="float" office:value="84.72">
            <text:p>84.72</text:p>
          </table:table-cell>
          <table:table-cell table:formula="of:=[.$C$30]/[.C35]" office:value-type="float" office:value="3.15306271930131">
            <text:p>3.1530627193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96.1">
            <text:p>1096.1</text:p>
          </table:table-cell>
          <table:table-cell office:value-type="float" office:value="71.843">
            <text:p>71.843</text:p>
          </table:table-cell>
          <table:table-cell office:value-type="float" office:value="377.059">
            <text:p>377.059</text:p>
          </table:table-cell>
          <table:table-cell office:value-type="float" office:value="646.804">
            <text:p>646.804</text:p>
          </table:table-cell>
          <table:table-cell office:value-type="float" office:value="0.027">
            <text:p>0.027</text:p>
          </table:table-cell>
          <table:table-cell office:value-type="float" office:value="1023.19">
            <text:p>1023.19</text:p>
          </table:table-cell>
          <table:table-cell office:value-type="float" office:value="93.348">
            <text:p>93.348</text:p>
          </table:table-cell>
          <table:table-cell table:formula="of:=[.$C$30]/[.C36]" office:value-type="float" office:value="2.06186023173068">
            <text:p>2.0618602317</text:p>
          </table:table-cell>
          <table:table-cell table:number-columns-repeated="1014"/>
        </table:table-row>
      </table:table>
      <table:table table:name="Benchmark -O3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87.128">
            <text:p>87.128</text:p>
          </table:table-cell>
          <table:table-cell office:value-type="float" office:value="83.073">
            <text:p>83.073</text:p>
          </table:table-cell>
          <table:table-cell office:value-type="float" office:value="3.826">
            <text:p>3.826</text:p>
          </table:table-cell>
          <table:table-cell office:value-type="float" office:value="0.074">
            <text:p>0.074</text:p>
          </table:table-cell>
          <table:table-cell office:value-type="float" office:value="0.014">
            <text:p>0.014</text:p>
          </table:table-cell>
          <table:table-cell office:value-type="float" office:value="3.827">
            <text:p>3.827</text:p>
          </table:table-cell>
          <table:table-cell office:value-type="float" office:value="4.392">
            <text:p>4.392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6.618">
            <text:p>46.618</text:p>
          </table:table-cell>
          <table:table-cell office:value-type="float" office:value="40.409">
            <text:p>40.409</text:p>
          </table:table-cell>
          <table:table-cell office:value-type="float" office:value="4">
            <text:p>4</text:p>
          </table:table-cell>
          <table:table-cell office:value-type="float" office:value="0.159">
            <text:p>0.159</text:p>
          </table:table-cell>
          <table:table-cell office:value-type="float" office:value="0.011">
            <text:p>0.011</text:p>
          </table:table-cell>
          <table:table-cell office:value-type="float" office:value="5.812">
            <text:p>5.812</text:p>
          </table:table-cell>
          <table:table-cell office:value-type="float" office:value="12.467">
            <text:p>12.467</text:p>
          </table:table-cell>
          <table:table-cell table:formula="of:=[.$C$2]/[.C3]" office:value-type="float" office:value="1.86897764811875">
            <text:p>1.8689776481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22.577">
            <text:p>22.577</text:p>
          </table:table-cell>
          <table:table-cell office:value-type="float" office:value="19.425">
            <text:p>19.425</text:p>
          </table:table-cell>
          <table:table-cell office:value-type="float" office:value="2.264">
            <text:p>2.264</text:p>
          </table:table-cell>
          <table:table-cell office:value-type="float" office:value="0.167">
            <text:p>0.167</text:p>
          </table:table-cell>
          <table:table-cell office:value-type="float" office:value="0.011">
            <text:p>0.011</text:p>
          </table:table-cell>
          <table:table-cell office:value-type="float" office:value="2.976">
            <text:p>2.976</text:p>
          </table:table-cell>
          <table:table-cell office:value-type="float" office:value="13.181">
            <text:p>13.181</text:p>
          </table:table-cell>
          <table:table-cell table:formula="of:=[.$C$2]/[.C4]" office:value-type="float" office:value="3.85914869114586">
            <text:p>3.8591486911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304">
            <text:p>12.304</text:p>
          </table:table-cell>
          <table:table-cell office:value-type="float" office:value="9.005">
            <text:p>9.005</text:p>
          </table:table-cell>
          <table:table-cell office:value-type="float" office:value="1.735">
            <text:p>1.735</text:p>
          </table:table-cell>
          <table:table-cell office:value-type="float" office:value="0.232">
            <text:p>0.232</text:p>
          </table:table-cell>
          <table:table-cell office:value-type="float" office:value="0.014">
            <text:p>0.014</text:p>
          </table:table-cell>
          <table:table-cell office:value-type="float" office:value="3.122">
            <text:p>3.122</text:p>
          </table:table-cell>
          <table:table-cell office:value-type="float" office:value="25.371">
            <text:p>25.371</text:p>
          </table:table-cell>
          <table:table-cell table:formula="of:=[.$C$2]/[.C5]" office:value-type="float" office:value="7.08127438231469">
            <text:p>7.081274382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61.38">
            <text:p>61.38</text:p>
          </table:table-cell>
          <table:table-cell office:value-type="float" office:value="4.408">
            <text:p>4.408</text:p>
          </table:table-cell>
          <table:table-cell office:value-type="float" office:value="8.236">
            <text:p>8.236</text:p>
          </table:table-cell>
          <table:table-cell office:value-type="float" office:value="48.619">
            <text:p>48.619</text:p>
          </table:table-cell>
          <table:table-cell office:value-type="float" office:value="0.01">
            <text:p>0.01</text:p>
          </table:table-cell>
          <table:table-cell office:value-type="float" office:value="54.252">
            <text:p>54.252</text:p>
          </table:table-cell>
          <table:table-cell office:value-type="float" office:value="88.387">
            <text:p>88.387</text:p>
          </table:table-cell>
          <table:table-cell table:formula="of:=[.$C$2]/[.C6]" office:value-type="float" office:value="1.41948517432388">
            <text:p>1.419485174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24.981">
            <text:p>124.981</text:p>
          </table:table-cell>
          <table:table-cell office:value-type="float" office:value="2.372">
            <text:p>2.372</text:p>
          </table:table-cell>
          <table:table-cell office:value-type="float" office:value="10.958">
            <text:p>10.958</text:p>
          </table:table-cell>
          <table:table-cell office:value-type="float" office:value="106.247">
            <text:p>106.247</text:p>
          </table:table-cell>
          <table:table-cell office:value-type="float" office:value="0.014">
            <text:p>0.014</text:p>
          </table:table-cell>
          <table:table-cell office:value-type="float" office:value="122.197">
            <text:p>122.197</text:p>
          </table:table-cell>
          <table:table-cell office:value-type="float" office:value="97.773">
            <text:p>97.773</text:p>
          </table:table-cell>
          <table:table-cell table:formula="of:=[.$C$2]/[.C7]" office:value-type="float" office:value="0.697129963754491">
            <text:p>0.6971299638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335.704">
            <text:p>335.704</text:p>
          </table:table-cell>
          <table:table-cell office:value-type="float" office:value="4.002">
            <text:p>4.002</text:p>
          </table:table-cell>
          <table:table-cell office:value-type="float" office:value="1.095">
            <text:p>1.095</text:p>
          </table:table-cell>
          <table:table-cell office:value-type="float" office:value="303.414">
            <text:p>303.414</text:p>
          </table:table-cell>
          <table:table-cell office:value-type="float" office:value="0.022">
            <text:p>0.022</text:p>
          </table:table-cell>
          <table:table-cell office:value-type="float" office:value="330.948">
            <text:p>330.948</text:p>
          </table:table-cell>
          <table:table-cell office:value-type="float" office:value="98.583">
            <text:p>98.583</text:p>
          </table:table-cell>
          <table:table-cell table:formula="of:=[.$C$2]/[.C8]" office:value-type="float" office:value="0.259538164573553">
            <text:p>0.259538164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83.08">
            <text:p>183.08</text:p>
          </table:table-cell>
          <table:table-cell office:value-type="float" office:value="175.751">
            <text:p>175.751</text:p>
          </table:table-cell>
          <table:table-cell office:value-type="float" office:value="7.122">
            <text:p>7.12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7.122">
            <text:p>7.122</text:p>
          </table:table-cell>
          <table:table-cell office:value-type="float" office:value="3.89">
            <text:p>3.89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2.664">
            <text:p>92.664</text:p>
          </table:table-cell>
          <table:table-cell office:value-type="float" office:value="84.844">
            <text:p>84.844</text:p>
          </table:table-cell>
          <table:table-cell office:value-type="float" office:value="7.352">
            <text:p>7.352</text:p>
          </table:table-cell>
          <table:table-cell office:value-type="float" office:value="0.123">
            <text:p>0.123</text:p>
          </table:table-cell>
          <table:table-cell office:value-type="float" office:value="0.008">
            <text:p>0.008</text:p>
          </table:table-cell>
          <table:table-cell office:value-type="float" office:value="7.607">
            <text:p>7.607</text:p>
          </table:table-cell>
          <table:table-cell office:value-type="float" office:value="8.21">
            <text:p>8.21</text:p>
          </table:table-cell>
          <table:table-cell table:formula="of:=[.$C$9]/[.C10]" office:value-type="float" office:value="1.97574030907364">
            <text:p>1.9757403091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7.084">
            <text:p>47.084</text:p>
          </table:table-cell>
          <table:table-cell office:value-type="float" office:value="42.157">
            <text:p>42.157</text:p>
          </table:table-cell>
          <table:table-cell office:value-type="float" office:value="4.544">
            <text:p>4.544</text:p>
          </table:table-cell>
          <table:table-cell office:value-type="float" office:value="0.137">
            <text:p>0.137</text:p>
          </table:table-cell>
          <table:table-cell office:value-type="float" office:value="0.012">
            <text:p>0.012</text:p>
          </table:table-cell>
          <table:table-cell office:value-type="float" office:value="4.743">
            <text:p>4.743</text:p>
          </table:table-cell>
          <table:table-cell office:value-type="float" office:value="10.074">
            <text:p>10.074</text:p>
          </table:table-cell>
          <table:table-cell table:formula="of:=[.$C$9]/[.C11]" office:value-type="float" office:value="3.88836972219862">
            <text:p>3.8883697222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3.901">
            <text:p>23.901</text:p>
          </table:table-cell>
          <table:table-cell office:value-type="float" office:value="20.873">
            <text:p>20.873</text:p>
          </table:table-cell>
          <table:table-cell office:value-type="float" office:value="2.699">
            <text:p>2.699</text:p>
          </table:table-cell>
          <table:table-cell office:value-type="float" office:value="0.178">
            <text:p>0.178</text:p>
          </table:table-cell>
          <table:table-cell office:value-type="float" office:value="0.009">
            <text:p>0.009</text:p>
          </table:table-cell>
          <table:table-cell office:value-type="float" office:value="2.825">
            <text:p>2.825</text:p>
          </table:table-cell>
          <table:table-cell office:value-type="float" office:value="11.82">
            <text:p>11.82</text:p>
          </table:table-cell>
          <table:table-cell table:formula="of:=[.$C$9]/[.C12]" office:value-type="float" office:value="7.65993054683905">
            <text:p>7.659930546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82.349">
            <text:p>82.349</text:p>
          </table:table-cell>
          <table:table-cell office:value-type="float" office:value="9.343">
            <text:p>9.343</text:p>
          </table:table-cell>
          <table:table-cell office:value-type="float" office:value="14.628">
            <text:p>14.628</text:p>
          </table:table-cell>
          <table:table-cell office:value-type="float" office:value="54.156">
            <text:p>54.156</text:p>
          </table:table-cell>
          <table:table-cell office:value-type="float" office:value="0.013">
            <text:p>0.013</text:p>
          </table:table-cell>
          <table:table-cell office:value-type="float" office:value="72.65">
            <text:p>72.65</text:p>
          </table:table-cell>
          <table:table-cell office:value-type="float" office:value="88.222">
            <text:p>88.222</text:p>
          </table:table-cell>
          <table:table-cell table:formula="of:=[.$C$9]/[.C13]" office:value-type="float" office:value="2.2232206827041">
            <text:p>2.2232206827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98.55">
            <text:p>298.55</text:p>
          </table:table-cell>
          <table:table-cell office:value-type="float" office:value="8.845">
            <text:p>8.845</text:p>
          </table:table-cell>
          <table:table-cell office:value-type="float" office:value="12.779">
            <text:p>12.779</text:p>
          </table:table-cell>
          <table:table-cell office:value-type="float" office:value="226.855">
            <text:p>226.855</text:p>
          </table:table-cell>
          <table:table-cell office:value-type="float" office:value="0.013">
            <text:p>0.013</text:p>
          </table:table-cell>
          <table:table-cell office:value-type="float" office:value="275.234">
            <text:p>275.234</text:p>
          </table:table-cell>
          <table:table-cell office:value-type="float" office:value="92.19">
            <text:p>92.19</text:p>
          </table:table-cell>
          <table:table-cell table:formula="of:=[.$C$9]/[.C14]" office:value-type="float" office:value="0.613230614637414">
            <text:p>0.613230614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3.53">
            <text:p>493.53</text:p>
          </table:table-cell>
          <table:table-cell office:value-type="float" office:value="5.019">
            <text:p>5.019</text:p>
          </table:table-cell>
          <table:table-cell office:value-type="float" office:value="37.627">
            <text:p>37.627</text:p>
          </table:table-cell>
          <table:table-cell office:value-type="float" office:value="446.263">
            <text:p>446.263</text:p>
          </table:table-cell>
          <table:table-cell office:value-type="float" office:value="0.022">
            <text:p>0.022</text:p>
          </table:table-cell>
          <table:table-cell office:value-type="float" office:value="483.92">
            <text:p>483.92</text:p>
          </table:table-cell>
          <table:table-cell office:value-type="float" office:value="98.053">
            <text:p>98.053</text:p>
          </table:table-cell>
          <table:table-cell table:formula="of:=[.$C$9]/[.C15]" office:value-type="float" office:value="0.370960225315584">
            <text:p>0.3709602253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3.047">
            <text:p>493.047</text:p>
          </table:table-cell>
          <table:table-cell office:value-type="float" office:value="475.459">
            <text:p>475.459</text:p>
          </table:table-cell>
          <table:table-cell office:value-type="float" office:value="17.302">
            <text:p>17.302</text:p>
          </table:table-cell>
          <table:table-cell office:value-type="float" office:value="0.063">
            <text:p>0.063</text:p>
          </table:table-cell>
          <table:table-cell office:value-type="float" office:value="0.011">
            <text:p>0.011</text:p>
          </table:table-cell>
          <table:table-cell office:value-type="float" office:value="17.301">
            <text:p>17.301</text:p>
          </table:table-cell>
          <table:table-cell office:value-type="float" office:value="3.509">
            <text:p>3.509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53.17">
            <text:p>253.17</text:p>
          </table:table-cell>
          <table:table-cell office:value-type="float" office:value="233.078">
            <text:p>233.078</text:p>
          </table:table-cell>
          <table:table-cell office:value-type="float" office:value="19.744">
            <text:p>19.744</text:p>
          </table:table-cell>
          <table:table-cell office:value-type="float" office:value="0.142">
            <text:p>0.142</text:p>
          </table:table-cell>
          <table:table-cell office:value-type="float" office:value="0.012">
            <text:p>0.012</text:p>
          </table:table-cell>
          <table:table-cell office:value-type="float" office:value="19.853">
            <text:p>19.853</text:p>
          </table:table-cell>
          <table:table-cell office:value-type="float" office:value="7.842">
            <text:p>7.842</text:p>
          </table:table-cell>
          <table:table-cell table:formula="of:=[.$C$16]/[.C17]" office:value-type="float" office:value="1.94749377888375">
            <text:p>1.947493778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30.895">
            <text:p>130.895</text:p>
          </table:table-cell>
          <table:table-cell office:value-type="float" office:value="114.689">
            <text:p>114.689</text:p>
          </table:table-cell>
          <table:table-cell office:value-type="float" office:value="10.876">
            <text:p>10.876</text:p>
          </table:table-cell>
          <table:table-cell office:value-type="float" office:value="0.155">
            <text:p>0.155</text:p>
          </table:table-cell>
          <table:table-cell office:value-type="float" office:value="0.009">
            <text:p>0.009</text:p>
          </table:table-cell>
          <table:table-cell office:value-type="float" office:value="15.959">
            <text:p>15.959</text:p>
          </table:table-cell>
          <table:table-cell office:value-type="float" office:value="12.192">
            <text:p>12.192</text:p>
          </table:table-cell>
          <table:table-cell table:formula="of:=[.$C$16]/[.C18]" office:value-type="float" office:value="3.76673669735284">
            <text:p>3.7667366974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3.61">
            <text:p>63.61</text:p>
          </table:table-cell>
          <table:table-cell office:value-type="float" office:value="53.76">
            <text:p>53.76</text:p>
          </table:table-cell>
          <table:table-cell office:value-type="float" office:value="6.222">
            <text:p>6.222</text:p>
          </table:table-cell>
          <table:table-cell office:value-type="float" office:value="0.189">
            <text:p>0.189</text:p>
          </table:table-cell>
          <table:table-cell office:value-type="float" office:value="0.009">
            <text:p>0.009</text:p>
          </table:table-cell>
          <table:table-cell office:value-type="float" office:value="9.667">
            <text:p>9.667</text:p>
          </table:table-cell>
          <table:table-cell office:value-type="float" office:value="15.197">
            <text:p>15.197</text:p>
          </table:table-cell>
          <table:table-cell table:formula="of:=[.$C$16]/[.C19]" office:value-type="float" office:value="7.75109259550385">
            <text:p>7.7510925955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5.97">
            <text:p>55.97</text:p>
          </table:table-cell>
          <table:table-cell office:value-type="float" office:value="31.611">
            <text:p>31.611</text:p>
          </table:table-cell>
          <table:table-cell office:value-type="float" office:value="12.097">
            <text:p>12.097</text:p>
          </table:table-cell>
          <table:table-cell office:value-type="float" office:value="9.964">
            <text:p>9.964</text:p>
          </table:table-cell>
          <table:table-cell office:value-type="float" office:value="0.017">
            <text:p>0.017</text:p>
          </table:table-cell>
          <table:table-cell office:value-type="float" office:value="23.665">
            <text:p>23.665</text:p>
          </table:table-cell>
          <table:table-cell office:value-type="float" office:value="42.281">
            <text:p>42.281</text:p>
          </table:table-cell>
          <table:table-cell table:formula="of:=[.$C$16]/[.C20]" office:value-type="float" office:value="8.80912989101304">
            <text:p>8.80912989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349.617">
            <text:p>349.617</text:p>
          </table:table-cell>
          <table:table-cell office:value-type="float" office:value="23.125">
            <text:p>23.125</text:p>
          </table:table-cell>
          <table:table-cell office:value-type="float" office:value="34.377">
            <text:p>34.377</text:p>
          </table:table-cell>
          <table:table-cell office:value-type="float" office:value="283.82">
            <text:p>283.82</text:p>
          </table:table-cell>
          <table:table-cell office:value-type="float" office:value="0.015">
            <text:p>0.015</text:p>
          </table:table-cell>
          <table:table-cell office:value-type="float" office:value="284.822">
            <text:p>284.822</text:p>
          </table:table-cell>
          <table:table-cell office:value-type="float" office:value="81.467">
            <text:p>81.467</text:p>
          </table:table-cell>
          <table:table-cell table:formula="of:=[.$C$16]/[.C21]" office:value-type="float" office:value="1.4102489295429">
            <text:p>1.410248929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51.272">
            <text:p>251.272</text:p>
          </table:table-cell>
          <table:table-cell office:value-type="float" office:value="9.168">
            <text:p>9.168</text:p>
          </table:table-cell>
          <table:table-cell office:value-type="float" office:value="28.119">
            <text:p>28.119</text:p>
          </table:table-cell>
          <table:table-cell office:value-type="float" office:value="198.07">
            <text:p>198.07</text:p>
          </table:table-cell>
          <table:table-cell office:value-type="float" office:value="0.015">
            <text:p>0.015</text:p>
          </table:table-cell>
          <table:table-cell office:value-type="float" office:value="239.919">
            <text:p>239.919</text:p>
          </table:table-cell>
          <table:table-cell office:value-type="float" office:value="95.482">
            <text:p>95.482</text:p>
          </table:table-cell>
          <table:table-cell table:formula="of:=[.$C$16]/[.C22]" office:value-type="float" office:value="1.96220430449871">
            <text:p>1.9622043045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050.569">
            <text:p>1050.569</text:p>
          </table:table-cell>
          <table:table-cell office:value-type="float" office:value="1012.003">
            <text:p>1012.003</text:p>
          </table:table-cell>
          <table:table-cell office:value-type="float" office:value="38.202">
            <text:p>38.202</text:p>
          </table:table-cell>
          <table:table-cell office:value-type="float" office:value="0.064">
            <text:p>0.064</text:p>
          </table:table-cell>
          <table:table-cell office:value-type="float" office:value="0.012">
            <text:p>0.012</text:p>
          </table:table-cell>
          <table:table-cell office:value-type="float" office:value="38.201">
            <text:p>38.201</text:p>
          </table:table-cell>
          <table:table-cell office:value-type="float" office:value="3.636">
            <text:p>3.63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50.189">
            <text:p>550.189</text:p>
          </table:table-cell>
          <table:table-cell office:value-type="float" office:value="489.954">
            <text:p>489.954</text:p>
          </table:table-cell>
          <table:table-cell office:value-type="float" office:value="36.972">
            <text:p>36.972</text:p>
          </table:table-cell>
          <table:table-cell office:value-type="float" office:value="0.117">
            <text:p>0.117</text:p>
          </table:table-cell>
          <table:table-cell office:value-type="float" office:value="0.01">
            <text:p>0.01</text:p>
          </table:table-cell>
          <table:table-cell office:value-type="float" office:value="59.923">
            <text:p>59.923</text:p>
          </table:table-cell>
          <table:table-cell office:value-type="float" office:value="10.891">
            <text:p>10.891</text:p>
          </table:table-cell>
          <table:table-cell table:formula="of:=[.$C$23]/[.C24]" office:value-type="float" office:value="1.90946929146166">
            <text:p>1.9094692915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69.836">
            <text:p>269.836</text:p>
          </table:table-cell>
          <table:table-cell office:value-type="float" office:value="228.803">
            <text:p>228.803</text:p>
          </table:table-cell>
          <table:table-cell office:value-type="float" office:value="23.014">
            <text:p>23.014</text:p>
          </table:table-cell>
          <table:table-cell office:value-type="float" office:value="0.144">
            <text:p>0.144</text:p>
          </table:table-cell>
          <table:table-cell office:value-type="float" office:value="0.007">
            <text:p>0.007</text:p>
          </table:table-cell>
          <table:table-cell office:value-type="float" office:value="40.715">
            <text:p>40.715</text:p>
          </table:table-cell>
          <table:table-cell office:value-type="float" office:value="15.089">
            <text:p>15.089</text:p>
          </table:table-cell>
          <table:table-cell table:formula="of:=[.$C$23]/[.C25]" office:value-type="float" office:value="3.89336115270016">
            <text:p>3.8933611527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26.519">
            <text:p>126.519</text:p>
          </table:table-cell>
          <table:table-cell office:value-type="float" office:value="108.969">
            <text:p>108.969</text:p>
          </table:table-cell>
          <table:table-cell office:value-type="float" office:value="12.542">
            <text:p>12.542</text:p>
          </table:table-cell>
          <table:table-cell office:value-type="float" office:value="0.186">
            <text:p>0.186</text:p>
          </table:table-cell>
          <table:table-cell office:value-type="float" office:value="0.01">
            <text:p>0.01</text:p>
          </table:table-cell>
          <table:table-cell office:value-type="float" office:value="17.309">
            <text:p>17.309</text:p>
          </table:table-cell>
          <table:table-cell office:value-type="float" office:value="13.681">
            <text:p>13.681</text:p>
          </table:table-cell>
          <table:table-cell table:formula="of:=[.$C$23]/[.C26]" office:value-type="float" office:value="8.30364609268173">
            <text:p>8.303646092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02.182">
            <text:p>102.182</text:p>
          </table:table-cell>
          <table:table-cell office:value-type="float" office:value="53.344">
            <text:p>53.344</text:p>
          </table:table-cell>
          <table:table-cell office:value-type="float" office:value="11.143">
            <text:p>11.143</text:p>
          </table:table-cell>
          <table:table-cell office:value-type="float" office:value="1.434">
            <text:p>1.434</text:p>
          </table:table-cell>
          <table:table-cell office:value-type="float" office:value="0.01">
            <text:p>0.01</text:p>
          </table:table-cell>
          <table:table-cell office:value-type="float" office:value="48.518">
            <text:p>48.518</text:p>
          </table:table-cell>
          <table:table-cell office:value-type="float" office:value="47.482">
            <text:p>47.482</text:p>
          </table:table-cell>
          <table:table-cell table:formula="of:=[.$C$23]/[.C27]" office:value-type="float" office:value="10.2813509228631">
            <text:p>10.281350922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577.284">
            <text:p>577.284</text:p>
          </table:table-cell>
          <table:table-cell office:value-type="float" office:value="44.704">
            <text:p>44.704</text:p>
          </table:table-cell>
          <table:table-cell office:value-type="float" office:value="97.91">
            <text:p>97.91</text:p>
          </table:table-cell>
          <table:table-cell office:value-type="float" office:value="295.709">
            <text:p>295.709</text:p>
          </table:table-cell>
          <table:table-cell office:value-type="float" office:value="0.013">
            <text:p>0.013</text:p>
          </table:table-cell>
          <table:table-cell office:value-type="float" office:value="531.796">
            <text:p>531.796</text:p>
          </table:table-cell>
          <table:table-cell office:value-type="float" office:value="92.12">
            <text:p>92.12</text:p>
          </table:table-cell>
          <table:table-cell table:formula="of:=[.$C$23]/[.C28]" office:value-type="float" office:value="1.81984776990182">
            <text:p>1.819847769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08.795">
            <text:p>408.795</text:p>
          </table:table-cell>
          <table:table-cell office:value-type="float" office:value="36.51">
            <text:p>36.51</text:p>
          </table:table-cell>
          <table:table-cell office:value-type="float" office:value="164.508">
            <text:p>164.508</text:p>
          </table:table-cell>
          <table:table-cell office:value-type="float" office:value="184.793">
            <text:p>184.793</text:p>
          </table:table-cell>
          <table:table-cell office:value-type="float" office:value="0.015">
            <text:p>0.015</text:p>
          </table:table-cell>
          <table:table-cell office:value-type="float" office:value="366.338">
            <text:p>366.338</text:p>
          </table:table-cell>
          <table:table-cell office:value-type="float" office:value="89.614">
            <text:p>89.614</text:p>
          </table:table-cell>
          <table:table-cell table:formula="of:=[.$C$23]/[.C29]" office:value-type="float" office:value="2.56991646179625">
            <text:p>2.569916461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118.72">
            <text:p>2118.72</text:p>
          </table:table-cell>
          <table:table-cell office:value-type="float" office:value="2050.748">
            <text:p>2050.748</text:p>
          </table:table-cell>
          <table:table-cell office:value-type="float" office:value="67.604">
            <text:p>67.604</text:p>
          </table:table-cell>
          <table:table-cell office:value-type="float" office:value="0.075">
            <text:p>0.075</text:p>
          </table:table-cell>
          <table:table-cell office:value-type="float" office:value="0.012">
            <text:p>0.012</text:p>
          </table:table-cell>
          <table:table-cell office:value-type="float" office:value="67.598">
            <text:p>67.598</text:p>
          </table:table-cell>
          <table:table-cell office:value-type="float" office:value="3.19">
            <text:p>3.1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28.031">
            <text:p>1128.031</text:p>
          </table:table-cell>
          <table:table-cell office:value-type="float" office:value="1047.792">
            <text:p>1047.792</text:p>
          </table:table-cell>
          <table:table-cell office:value-type="float" office:value="79.772">
            <text:p>79.772</text:p>
          </table:table-cell>
          <table:table-cell office:value-type="float" office:value="0.166">
            <text:p>0.166</text:p>
          </table:table-cell>
          <table:table-cell office:value-type="float" office:value="0.01">
            <text:p>0.01</text:p>
          </table:table-cell>
          <table:table-cell office:value-type="float" office:value="79.913">
            <text:p>79.913</text:p>
          </table:table-cell>
          <table:table-cell office:value-type="float" office:value="7.084">
            <text:p>7.084</text:p>
          </table:table-cell>
          <table:table-cell table:formula="of:=[.$C$30]/[.C31]" office:value-type="float" office:value="1.87824625387068">
            <text:p>1.8782462539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55.174">
            <text:p>555.174</text:p>
          </table:table-cell>
          <table:table-cell office:value-type="float" office:value="482.621">
            <text:p>482.621</text:p>
          </table:table-cell>
          <table:table-cell office:value-type="float" office:value="46.202">
            <text:p>46.202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72.214">
            <text:p>72.214</text:p>
          </table:table-cell>
          <table:table-cell office:value-type="float" office:value="13.007">
            <text:p>13.007</text:p>
          </table:table-cell>
          <table:table-cell table:formula="of:=[.$C$30]/[.C32]" office:value-type="float" office:value="3.81631704654757">
            <text:p>3.816317046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65.163">
            <text:p>265.163</text:p>
          </table:table-cell>
          <table:table-cell office:value-type="float" office:value="224.547">
            <text:p>224.547</text:p>
          </table:table-cell>
          <table:table-cell office:value-type="float" office:value="25.743">
            <text:p>25.743</text:p>
          </table:table-cell>
          <table:table-cell office:value-type="float" office:value="0.238">
            <text:p>0.238</text:p>
          </table:table-cell>
          <table:table-cell office:value-type="float" office:value="0.013">
            <text:p>0.013</text:p>
          </table:table-cell>
          <table:table-cell office:value-type="float" office:value="40.302">
            <text:p>40.302</text:p>
          </table:table-cell>
          <table:table-cell office:value-type="float" office:value="15.199">
            <text:p>15.199</text:p>
          </table:table-cell>
          <table:table-cell table:formula="of:=[.$C$30]/[.C33]" office:value-type="float" office:value="7.99025505066695">
            <text:p>7.9902550507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78.228">
            <text:p>178.228</text:p>
          </table:table-cell>
          <table:table-cell office:value-type="float" office:value="138.802">
            <text:p>138.802</text:p>
          </table:table-cell>
          <table:table-cell office:value-type="float" office:value="25.042">
            <text:p>25.042</text:p>
          </table:table-cell>
          <table:table-cell office:value-type="float" office:value="13.912">
            <text:p>13.912</text:p>
          </table:table-cell>
          <table:table-cell office:value-type="float" office:value="0.013">
            <text:p>0.013</text:p>
          </table:table-cell>
          <table:table-cell office:value-type="float" office:value="39.031">
            <text:p>39.031</text:p>
          </table:table-cell>
          <table:table-cell office:value-type="float" office:value="21.899">
            <text:p>21.899</text:p>
          </table:table-cell>
          <table:table-cell table:formula="of:=[.$C$30]/[.C34]" office:value-type="float" office:value="11.8876944138968">
            <text:p>11.887694413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84.43">
            <text:p>584.43</text:p>
          </table:table-cell>
          <table:table-cell office:value-type="float" office:value="71.594">
            <text:p>71.594</text:p>
          </table:table-cell>
          <table:table-cell office:value-type="float" office:value="198.279">
            <text:p>198.279</text:p>
          </table:table-cell>
          <table:table-cell office:value-type="float" office:value="304.738">
            <text:p>304.738</text:p>
          </table:table-cell>
          <table:table-cell office:value-type="float" office:value="0.017">
            <text:p>0.017</text:p>
          </table:table-cell>
          <table:table-cell office:value-type="float" office:value="506.7">
            <text:p>506.7</text:p>
          </table:table-cell>
          <table:table-cell office:value-type="float" office:value="86.7">
            <text:p>86.7</text:p>
          </table:table-cell>
          <table:table-cell table:formula="of:=[.$C$30]/[.C35]" office:value-type="float" office:value="3.62527590986089">
            <text:p>3.6252759099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48.803">
            <text:p>1048.803</text:p>
          </table:table-cell>
          <table:table-cell office:value-type="float" office:value="43.309">
            <text:p>43.309</text:p>
          </table:table-cell>
          <table:table-cell office:value-type="float" office:value="595.802">
            <text:p>595.802</text:p>
          </table:table-cell>
          <table:table-cell office:value-type="float" office:value="409.279">
            <text:p>409.279</text:p>
          </table:table-cell>
          <table:table-cell office:value-type="float" office:value="0.02">
            <text:p>0.02</text:p>
          </table:table-cell>
          <table:table-cell office:value-type="float" office:value="987.093">
            <text:p>987.093</text:p>
          </table:table-cell>
          <table:table-cell office:value-type="float" office:value="94.116">
            <text:p>94.116</text:p>
          </table:table-cell>
          <table:table-cell table:formula="of:=[.$C$30]/[.C36]" office:value-type="float" office:value="2.02013152136292">
            <text:p>2.0201315214</text:p>
          </table:table-cell>
          <table:table-cell table:number-columns-repeated="1014"/>
        </table:table-row>
      </table:table>
      <table:table table:name="Speedup -O0" table:style-name="ta1">
        <table:shapes>
          <draw:frame draw:z-index="0" draw:style-name="gr1" svg:width="9.6791in" svg:height="5.9925in" svg:x="0.0472in" svg:y="0.0382in">
            <draw:object draw:notify-on-update-of-ranges="'Benchmark -O0'.A2:'Benchmark -O0'.A8 'Benchmark -O0'.B2:'Benchmark -O0'.B2 'Benchmark -O0'.J2:'Benchmark -O0'.J8 'Benchmark -O0'.A9:'Benchmark -O0'.A15 'Benchmark -O0'.B9:'Benchmark -O0'.B9 'Benchmark -O0'.J9:'Benchmark -O0'.J15 'Benchmark -O0'.A16:'Benchmark -O0'.A22 'Benchmark -O0'.B16:'Benchmark -O0'.B16 'Benchmark -O0'.J16:'Benchmark -O0'.J22 'Benchmark -O0'.A23:'Benchmark -O0'.A29 'Benchmark -O0'.B23:'Benchmark -O0'.B23 'Benchmark -O0'.J23:'Benchmark -O0'.J29 'Benchmark -O0'.A30:'Benchmark -O0'.A36 'Benchmark -O0'.B30:'Benchmark -O0'.B30 'Benchmark -O0'.J30:'Benchmark -O0'.J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-O2" table:style-name="ta1">
        <table:shapes>
          <draw:frame draw:z-index="0" draw:style-name="gr1" svg:width="9.6791in" svg:height="5.9925in" svg:x="0.0472in" svg:y="0.0382in">
            <draw:object draw:notify-on-update-of-ranges="'Benchmark -O2'.A2:'Benchmark -O2'.A8 'Benchmark -O2'.B2:'Benchmark -O2'.B2 'Benchmark -O2'.J2:'Benchmark -O2'.J8 'Benchmark -O2'.A9:'Benchmark -O2'.A15 'Benchmark -O2'.B9:'Benchmark -O2'.B9 'Benchmark -O2'.J9:'Benchmark -O2'.J15 'Benchmark -O2'.A16:'Benchmark -O2'.A22 'Benchmark -O2'.B16:'Benchmark -O2'.B16 'Benchmark -O2'.J16:'Benchmark -O2'.J22 'Benchmark -O2'.A23:'Benchmark -O2'.A29 'Benchmark -O2'.B23:'Benchmark -O2'.B23 'Benchmark -O2'.J23:'Benchmark -O2'.J29 'Benchmark -O2'.A30:'Benchmark -O2'.A36 'Benchmark -O2'.B30:'Benchmark -O2'.B30 'Benchmark -O2'.J30:'Benchmark -O2'.J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-O3" table:style-name="ta1">
        <table:shapes>
          <draw:frame draw:z-index="0" draw:style-name="gr1" svg:width="9.6791in" svg:height="5.9925in" svg:x="0.0472in" svg:y="0.0382in">
            <draw:object draw:notify-on-update-of-ranges="'Benchmark -O3'.A2:'Benchmark -O3'.A8 'Benchmark -O3'.B2:'Benchmark -O3'.B2 'Benchmark -O3'.J2:'Benchmark -O3'.J8 'Benchmark -O3'.A9:'Benchmark -O3'.A15 'Benchmark -O3'.B9:'Benchmark -O3'.B9 'Benchmark -O3'.J9:'Benchmark -O3'.J15 'Benchmark -O3'.A16:'Benchmark -O3'.A22 'Benchmark -O3'.B16:'Benchmark -O3'.B16 'Benchmark -O3'.J16:'Benchmark -O3'.J22 'Benchmark -O3'.A23:'Benchmark -O3'.A29 'Benchmark -O3'.B23:'Benchmark -O3'.B23 'Benchmark -O3'.J23:'Benchmark -O3'.J29 'Benchmark -O3'.A30:'Benchmark -O3'.A36 'Benchmark -O3'.B30:'Benchmark -O3'.B30 'Benchmark -O3'.J30:'Benchmark -O3'.J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Allreduce -O0" table:style-name="ta1">
        <table:shapes>
          <draw:frame draw:z-index="0" draw:style-name="gr1" svg:width="9.6791in" svg:height="5.9925in" svg:x="0.0472in" svg:y="0.0382in">
            <draw:object draw:notify-on-update-of-ranges="'Benchmark Allreduce -O0'.A2:'Benchmark Allreduce -O0'.A8 'Benchmark Allreduce -O0'.B2:'Benchmark Allreduce -O0'.B2 'Benchmark Allreduce -O0'.J2:'Benchmark Allreduce -O0'.J8 'Benchmark Allreduce -O0'.A9:'Benchmark Allreduce -O0'.A15 'Benchmark Allreduce -O0'.B9:'Benchmark Allreduce -O0'.B9 'Benchmark Allreduce -O0'.J9:'Benchmark Allreduce -O0'.J15 'Benchmark Allreduce -O0'.A16:'Benchmark Allreduce -O0'.A22 'Benchmark Allreduce -O0'.B16:'Benchmark Allreduce -O0'.B16 'Benchmark Allreduce -O0'.J16:'Benchmark Allreduce -O0'.J22 'Benchmark Allreduce -O0'.A23:'Benchmark Allreduce -O0'.A29 'Benchmark Allreduce -O0'.B23:'Benchmark Allreduce -O0'.B23 'Benchmark Allreduce -O0'.J23:'Benchmark Allreduce -O0'.J29 'Benchmark Allreduce -O0'.A30:'Benchmark Allreduce -O0'.A36 'Benchmark Allreduce -O0'.B30:'Benchmark Allreduce -O0'.B30 'Benchmark Allreduce -O0'.J30:'Benchmark Allreduce -O0'.J3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Allreduce -O2" table:style-name="ta1">
        <table:shapes>
          <draw:frame draw:z-index="0" draw:style-name="gr1" svg:width="9.6791in" svg:height="5.9925in" svg:x="0.0472in" svg:y="0.0382in">
            <draw:object draw:notify-on-update-of-ranges="'Benchmark Allreduce -O2'.A2:'Benchmark Allreduce -O2'.A8 'Benchmark Allreduce -O2'.B2:'Benchmark Allreduce -O2'.B2 'Benchmark Allreduce -O2'.J2:'Benchmark Allreduce -O2'.J8 'Benchmark Allreduce -O2'.A9:'Benchmark Allreduce -O2'.A15 'Benchmark Allreduce -O2'.B9:'Benchmark Allreduce -O2'.B9 'Benchmark Allreduce -O2'.J9:'Benchmark Allreduce -O2'.J15 'Benchmark Allreduce -O2'.A16:'Benchmark Allreduce -O2'.A22 'Benchmark Allreduce -O2'.B16:'Benchmark Allreduce -O2'.B16 'Benchmark Allreduce -O2'.J16:'Benchmark Allreduce -O2'.J22 'Benchmark Allreduce -O2'.A23:'Benchmark Allreduce -O2'.A29 'Benchmark Allreduce -O2'.B23:'Benchmark Allreduce -O2'.B23 'Benchmark Allreduce -O2'.J23:'Benchmark Allreduce -O2'.J29 'Benchmark Allreduce -O2'.A30:'Benchmark Allreduce -O2'.A36 'Benchmark Allreduce -O2'.B30:'Benchmark Allreduce -O2'.B30 'Benchmark Allreduce -O2'.J30:'Benchmark Allreduce -O2'.J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peedup Allreduce -O3" table:style-name="ta1">
        <table:shapes>
          <draw:frame draw:z-index="0" draw:style-name="gr1" svg:width="9.6791in" svg:height="5.9925in" svg:x="0.0472in" svg:y="0.0382in">
            <draw:object draw:notify-on-update-of-ranges="'Benchmark Allreduce -O3'.A2:'Benchmark Allreduce -O3'.A8 'Benchmark Allreduce -O3'.B2:'Benchmark Allreduce -O3'.B2 'Benchmark Allreduce -O3'.J2:'Benchmark Allreduce -O3'.J8 'Benchmark Allreduce -O3'.A9:'Benchmark Allreduce -O3'.A15 'Benchmark Allreduce -O3'.B9:'Benchmark Allreduce -O3'.B9 'Benchmark Allreduce -O3'.J9:'Benchmark Allreduce -O3'.J15 'Benchmark Allreduce -O3'.A16:'Benchmark Allreduce -O3'.A22 'Benchmark Allreduce -O3'.B16:'Benchmark Allreduce -O3'.B16 'Benchmark Allreduce -O3'.J16:'Benchmark Allreduce -O3'.J22 'Benchmark Allreduce -O3'.A23:'Benchmark Allreduce -O3'.A29 'Benchmark Allreduce -O3'.B23:'Benchmark Allreduce -O3'.B23 'Benchmark Allreduce -O3'.J23:'Benchmark Allreduce -O3'.J29 'Benchmark Allreduce -O3'.A30:'Benchmark Allreduce -O3'.A36 'Benchmark Allreduce -O3'.B30:'Benchmark Allreduce -O3'.B30 'Benchmark Allreduce -O3'.J30:'Benchmark Allreduce -O3'.J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-O0" table:style-name="ta1">
        <table:shapes>
          <draw:frame draw:z-index="0" draw:style-name="gr1" svg:width="9.6795in" svg:height="5.9406in" svg:x="0.0594in" svg:y="0.0764in">
            <draw:object draw:notify-on-update-of-ranges="'Benchmark -O0'.A2:'Benchmark -O0'.A8 'Benchmark -O0'.B2:'Benchmark -O0'.B2 'Benchmark -O0'.I2:'Benchmark -O0'.I8 'Benchmark -O0'.B9:'Benchmark -O0'.B9 'Benchmark -O0'.I9:'Benchmark -O0'.I15 'Benchmark -O0'.B16:'Benchmark -O0'.B16 'Benchmark -O0'.I16:'Benchmark -O0'.I22 'Benchmark -O0'.B23:'Benchmark -O0'.B23 'Benchmark -O0'.I23:'Benchmark -O0'.I29 'Benchmark -O0'.B30:'Benchmark -O0'.B30 'Benchmark -O0'.I30:'Benchmark -O0'.I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-O2" table:style-name="ta1">
        <table:shapes>
          <draw:frame draw:z-index="0" draw:style-name="gr1" svg:width="9.6795in" svg:height="5.9406in" svg:x="0.0594in" svg:y="0.0764in">
            <draw:object draw:notify-on-update-of-ranges="'Benchmark -O2'.A2:'Benchmark -O2'.A8 'Benchmark -O2'.B2:'Benchmark -O2'.B2 'Benchmark -O2'.I2:'Benchmark -O2'.I8 'Benchmark -O2'.B9:'Benchmark -O2'.B9 'Benchmark -O2'.I9:'Benchmark -O2'.I15 'Benchmark -O2'.B16:'Benchmark -O2'.B16 'Benchmark -O2'.I16:'Benchmark -O2'.I22 'Benchmark -O2'.B23:'Benchmark -O2'.B23 'Benchmark -O2'.I23:'Benchmark -O2'.I29 'Benchmark -O2'.B30:'Benchmark -O2'.B30 'Benchmark -O2'.I30:'Benchmark -O2'.I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-O3" table:style-name="ta1">
        <table:shapes>
          <draw:frame draw:z-index="0" draw:style-name="gr1" svg:width="9.6795in" svg:height="5.9406in" svg:x="0.0594in" svg:y="0.0764in">
            <draw:object draw:notify-on-update-of-ranges="'Benchmark -O3'.A2:'Benchmark -O3'.A8 'Benchmark -O3'.B2:'Benchmark -O3'.B2 'Benchmark -O3'.I2:'Benchmark -O3'.I8 'Benchmark -O3'.B9:'Benchmark -O3'.B9 'Benchmark -O3'.I9:'Benchmark -O3'.I15 'Benchmark -O3'.B16:'Benchmark -O3'.B16 'Benchmark -O3'.I16:'Benchmark -O3'.I22 'Benchmark -O3'.B23:'Benchmark -O3'.B23 'Benchmark -O3'.I23:'Benchmark -O3'.I29 'Benchmark -O3'.B30:'Benchmark -O3'.B30 'Benchmark -O3'.I30:'Benchmark -O3'.I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Allreduce -O0" table:style-name="ta1">
        <table:shapes>
          <draw:frame draw:z-index="0" draw:style-name="gr1" svg:width="9.6795in" svg:height="5.9406in" svg:x="0.0594in" svg:y="0.0764in">
            <draw:object draw:notify-on-update-of-ranges="'Benchmark Allreduce -O0'.A2:'Benchmark Allreduce -O0'.A8 'Benchmark Allreduce -O0'.B2:'Benchmark Allreduce -O0'.B2 'Benchmark Allreduce -O0'.I2:'Benchmark Allreduce -O0'.I8 'Benchmark Allreduce -O0'.B9:'Benchmark Allreduce -O0'.B9 'Benchmark Allreduce -O0'.I9:'Benchmark Allreduce -O0'.I15 'Benchmark Allreduce -O0'.B16:'Benchmark Allreduce -O0'.B16 'Benchmark Allreduce -O0'.I16:'Benchmark Allreduce -O0'.I22 'Benchmark Allreduce -O0'.B23:'Benchmark Allreduce -O0'.B23 'Benchmark Allreduce -O0'.I23:'Benchmark Allreduce -O0'.I29 'Benchmark Allreduce -O0'.B30:'Benchmark Allreduce -O0'.B30 'Benchmark Allreduce -O0'.I30:'Benchmark Allreduce -O0'.I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Allreduce -O2" table:style-name="ta1">
        <table:shapes>
          <draw:frame draw:z-index="0" draw:style-name="gr1" svg:width="9.6795in" svg:height="5.9406in" svg:x="0.0594in" svg:y="0.0764in">
            <draw:object draw:notify-on-update-of-ranges="'Benchmark Allreduce -O2'.A2:'Benchmark Allreduce -O2'.A8 'Benchmark Allreduce -O2'.B2:'Benchmark Allreduce -O2'.B2 'Benchmark Allreduce -O2'.I2:'Benchmark Allreduce -O2'.I8 'Benchmark Allreduce -O2'.B9:'Benchmark Allreduce -O2'.B9 'Benchmark Allreduce -O2'.I9:'Benchmark Allreduce -O2'.I15 'Benchmark Allreduce -O2'.B16:'Benchmark Allreduce -O2'.B16 'Benchmark Allreduce -O2'.I16:'Benchmark Allreduce -O2'.I22 'Benchmark Allreduce -O2'.B23:'Benchmark Allreduce -O2'.B23 'Benchmark Allreduce -O2'.I23:'Benchmark Allreduce -O2'.I29 'Benchmark Allreduce -O2'.B30:'Benchmark Allreduce -O2'.B30 'Benchmark Allreduce -O2'.I30:'Benchmark Allreduce -O2'.I3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Communication time Allreduce -O3" table:style-name="ta1">
        <table:shapes>
          <draw:frame draw:z-index="0" draw:style-name="gr1" svg:width="9.6795in" svg:height="5.9406in" svg:x="0.0594in" svg:y="0.0764in">
            <draw:object draw:notify-on-update-of-ranges="'Benchmark Allreduce -O3'.A2:'Benchmark Allreduce -O3'.A8 'Benchmark Allreduce -O3'.B2:'Benchmark Allreduce -O3'.B2 'Benchmark Allreduce -O3'.I2:'Benchmark Allreduce -O3'.I8 'Benchmark Allreduce -O3'.B9:'Benchmark Allreduce -O3'.B9 'Benchmark Allreduce -O3'.I9:'Benchmark Allreduce -O3'.I15 'Benchmark Allreduce -O3'.B16:'Benchmark Allreduce -O3'.B16 'Benchmark Allreduce -O3'.I16:'Benchmark Allreduce -O3'.I22 'Benchmark Allreduce -O3'.B23:'Benchmark Allreduce -O3'.B23 'Benchmark Allreduce -O3'.I23:'Benchmark Allreduce -O3'.I29 'Benchmark Allreduce -O3'.B30:'Benchmark Allreduce -O3'.B30 'Benchmark Allreduce -O3'.I30:'Benchmark Allreduce -O3'.I3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45in" fo:margin-top="0.45in" fo:margin-bottom="0.45in" fo:margin-left="0.45in" fo:margin-right="0.4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20:16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44:05</meta:creation-date>
    <dc:date>2014-05-28T17:32:22</dc:date>
    <meta:editing-duration>PT4H13M38S</meta:editing-duration>
    <meta:editing-cycles>8</meta:editing-cycles>
    <meta:generator>LibreOffice/3.6$MacOSX_x86 LibreOffice_project/932b512-69e3009-7a10e5c-fc86223-a55908</meta:generator>
    <meta:document-statistic meta:table-count="18" meta:cell-count="216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0'.A2:'Benchmark -O0'.A8 'Benchmark -O0'.B2:'Benchmark -O0'.B2 'Benchmark -O0'.J2:'Benchmark -O0'.J36 'Benchmark -O0'.B9:'Benchmark -O0'.B9 'Benchmark -O0'.B16:'Benchmark -O0'.B16 'Benchmark -O0'.B23:'Benchmark -O0'.B23 'Benchmark -O0'.B30:'Benchmark -O0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0'.J2:'Benchmark -O0'.J8" chart:label-cell-address="'Benchmark -O0'.B2:'Benchmark -O0'.B2" chart:class="chart:scatter">
            <chart:domain table:cell-range-address="'Benchmark -O0'.A2:'Benchmark -O0'.A8"/>
            <chart:data-point chart:repeated="7"/>
          </chart:series>
          <chart:series chart:style-name="ch11" chart:values-cell-range-address="'Benchmark -O0'.J9:'Benchmark -O0'.J15" chart:label-cell-address="'Benchmark -O0'.B9:'Benchmark -O0'.B9" chart:class="chart:scatter">
            <chart:domain table:cell-range-address="'Benchmark -O0'.A9:'Benchmark -O0'.A15"/>
            <chart:data-point chart:repeated="7"/>
          </chart:series>
          <chart:series chart:style-name="ch12" chart:values-cell-range-address="'Benchmark -O0'.J16:'Benchmark -O0'.J22" chart:label-cell-address="'Benchmark -O0'.B16:'Benchmark -O0'.B16" chart:class="chart:scatter">
            <chart:domain table:cell-range-address="'Benchmark -O0'.A16:'Benchmark -O0'.A22"/>
            <chart:data-point chart:repeated="7"/>
          </chart:series>
          <chart:series chart:style-name="ch13" chart:values-cell-range-address="'Benchmark -O0'.J23:'Benchmark -O0'.J29" chart:label-cell-address="'Benchmark -O0'.B23:'Benchmark -O0'.B23" chart:class="chart:scatter">
            <chart:domain table:cell-range-address="'Benchmark -O0'.A23:'Benchmark -O0'.A29"/>
            <chart:data-point chart:repeated="7"/>
          </chart:series>
          <chart:series chart:style-name="ch14" chart:values-cell-range-address="'Benchmark -O0'.J30:'Benchmark -O0'.J36" chart:label-cell-address="'Benchmark -O0'.B30:'Benchmark -O0'.B30" chart:class="chart:scatter">
            <chart:domain table:cell-range-address="'Benchmark -O0'.A30:'Benchmark -O0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0'.B2:'Benchmark -O0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0'.B9:'Benchmark -O0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0'.B16:'Benchmark -O0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0'.B23:'Benchmark -O0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0'.B30:'Benchmark -O0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0'.A2:'Benchmark -O0'.A8</svg:desc>
                </draw:g>
              </table:table-cell>
              <table:table-cell office:value-type="float" office:value="1">
                <text:p>1</text:p>
                <draw:g>
                  <svg:desc>'Benchmark -O0'.J2:'Benchmark -O0'.J8</svg:desc>
                </draw:g>
              </table:table-cell>
              <table:table-cell office:value-type="float" office:value="1">
                <text:p>1</text:p>
                <draw:g>
                  <svg:desc>'Benchmark -O0'.A9:'Benchmark -O0'.A15</svg:desc>
                </draw:g>
              </table:table-cell>
              <table:table-cell office:value-type="float" office:value="1">
                <text:p>1</text:p>
                <draw:g>
                  <svg:desc>'Benchmark -O0'.J9:'Benchmark -O0'.J15</svg:desc>
                </draw:g>
              </table:table-cell>
              <table:table-cell office:value-type="float" office:value="1">
                <text:p>1</text:p>
                <draw:g>
                  <svg:desc>'Benchmark -O0'.A16:'Benchmark -O0'.A22</svg:desc>
                </draw:g>
              </table:table-cell>
              <table:table-cell office:value-type="float" office:value="1">
                <text:p>1</text:p>
                <draw:g>
                  <svg:desc>'Benchmark -O0'.J16:'Benchmark -O0'.J22</svg:desc>
                </draw:g>
              </table:table-cell>
              <table:table-cell office:value-type="float" office:value="1">
                <text:p>1</text:p>
                <draw:g>
                  <svg:desc>'Benchmark -O0'.A23:'Benchmark -O0'.A29</svg:desc>
                </draw:g>
              </table:table-cell>
              <table:table-cell office:value-type="float" office:value="1">
                <text:p>1</text:p>
                <draw:g>
                  <svg:desc>'Benchmark -O0'.J23:'Benchmark -O0'.J29</svg:desc>
                </draw:g>
              </table:table-cell>
              <table:table-cell office:value-type="float" office:value="1">
                <text:p>1</text:p>
                <draw:g>
                  <svg:desc>'Benchmark -O0'.A30:'Benchmark -O0'.A36</svg:desc>
                </draw:g>
              </table:table-cell>
              <table:table-cell office:value-type="float" office:value="1">
                <text:p>1</text:p>
                <draw:g>
                  <svg:desc>'Benchmark -O0'.J30:'Benchmark -O0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882162060846">
                <text:p>1.92882162060846</text:p>
              </table:table-cell>
              <table:table-cell office:value-type="float" office:value="2">
                <text:p>2</text:p>
              </table:table-cell>
              <table:table-cell office:value-type="float" office:value="1.99520663073089">
                <text:p>1.99520663073089</text:p>
              </table:table-cell>
              <table:table-cell office:value-type="float" office:value="2">
                <text:p>2</text:p>
              </table:table-cell>
              <table:table-cell office:value-type="float" office:value="1.98853822232298">
                <text:p>1.98853822232298</text:p>
              </table:table-cell>
              <table:table-cell office:value-type="float" office:value="2">
                <text:p>2</text:p>
              </table:table-cell>
              <table:table-cell office:value-type="float" office:value="1.91695589932862">
                <text:p>1.91695589932862</text:p>
              </table:table-cell>
              <table:table-cell office:value-type="float" office:value="2">
                <text:p>2</text:p>
              </table:table-cell>
              <table:table-cell office:value-type="float" office:value="1.92575072572284">
                <text:p>1.9257507257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5375084045721">
                <text:p>3.95375084045721</text:p>
              </table:table-cell>
              <table:table-cell office:value-type="float" office:value="4">
                <text:p>4</text:p>
              </table:table-cell>
              <table:table-cell office:value-type="float" office:value="3.98750115837272">
                <text:p>3.98750115837272</text:p>
              </table:table-cell>
              <table:table-cell office:value-type="float" office:value="4">
                <text:p>4</text:p>
              </table:table-cell>
              <table:table-cell office:value-type="float" office:value="3.81693864564731">
                <text:p>3.81693864564731</text:p>
              </table:table-cell>
              <table:table-cell office:value-type="float" office:value="4">
                <text:p>4</text:p>
              </table:table-cell>
              <table:table-cell office:value-type="float" office:value="4.07960470949324">
                <text:p>4.07960470949324</text:p>
              </table:table-cell>
              <table:table-cell office:value-type="float" office:value="4">
                <text:p>4</text:p>
              </table:table-cell>
              <table:table-cell office:value-type="float" office:value="3.953411279979">
                <text:p>3.95341127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8932844293075">
                <text:p>7.18932844293075</text:p>
              </table:table-cell>
              <table:table-cell office:value-type="float" office:value="8">
                <text:p>8</text:p>
              </table:table-cell>
              <table:table-cell office:value-type="float" office:value="8.20794487231455">
                <text:p>8.20794487231455</text:p>
              </table:table-cell>
              <table:table-cell office:value-type="float" office:value="8">
                <text:p>8</text:p>
              </table:table-cell>
              <table:table-cell office:value-type="float" office:value="8.26318689620235">
                <text:p>8.26318689620235</text:p>
              </table:table-cell>
              <table:table-cell office:value-type="float" office:value="8">
                <text:p>8</text:p>
              </table:table-cell>
              <table:table-cell office:value-type="float" office:value="8.41101523727711">
                <text:p>8.41101523727711</text:p>
              </table:table-cell>
              <table:table-cell office:value-type="float" office:value="8">
                <text:p>8</text:p>
              </table:table-cell>
              <table:table-cell office:value-type="float" office:value="8.30470034079135">
                <text:p>8.3047003407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6746908309692">
                <text:p>2.26746908309692</text:p>
              </table:table-cell>
              <table:table-cell office:value-type="float" office:value="16">
                <text:p>16</text:p>
              </table:table-cell>
              <table:table-cell office:value-type="float" office:value="8.49916053528221">
                <text:p>8.49916053528221</text:p>
              </table:table-cell>
              <table:table-cell office:value-type="float" office:value="16">
                <text:p>16</text:p>
              </table:table-cell>
              <table:table-cell office:value-type="float" office:value="12.4688061583027">
                <text:p>12.4688061583027</text:p>
              </table:table-cell>
              <table:table-cell office:value-type="float" office:value="16">
                <text:p>16</text:p>
              </table:table-cell>
              <table:table-cell office:value-type="float" office:value="13.248296927436">
                <text:p>13.248296927436</text:p>
              </table:table-cell>
              <table:table-cell office:value-type="float" office:value="16">
                <text:p>16</text:p>
              </table:table-cell>
              <table:table-cell office:value-type="float" office:value="13.2099395038522">
                <text:p>13.2099395038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620646782278">
                <text:p>1.06620646782278</text:p>
              </table:table-cell>
              <table:table-cell office:value-type="float" office:value="32">
                <text:p>32</text:p>
              </table:table-cell>
              <table:table-cell office:value-type="float" office:value="1.36926956750027">
                <text:p>1.36926956750027</text:p>
              </table:table-cell>
              <table:table-cell office:value-type="float" office:value="32">
                <text:p>32</text:p>
              </table:table-cell>
              <table:table-cell office:value-type="float" office:value="4.0677484840265">
                <text:p>4.0677484840265</text:p>
              </table:table-cell>
              <table:table-cell office:value-type="float" office:value="32">
                <text:p>32</text:p>
              </table:table-cell>
              <table:table-cell office:value-type="float" office:value="5.77953140158732">
                <text:p>5.77953140158732</text:p>
              </table:table-cell>
              <table:table-cell office:value-type="float" office:value="32">
                <text:p>32</text:p>
              </table:table-cell>
              <table:table-cell office:value-type="float" office:value="5.68604550123005">
                <text:p>5.6860455012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401222182624">
                <text:p>0.15401222182624</text:p>
              </table:table-cell>
              <table:table-cell office:value-type="float" office:value="64">
                <text:p>64</text:p>
              </table:table-cell>
              <table:table-cell office:value-type="float" office:value="0.813629949678905">
                <text:p>0.813629949678905</text:p>
              </table:table-cell>
              <table:table-cell office:value-type="float" office:value="64">
                <text:p>64</text:p>
              </table:table-cell>
              <table:table-cell office:value-type="float" office:value="3.27063164856194">
                <text:p>3.27063164856194</text:p>
              </table:table-cell>
              <table:table-cell office:value-type="float" office:value="64">
                <text:p>64</text:p>
              </table:table-cell>
              <table:table-cell office:value-type="float" office:value="4.75658236493766">
                <text:p>4.75658236493766</text:p>
              </table:table-cell>
              <table:table-cell office:value-type="float" office:value="64">
                <text:p>64</text:p>
              </table:table-cell>
              <table:table-cell office:value-type="float" office:value="3.9151502846404">
                <text:p>3.9151502846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0'.A2:'Benchmark Allreduce -O0'.A8 'Benchmark Allreduce -O0'.B2:'Benchmark Allreduce -O0'.B2 'Benchmark Allreduce -O0'.I2:'Benchmark Allreduce -O0'.I36 'Benchmark Allreduce -O0'.B9:'Benchmark Allreduce -O0'.B9 'Benchmark Allreduce -O0'.B16:'Benchmark Allreduce -O0'.B16 'Benchmark Allreduce -O0'.B23:'Benchmark Allreduce -O0'.B23 'Benchmark Allreduce -O0'.B30:'Benchmark Allreduce -O0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0'.A2:'Benchmark Allreduce -O0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0'.I2:'Benchmark Allreduce -O0'.I8" chart:label-cell-address="'Benchmark Allreduce -O0'.B2:'Benchmark Allreduce -O0'.B2" chart:class="chart:bar">
            <chart:data-point chart:repeated="7"/>
          </chart:series>
          <chart:series chart:style-name="ch11" chart:values-cell-range-address="'Benchmark Allreduce -O0'.I9:'Benchmark Allreduce -O0'.I15" chart:label-cell-address="'Benchmark Allreduce -O0'.B9:'Benchmark Allreduce -O0'.B9" chart:class="chart:bar">
            <chart:data-point chart:repeated="7"/>
          </chart:series>
          <chart:series chart:style-name="ch12" chart:values-cell-range-address="'Benchmark Allreduce -O0'.I16:'Benchmark Allreduce -O0'.I22" chart:label-cell-address="'Benchmark Allreduce -O0'.B16:'Benchmark Allreduce -O0'.B16" chart:class="chart:bar">
            <chart:data-point chart:repeated="7"/>
          </chart:series>
          <chart:series chart:style-name="ch13" chart:values-cell-range-address="'Benchmark Allreduce -O0'.I23:'Benchmark Allreduce -O0'.I29" chart:label-cell-address="'Benchmark Allreduce -O0'.B23:'Benchmark Allreduce -O0'.B23" chart:class="chart:bar">
            <chart:data-point chart:repeated="7"/>
          </chart:series>
          <chart:series chart:style-name="ch14" chart:values-cell-range-address="'Benchmark Allreduce -O0'.I30:'Benchmark Allreduce -O0'.I36" chart:label-cell-address="'Benchmark Allreduce -O0'.B30:'Benchmark Allreduce -O0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0'.B2:'Benchmark Allreduce -O0'.B2</svg:desc>
                </draw:g>
              </table:table-cell>
              <table:table-cell office:value-type="string">
                <text:p>200000</text:p>
                <draw:g>
                  <svg:desc>'Benchmark Allreduce -O0'.B9:'Benchmark Allreduce -O0'.B9</svg:desc>
                </draw:g>
              </table:table-cell>
              <table:table-cell office:value-type="string">
                <text:p>500000</text:p>
                <draw:g>
                  <svg:desc>'Benchmark Allreduce -O0'.B16:'Benchmark Allreduce -O0'.B16</svg:desc>
                </draw:g>
              </table:table-cell>
              <table:table-cell office:value-type="string">
                <text:p>1000000</text:p>
                <draw:g>
                  <svg:desc>'Benchmark Allreduce -O0'.B23:'Benchmark Allreduce -O0'.B23</svg:desc>
                </draw:g>
              </table:table-cell>
              <table:table-cell office:value-type="string">
                <text:p>2000000</text:p>
                <draw:g>
                  <svg:desc>'Benchmark Allreduce -O0'.B30:'Benchmark Allreduce -O0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0'.A2:'Benchmark Allreduce -O0'.A8</svg:desc>
                </draw:g>
              </table:table-cell>
              <table:table-cell office:value-type="float" office:value="2.217">
                <text:p>2.217</text:p>
                <draw:g>
                  <svg:desc>'Benchmark Allreduce -O0'.I2:'Benchmark Allreduce -O0'.I8</svg:desc>
                </draw:g>
              </table:table-cell>
              <table:table-cell office:value-type="float" office:value="2.157">
                <text:p>2.157</text:p>
                <draw:g>
                  <svg:desc>'Benchmark Allreduce -O0'.I9:'Benchmark Allreduce -O0'.I15</svg:desc>
                </draw:g>
              </table:table-cell>
              <table:table-cell office:value-type="float" office:value="2.021">
                <text:p>2.021</text:p>
                <draw:g>
                  <svg:desc>'Benchmark Allreduce -O0'.I16:'Benchmark Allreduce -O0'.I22</svg:desc>
                </draw:g>
              </table:table-cell>
              <table:table-cell office:value-type="float" office:value="2.337">
                <text:p>2.337</text:p>
                <draw:g>
                  <svg:desc>'Benchmark Allreduce -O0'.I23:'Benchmark Allreduce -O0'.I29</svg:desc>
                </draw:g>
              </table:table-cell>
              <table:table-cell office:value-type="float" office:value="1.852">
                <text:p>1.852</text:p>
                <draw:g>
                  <svg:desc>'Benchmark Allreduce -O0'.I30:'Benchmark Allreduce -O0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816">
                <text:p>9.816</text:p>
              </table:table-cell>
              <table:table-cell office:value-type="float" office:value="5.229">
                <text:p>5.229</text:p>
              </table:table-cell>
              <table:table-cell office:value-type="float" office:value="4.879">
                <text:p>4.879</text:p>
              </table:table-cell>
              <table:table-cell office:value-type="float" office:value="7.96">
                <text:p>7.96</text:p>
              </table:table-cell>
              <table:table-cell office:value-type="float" office:value="4.243">
                <text:p>4.2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508">
                <text:p>8.508</text:p>
              </table:table-cell>
              <table:table-cell office:value-type="float" office:value="6.545">
                <text:p>6.545</text:p>
              </table:table-cell>
              <table:table-cell office:value-type="float" office:value="7.92">
                <text:p>7.92</text:p>
              </table:table-cell>
              <table:table-cell office:value-type="float" office:value="10.298">
                <text:p>10.298</text:p>
              </table:table-cell>
              <table:table-cell office:value-type="float" office:value="8.982">
                <text:p>8.9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633">
                <text:p>16.633</text:p>
              </table:table-cell>
              <table:table-cell office:value-type="float" office:value="6.656">
                <text:p>6.656</text:p>
              </table:table-cell>
              <table:table-cell office:value-type="float" office:value="9.964">
                <text:p>9.964</text:p>
              </table:table-cell>
              <table:table-cell office:value-type="float" office:value="10.279">
                <text:p>10.279</text:p>
              </table:table-cell>
              <table:table-cell office:value-type="float" office:value="10.019">
                <text:p>10.0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.303">
                <text:p>70.303</text:p>
              </table:table-cell>
              <table:table-cell office:value-type="float" office:value="75.24">
                <text:p>75.24</text:p>
              </table:table-cell>
              <table:table-cell office:value-type="float" office:value="40.353">
                <text:p>40.353</text:p>
              </table:table-cell>
              <table:table-cell office:value-type="float" office:value="21.904">
                <text:p>21.904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5.903">
                <text:p>95.903</text:p>
              </table:table-cell>
              <table:table-cell office:value-type="float" office:value="96.401">
                <text:p>96.401</text:p>
              </table:table-cell>
              <table:table-cell office:value-type="float" office:value="78.697">
                <text:p>78.697</text:p>
              </table:table-cell>
              <table:table-cell office:value-type="float" office:value="57.816">
                <text:p>57.816</text:p>
              </table:table-cell>
              <table:table-cell office:value-type="float" office:value="59.467">
                <text:p>59.4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977">
                <text:p>98.977</text:p>
              </table:table-cell>
              <table:table-cell office:value-type="float" office:value="92.712">
                <text:p>92.712</text:p>
              </table:table-cell>
              <table:table-cell office:value-type="float" office:value="93.239">
                <text:p>93.239</text:p>
              </table:table-cell>
              <table:table-cell office:value-type="float" office:value="86.614">
                <text:p>86.614</text:p>
              </table:table-cell>
              <table:table-cell office:value-type="float" office:value="92.725">
                <text:p>92.7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2'.A2:'Benchmark Allreduce -O2'.A8 'Benchmark Allreduce -O2'.B2:'Benchmark Allreduce -O2'.B2 'Benchmark Allreduce -O2'.I2:'Benchmark Allreduce -O2'.I36 'Benchmark Allreduce -O2'.B9:'Benchmark Allreduce -O2'.B9 'Benchmark Allreduce -O2'.B16:'Benchmark Allreduce -O2'.B16 'Benchmark Allreduce -O2'.B23:'Benchmark Allreduce -O2'.B23 'Benchmark Allreduce -O2'.B30:'Benchmark Allreduce -O2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2'.A2:'Benchmark Allreduce -O2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2'.I2:'Benchmark Allreduce -O2'.I8" chart:label-cell-address="'Benchmark Allreduce -O2'.B2:'Benchmark Allreduce -O2'.B2" chart:class="chart:bar">
            <chart:data-point chart:repeated="7"/>
          </chart:series>
          <chart:series chart:style-name="ch11" chart:values-cell-range-address="'Benchmark Allreduce -O2'.I9:'Benchmark Allreduce -O2'.I15" chart:label-cell-address="'Benchmark Allreduce -O2'.B9:'Benchmark Allreduce -O2'.B9" chart:class="chart:bar">
            <chart:data-point chart:repeated="7"/>
          </chart:series>
          <chart:series chart:style-name="ch12" chart:values-cell-range-address="'Benchmark Allreduce -O2'.I16:'Benchmark Allreduce -O2'.I22" chart:label-cell-address="'Benchmark Allreduce -O2'.B16:'Benchmark Allreduce -O2'.B16" chart:class="chart:bar">
            <chart:data-point chart:repeated="7"/>
          </chart:series>
          <chart:series chart:style-name="ch13" chart:values-cell-range-address="'Benchmark Allreduce -O2'.I23:'Benchmark Allreduce -O2'.I29" chart:label-cell-address="'Benchmark Allreduce -O2'.B23:'Benchmark Allreduce -O2'.B23" chart:class="chart:bar">
            <chart:data-point chart:repeated="7"/>
          </chart:series>
          <chart:series chart:style-name="ch14" chart:values-cell-range-address="'Benchmark Allreduce -O2'.I30:'Benchmark Allreduce -O2'.I36" chart:label-cell-address="'Benchmark Allreduce -O2'.B30:'Benchmark Allreduce -O2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2'.B2:'Benchmark Allreduce -O2'.B2</svg:desc>
                </draw:g>
              </table:table-cell>
              <table:table-cell office:value-type="string">
                <text:p>200000</text:p>
                <draw:g>
                  <svg:desc>'Benchmark Allreduce -O2'.B9:'Benchmark Allreduce -O2'.B9</svg:desc>
                </draw:g>
              </table:table-cell>
              <table:table-cell office:value-type="string">
                <text:p>500000</text:p>
                <draw:g>
                  <svg:desc>'Benchmark Allreduce -O2'.B16:'Benchmark Allreduce -O2'.B16</svg:desc>
                </draw:g>
              </table:table-cell>
              <table:table-cell office:value-type="string">
                <text:p>1000000</text:p>
                <draw:g>
                  <svg:desc>'Benchmark Allreduce -O2'.B23:'Benchmark Allreduce -O2'.B23</svg:desc>
                </draw:g>
              </table:table-cell>
              <table:table-cell office:value-type="string">
                <text:p>2000000</text:p>
                <draw:g>
                  <svg:desc>'Benchmark Allreduce -O2'.B30:'Benchmark Allreduce -O2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2'.A2:'Benchmark Allreduce -O2'.A8</svg:desc>
                </draw:g>
              </table:table-cell>
              <table:table-cell office:value-type="float" office:value="4.111">
                <text:p>4.111</text:p>
                <draw:g>
                  <svg:desc>'Benchmark Allreduce -O2'.I2:'Benchmark Allreduce -O2'.I8</svg:desc>
                </draw:g>
              </table:table-cell>
              <table:table-cell office:value-type="float" office:value="3.687">
                <text:p>3.687</text:p>
                <draw:g>
                  <svg:desc>'Benchmark Allreduce -O2'.I9:'Benchmark Allreduce -O2'.I15</svg:desc>
                </draw:g>
              </table:table-cell>
              <table:table-cell office:value-type="float" office:value="4.402">
                <text:p>4.402</text:p>
                <draw:g>
                  <svg:desc>'Benchmark Allreduce -O2'.I16:'Benchmark Allreduce -O2'.I22</svg:desc>
                </draw:g>
              </table:table-cell>
              <table:table-cell office:value-type="float" office:value="3.641">
                <text:p>3.641</text:p>
                <draw:g>
                  <svg:desc>'Benchmark Allreduce -O2'.I23:'Benchmark Allreduce -O2'.I29</svg:desc>
                </draw:g>
              </table:table-cell>
              <table:table-cell office:value-type="float" office:value="3.572">
                <text:p>3.572</text:p>
                <draw:g>
                  <svg:desc>'Benchmark Allreduce -O2'.I30:'Benchmark Allreduce -O2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.738">
                <text:p>29.738</text:p>
              </table:table-cell>
              <table:table-cell office:value-type="float" office:value="8.166">
                <text:p>8.166</text:p>
              </table:table-cell>
              <table:table-cell office:value-type="float" office:value="7.487">
                <text:p>7.487</text:p>
              </table:table-cell>
              <table:table-cell office:value-type="float" office:value="13.423">
                <text:p>13.423</text:p>
              </table:table-cell>
              <table:table-cell office:value-type="float" office:value="8.843">
                <text:p>8.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.139">
                <text:p>38.139</text:p>
              </table:table-cell>
              <table:table-cell office:value-type="float" office:value="67.818">
                <text:p>67.818</text:p>
              </table:table-cell>
              <table:table-cell office:value-type="float" office:value="11.959">
                <text:p>11.959</text:p>
              </table:table-cell>
              <table:table-cell office:value-type="float" office:value="8.749">
                <text:p>8.749</text:p>
              </table:table-cell>
              <table:table-cell office:value-type="float" office:value="9.676">
                <text:p>9.6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887">
                <text:p>27.887</text:p>
              </table:table-cell>
              <table:table-cell office:value-type="float" office:value="11.973">
                <text:p>11.973</text:p>
              </table:table-cell>
              <table:table-cell office:value-type="float" office:value="18.11">
                <text:p>18.11</text:p>
              </table:table-cell>
              <table:table-cell office:value-type="float" office:value="12.798">
                <text:p>12.798</text:p>
              </table:table-cell>
              <table:table-cell office:value-type="float" office:value="15.417">
                <text:p>15.4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.87">
                <text:p>60.87</text:p>
              </table:table-cell>
              <table:table-cell office:value-type="float" office:value="57.528">
                <text:p>57.528</text:p>
              </table:table-cell>
              <table:table-cell office:value-type="float" office:value="46.944">
                <text:p>46.944</text:p>
              </table:table-cell>
              <table:table-cell office:value-type="float" office:value="36.607">
                <text:p>36.607</text:p>
              </table:table-cell>
              <table:table-cell office:value-type="float" office:value="26.949">
                <text:p>26.9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.616">
                <text:p>98.616</text:p>
              </table:table-cell>
              <table:table-cell office:value-type="float" office:value="97.989">
                <text:p>97.989</text:p>
              </table:table-cell>
              <table:table-cell office:value-type="float" office:value="94.724">
                <text:p>94.724</text:p>
              </table:table-cell>
              <table:table-cell office:value-type="float" office:value="85.964">
                <text:p>85.964</text:p>
              </table:table-cell>
              <table:table-cell office:value-type="float" office:value="76.717">
                <text:p>76.7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9.604">
                <text:p>99.604</text:p>
              </table:table-cell>
              <table:table-cell office:value-type="float" office:value="97.877">
                <text:p>97.877</text:p>
              </table:table-cell>
              <table:table-cell office:value-type="float" office:value="99.202">
                <text:p>99.202</text:p>
              </table:table-cell>
              <table:table-cell office:value-type="float" office:value="92.519">
                <text:p>92.519</text:p>
              </table:table-cell>
              <table:table-cell office:value-type="float" office:value="93.059">
                <text:p>93.0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3'.A2:'Benchmark Allreduce -O3'.A8 'Benchmark Allreduce -O3'.B2:'Benchmark Allreduce -O3'.B2 'Benchmark Allreduce -O3'.I2:'Benchmark Allreduce -O3'.I36 'Benchmark Allreduce -O3'.B9:'Benchmark Allreduce -O3'.B9 'Benchmark Allreduce -O3'.B16:'Benchmark Allreduce -O3'.B16 'Benchmark Allreduce -O3'.B23:'Benchmark Allreduce -O3'.B23 'Benchmark Allreduce -O3'.B30:'Benchmark Allreduce -O3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3'.A2:'Benchmark Allreduce -O3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3'.I2:'Benchmark Allreduce -O3'.I8" chart:label-cell-address="'Benchmark Allreduce -O3'.B2:'Benchmark Allreduce -O3'.B2" chart:class="chart:bar">
            <chart:data-point chart:repeated="7"/>
          </chart:series>
          <chart:series chart:style-name="ch11" chart:values-cell-range-address="'Benchmark Allreduce -O3'.I9:'Benchmark Allreduce -O3'.I15" chart:label-cell-address="'Benchmark Allreduce -O3'.B9:'Benchmark Allreduce -O3'.B9" chart:class="chart:bar">
            <chart:data-point chart:repeated="7"/>
          </chart:series>
          <chart:series chart:style-name="ch12" chart:values-cell-range-address="'Benchmark Allreduce -O3'.I16:'Benchmark Allreduce -O3'.I22" chart:label-cell-address="'Benchmark Allreduce -O3'.B16:'Benchmark Allreduce -O3'.B16" chart:class="chart:bar">
            <chart:data-point chart:repeated="7"/>
          </chart:series>
          <chart:series chart:style-name="ch13" chart:values-cell-range-address="'Benchmark Allreduce -O3'.I23:'Benchmark Allreduce -O3'.I29" chart:label-cell-address="'Benchmark Allreduce -O3'.B23:'Benchmark Allreduce -O3'.B23" chart:class="chart:bar">
            <chart:data-point chart:repeated="7"/>
          </chart:series>
          <chart:series chart:style-name="ch14" chart:values-cell-range-address="'Benchmark Allreduce -O3'.I30:'Benchmark Allreduce -O3'.I36" chart:label-cell-address="'Benchmark Allreduce -O3'.B30:'Benchmark Allreduce -O3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3'.B2:'Benchmark Allreduce -O3'.B2</svg:desc>
                </draw:g>
              </table:table-cell>
              <table:table-cell office:value-type="string">
                <text:p>200000</text:p>
                <draw:g>
                  <svg:desc>'Benchmark Allreduce -O3'.B9:'Benchmark Allreduce -O3'.B9</svg:desc>
                </draw:g>
              </table:table-cell>
              <table:table-cell office:value-type="string">
                <text:p>500000</text:p>
                <draw:g>
                  <svg:desc>'Benchmark Allreduce -O3'.B16:'Benchmark Allreduce -O3'.B16</svg:desc>
                </draw:g>
              </table:table-cell>
              <table:table-cell office:value-type="string">
                <text:p>1000000</text:p>
                <draw:g>
                  <svg:desc>'Benchmark Allreduce -O3'.B23:'Benchmark Allreduce -O3'.B23</svg:desc>
                </draw:g>
              </table:table-cell>
              <table:table-cell office:value-type="string">
                <text:p>2000000</text:p>
                <draw:g>
                  <svg:desc>'Benchmark Allreduce -O3'.B30:'Benchmark Allreduce -O3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3'.A2:'Benchmark Allreduce -O3'.A8</svg:desc>
                </draw:g>
              </table:table-cell>
              <table:table-cell office:value-type="float" office:value="4.061">
                <text:p>4.061</text:p>
                <draw:g>
                  <svg:desc>'Benchmark Allreduce -O3'.I2:'Benchmark Allreduce -O3'.I8</svg:desc>
                </draw:g>
              </table:table-cell>
              <table:table-cell office:value-type="float" office:value="4.094">
                <text:p>4.094</text:p>
                <draw:g>
                  <svg:desc>'Benchmark Allreduce -O3'.I9:'Benchmark Allreduce -O3'.I15</svg:desc>
                </draw:g>
              </table:table-cell>
              <table:table-cell office:value-type="float" office:value="3.531">
                <text:p>3.531</text:p>
                <draw:g>
                  <svg:desc>'Benchmark Allreduce -O3'.I16:'Benchmark Allreduce -O3'.I22</svg:desc>
                </draw:g>
              </table:table-cell>
              <table:table-cell office:value-type="float" office:value="3.606">
                <text:p>3.606</text:p>
                <draw:g>
                  <svg:desc>'Benchmark Allreduce -O3'.I23:'Benchmark Allreduce -O3'.I29</svg:desc>
                </draw:g>
              </table:table-cell>
              <table:table-cell office:value-type="float" office:value="3.595">
                <text:p>3.595</text:p>
                <draw:g>
                  <svg:desc>'Benchmark Allreduce -O3'.I30:'Benchmark Allreduce -O3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.637">
                <text:p>16.637</text:p>
              </table:table-cell>
              <table:table-cell office:value-type="float" office:value="8.715">
                <text:p>8.715</text:p>
              </table:table-cell>
              <table:table-cell office:value-type="float" office:value="7.239">
                <text:p>7.239</text:p>
              </table:table-cell>
              <table:table-cell office:value-type="float" office:value="13.095">
                <text:p>13.095</text:p>
              </table:table-cell>
              <table:table-cell office:value-type="float" office:value="6.651">
                <text:p>6.6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.519">
                <text:p>53.519</text:p>
              </table:table-cell>
              <table:table-cell office:value-type="float" office:value="10.45">
                <text:p>10.45</text:p>
              </table:table-cell>
              <table:table-cell office:value-type="float" office:value="18.606">
                <text:p>18.606</text:p>
              </table:table-cell>
              <table:table-cell office:value-type="float" office:value="43.124">
                <text:p>43.124</text:p>
              </table:table-cell>
              <table:table-cell office:value-type="float" office:value="13.309">
                <text:p>13.3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82">
                <text:p>26.82</text:p>
              </table:table-cell>
              <table:table-cell office:value-type="float" office:value="11.672">
                <text:p>11.672</text:p>
              </table:table-cell>
              <table:table-cell office:value-type="float" office:value="14.044">
                <text:p>14.044</text:p>
              </table:table-cell>
              <table:table-cell office:value-type="float" office:value="18.053">
                <text:p>18.053</text:p>
              </table:table-cell>
              <table:table-cell office:value-type="float" office:value="15.295">
                <text:p>15.2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.918">
                <text:p>91.918</text:p>
              </table:table-cell>
              <table:table-cell office:value-type="float" office:value="75.549">
                <text:p>75.549</text:p>
              </table:table-cell>
              <table:table-cell office:value-type="float" office:value="27.501">
                <text:p>27.501</text:p>
              </table:table-cell>
              <table:table-cell office:value-type="float" office:value="27.62">
                <text:p>27.62</text:p>
              </table:table-cell>
              <table:table-cell office:value-type="float" office:value="37.931">
                <text:p>37.9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5.685">
                <text:p>95.685</text:p>
              </table:table-cell>
              <table:table-cell office:value-type="float" office:value="96.532">
                <text:p>96.532</text:p>
              </table:table-cell>
              <table:table-cell office:value-type="float" office:value="84.236">
                <text:p>84.236</text:p>
              </table:table-cell>
              <table:table-cell office:value-type="float" office:value="83.314">
                <text:p>83.314</text:p>
              </table:table-cell>
              <table:table-cell office:value-type="float" office:value="63.202">
                <text:p>63.2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.411">
                <text:p>97.411</text:p>
              </table:table-cell>
              <table:table-cell office:value-type="float" office:value="97.517">
                <text:p>97.517</text:p>
              </table:table-cell>
              <table:table-cell office:value-type="float" office:value="97.108">
                <text:p>97.108</text:p>
              </table:table-cell>
              <table:table-cell office:value-type="float" office:value="94.163">
                <text:p>94.163</text:p>
              </table:table-cell>
              <table:table-cell office:value-type="float" office:value="89.663">
                <text:p>89.6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0'.A2:'Benchmark -O0'.A8 'Benchmark -O0'.B2:'Benchmark -O0'.B2 'Benchmark -O0'.I2:'Benchmark -O0'.I36 'Benchmark -O0'.B9:'Benchmark -O0'.B9 'Benchmark -O0'.B16:'Benchmark -O0'.B16 'Benchmark -O0'.B23:'Benchmark -O0'.B23 'Benchmark -O0'.B30:'Benchmark -O0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0'.A2:'Benchmark -O0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0'.I2:'Benchmark -O0'.I8" chart:label-cell-address="'Benchmark -O0'.B2:'Benchmark -O0'.B2" chart:class="chart:bar">
            <chart:data-point chart:repeated="7"/>
          </chart:series>
          <chart:series chart:style-name="ch11" chart:values-cell-range-address="'Benchmark -O0'.I9:'Benchmark -O0'.I15" chart:label-cell-address="'Benchmark -O0'.B9:'Benchmark -O0'.B9" chart:class="chart:bar">
            <chart:data-point chart:repeated="7"/>
          </chart:series>
          <chart:series chart:style-name="ch12" chart:values-cell-range-address="'Benchmark -O0'.I16:'Benchmark -O0'.I22" chart:label-cell-address="'Benchmark -O0'.B16:'Benchmark -O0'.B16" chart:class="chart:bar">
            <chart:data-point chart:repeated="7"/>
          </chart:series>
          <chart:series chart:style-name="ch13" chart:values-cell-range-address="'Benchmark -O0'.I23:'Benchmark -O0'.I29" chart:label-cell-address="'Benchmark -O0'.B23:'Benchmark -O0'.B23" chart:class="chart:bar">
            <chart:data-point chart:repeated="7"/>
          </chart:series>
          <chart:series chart:style-name="ch14" chart:values-cell-range-address="'Benchmark -O0'.I30:'Benchmark -O0'.I36" chart:label-cell-address="'Benchmark -O0'.B30:'Benchmark -O0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0'.B2:'Benchmark -O0'.B2</svg:desc>
                </draw:g>
              </table:table-cell>
              <table:table-cell office:value-type="string">
                <text:p>200000</text:p>
                <draw:g>
                  <svg:desc>'Benchmark -O0'.B9:'Benchmark -O0'.B9</svg:desc>
                </draw:g>
              </table:table-cell>
              <table:table-cell office:value-type="string">
                <text:p>500000</text:p>
                <draw:g>
                  <svg:desc>'Benchmark -O0'.B16:'Benchmark -O0'.B16</svg:desc>
                </draw:g>
              </table:table-cell>
              <table:table-cell office:value-type="string">
                <text:p>1000000</text:p>
                <draw:g>
                  <svg:desc>'Benchmark -O0'.B23:'Benchmark -O0'.B23</svg:desc>
                </draw:g>
              </table:table-cell>
              <table:table-cell office:value-type="string">
                <text:p>2000000</text:p>
                <draw:g>
                  <svg:desc>'Benchmark -O0'.B30:'Benchmark -O0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0'.A2:'Benchmark -O0'.A8</svg:desc>
                </draw:g>
              </table:table-cell>
              <table:table-cell office:value-type="float" office:value="2.643">
                <text:p>2.643</text:p>
                <draw:g>
                  <svg:desc>'Benchmark -O0'.I2:'Benchmark -O0'.I8</svg:desc>
                </draw:g>
              </table:table-cell>
              <table:table-cell office:value-type="float" office:value="2.022">
                <text:p>2.022</text:p>
                <draw:g>
                  <svg:desc>'Benchmark -O0'.I9:'Benchmark -O0'.I15</svg:desc>
                </draw:g>
              </table:table-cell>
              <table:table-cell office:value-type="float" office:value="2.111">
                <text:p>2.111</text:p>
                <draw:g>
                  <svg:desc>'Benchmark -O0'.I16:'Benchmark -O0'.I22</svg:desc>
                </draw:g>
              </table:table-cell>
              <table:table-cell office:value-type="float" office:value="2">
                <text:p>2</text:p>
                <draw:g>
                  <svg:desc>'Benchmark -O0'.I23:'Benchmark -O0'.I29</svg:desc>
                </draw:g>
              </table:table-cell>
              <table:table-cell office:value-type="float" office:value="1.949">
                <text:p>1.949</text:p>
                <draw:g>
                  <svg:desc>'Benchmark -O0'.I30:'Benchmark -O0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222">
                <text:p>10.222</text:p>
              </table:table-cell>
              <table:table-cell office:value-type="float" office:value="5.488">
                <text:p>5.488</text:p>
              </table:table-cell>
              <table:table-cell office:value-type="float" office:value="4.202">
                <text:p>4.202</text:p>
              </table:table-cell>
              <table:table-cell office:value-type="float" office:value="10.107">
                <text:p>10.10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6.891">
                <text:p>6.891</text:p>
              </table:table-cell>
              <table:table-cell office:value-type="float" office:value="10.311">
                <text:p>10.311</text:p>
              </table:table-cell>
              <table:table-cell office:value-type="float" office:value="8.967">
                <text:p>8.967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991">
                <text:p>22.991</text:p>
              </table:table-cell>
              <table:table-cell office:value-type="float" office:value="6.525">
                <text:p>6.525</text:p>
              </table:table-cell>
              <table:table-cell office:value-type="float" office:value="8.467">
                <text:p>8.467</text:p>
              </table:table-cell>
              <table:table-cell office:value-type="float" office:value="11.79">
                <text:p>11.79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.183">
                <text:p>71.183</text:p>
              </table:table-cell>
              <table:table-cell office:value-type="float" office:value="53.273">
                <text:p>53.273</text:p>
              </table:table-cell>
              <table:table-cell office:value-type="float" office:value="26.839">
                <text:p>26.839</text:p>
              </table:table-cell>
              <table:table-cell office:value-type="float" office:value="17.185">
                <text:p>17.185</text:p>
              </table:table-cell>
              <table:table-cell office:value-type="float" office:value="25.454">
                <text:p>25.4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.844">
                <text:p>94.844</text:p>
              </table:table-cell>
              <table:table-cell office:value-type="float" office:value="92.001">
                <text:p>92.001</text:p>
              </table:table-cell>
              <table:table-cell office:value-type="float" office:value="82.674">
                <text:p>82.674</text:p>
              </table:table-cell>
              <table:table-cell office:value-type="float" office:value="74.498">
                <text:p>74.498</text:p>
              </table:table-cell>
              <table:table-cell office:value-type="float" office:value="80.798">
                <text:p>80.7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.992">
                <text:p>94.992</text:p>
              </table:table-cell>
              <table:table-cell office:value-type="float" office:value="96.326">
                <text:p>96.326</text:p>
              </table:table-cell>
              <table:table-cell office:value-type="float" office:value="88.796">
                <text:p>88.796</text:p>
              </table:table-cell>
              <table:table-cell office:value-type="float" office:value="86.288">
                <text:p>86.288</text:p>
              </table:table-cell>
              <table:table-cell office:value-type="float" office:value="88.496">
                <text:p>88.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2'.A2:'Benchmark -O2'.A8 'Benchmark -O2'.B2:'Benchmark -O2'.B2 'Benchmark -O2'.J2:'Benchmark -O2'.J36 'Benchmark -O2'.B9:'Benchmark -O2'.B9 'Benchmark -O2'.B16:'Benchmark -O2'.B16 'Benchmark -O2'.B23:'Benchmark -O2'.B23 'Benchmark -O2'.B30:'Benchmark -O2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2'.J2:'Benchmark -O2'.J8" chart:label-cell-address="'Benchmark -O2'.B2:'Benchmark -O2'.B2" chart:class="chart:scatter">
            <chart:domain table:cell-range-address="'Benchmark -O2'.A2:'Benchmark -O2'.A8"/>
            <chart:data-point chart:repeated="7"/>
          </chart:series>
          <chart:series chart:style-name="ch11" chart:values-cell-range-address="'Benchmark -O2'.J9:'Benchmark -O2'.J15" chart:label-cell-address="'Benchmark -O2'.B9:'Benchmark -O2'.B9" chart:class="chart:scatter">
            <chart:domain table:cell-range-address="'Benchmark -O2'.A9:'Benchmark -O2'.A15"/>
            <chart:data-point chart:repeated="7"/>
          </chart:series>
          <chart:series chart:style-name="ch12" chart:values-cell-range-address="'Benchmark -O2'.J16:'Benchmark -O2'.J22" chart:label-cell-address="'Benchmark -O2'.B16:'Benchmark -O2'.B16" chart:class="chart:scatter">
            <chart:domain table:cell-range-address="'Benchmark -O2'.A16:'Benchmark -O2'.A22"/>
            <chart:data-point chart:repeated="7"/>
          </chart:series>
          <chart:series chart:style-name="ch13" chart:values-cell-range-address="'Benchmark -O2'.J23:'Benchmark -O2'.J29" chart:label-cell-address="'Benchmark -O2'.B23:'Benchmark -O2'.B23" chart:class="chart:scatter">
            <chart:domain table:cell-range-address="'Benchmark -O2'.A23:'Benchmark -O2'.A29"/>
            <chart:data-point chart:repeated="7"/>
          </chart:series>
          <chart:series chart:style-name="ch14" chart:values-cell-range-address="'Benchmark -O2'.J30:'Benchmark -O2'.J36" chart:label-cell-address="'Benchmark -O2'.B30:'Benchmark -O2'.B30" chart:class="chart:scatter">
            <chart:domain table:cell-range-address="'Benchmark -O2'.A30:'Benchmark -O2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2'.A2:'Benchmark -O2'.A8</svg:desc>
                </draw:g>
              </table:table-cell>
              <table:table-cell office:value-type="float" office:value="1">
                <text:p>1</text:p>
                <draw:g>
                  <svg:desc>'Benchmark -O2'.J2:'Benchmark -O2'.J8</svg:desc>
                </draw:g>
              </table:table-cell>
              <table:table-cell office:value-type="float" office:value="1">
                <text:p>1</text:p>
                <draw:g>
                  <svg:desc>'Benchmark -O2'.A9:'Benchmark -O2'.A15</svg:desc>
                </draw:g>
              </table:table-cell>
              <table:table-cell office:value-type="float" office:value="1">
                <text:p>1</text:p>
                <draw:g>
                  <svg:desc>'Benchmark -O2'.J9:'Benchmark -O2'.J15</svg:desc>
                </draw:g>
              </table:table-cell>
              <table:table-cell office:value-type="float" office:value="1">
                <text:p>1</text:p>
                <draw:g>
                  <svg:desc>'Benchmark -O2'.A16:'Benchmark -O2'.A22</svg:desc>
                </draw:g>
              </table:table-cell>
              <table:table-cell office:value-type="float" office:value="1">
                <text:p>1</text:p>
                <draw:g>
                  <svg:desc>'Benchmark -O2'.J16:'Benchmark -O2'.J22</svg:desc>
                </draw:g>
              </table:table-cell>
              <table:table-cell office:value-type="float" office:value="1">
                <text:p>1</text:p>
                <draw:g>
                  <svg:desc>'Benchmark -O2'.A23:'Benchmark -O2'.A29</svg:desc>
                </draw:g>
              </table:table-cell>
              <table:table-cell office:value-type="float" office:value="1">
                <text:p>1</text:p>
                <draw:g>
                  <svg:desc>'Benchmark -O2'.J23:'Benchmark -O2'.J29</svg:desc>
                </draw:g>
              </table:table-cell>
              <table:table-cell office:value-type="float" office:value="1">
                <text:p>1</text:p>
                <draw:g>
                  <svg:desc>'Benchmark -O2'.A30:'Benchmark -O2'.A36</svg:desc>
                </draw:g>
              </table:table-cell>
              <table:table-cell office:value-type="float" office:value="1">
                <text:p>1</text:p>
                <draw:g>
                  <svg:desc>'Benchmark -O2'.J30:'Benchmark -O2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485142364799">
                <text:p>1.84485142364799</text:p>
              </table:table-cell>
              <table:table-cell office:value-type="float" office:value="2">
                <text:p>2</text:p>
              </table:table-cell>
              <table:table-cell office:value-type="float" office:value="1.93354569420035">
                <text:p>1.93354569420035</text:p>
              </table:table-cell>
              <table:table-cell office:value-type="float" office:value="2">
                <text:p>2</text:p>
              </table:table-cell>
              <table:table-cell office:value-type="float" office:value="1.96334878404507">
                <text:p>1.96334878404507</text:p>
              </table:table-cell>
              <table:table-cell office:value-type="float" office:value="2">
                <text:p>2</text:p>
              </table:table-cell>
              <table:table-cell office:value-type="float" office:value="1.93202329194984">
                <text:p>1.93202329194984</text:p>
              </table:table-cell>
              <table:table-cell office:value-type="float" office:value="2">
                <text:p>2</text:p>
              </table:table-cell>
              <table:table-cell office:value-type="float" office:value="1.92034739517348">
                <text:p>1.92034739517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1786041451964">
                <text:p>1.31786041451964</text:p>
              </table:table-cell>
              <table:table-cell office:value-type="float" office:value="4">
                <text:p>4</text:p>
              </table:table-cell>
              <table:table-cell office:value-type="float" office:value="3.89149483500141">
                <text:p>3.89149483500141</text:p>
              </table:table-cell>
              <table:table-cell office:value-type="float" office:value="4">
                <text:p>4</text:p>
              </table:table-cell>
              <table:table-cell office:value-type="float" office:value="3.75924281075243">
                <text:p>3.75924281075243</text:p>
              </table:table-cell>
              <table:table-cell office:value-type="float" office:value="4">
                <text:p>4</text:p>
              </table:table-cell>
              <table:table-cell office:value-type="float" office:value="3.86521271919113">
                <text:p>3.86521271919113</text:p>
              </table:table-cell>
              <table:table-cell office:value-type="float" office:value="4">
                <text:p>4</text:p>
              </table:table-cell>
              <table:table-cell office:value-type="float" office:value="3.86980531155288">
                <text:p>3.86980531155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9023818820773">
                <text:p>7.19023818820773</text:p>
              </table:table-cell>
              <table:table-cell office:value-type="float" office:value="8">
                <text:p>8</text:p>
              </table:table-cell>
              <table:table-cell office:value-type="float" office:value="7.76519890920757">
                <text:p>7.76519890920757</text:p>
              </table:table-cell>
              <table:table-cell office:value-type="float" office:value="8">
                <text:p>8</text:p>
              </table:table-cell>
              <table:table-cell office:value-type="float" office:value="7.92358614905344">
                <text:p>7.92358614905344</text:p>
              </table:table-cell>
              <table:table-cell office:value-type="float" office:value="8">
                <text:p>8</text:p>
              </table:table-cell>
              <table:table-cell office:value-type="float" office:value="8.19419378698225">
                <text:p>8.19419378698225</text:p>
              </table:table-cell>
              <table:table-cell office:value-type="float" office:value="8">
                <text:p>8</text:p>
              </table:table-cell>
              <table:table-cell office:value-type="float" office:value="7.25015879737455">
                <text:p>7.2501587973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4084803727201">
                <text:p>1.14084803727201</text:p>
              </table:table-cell>
              <table:table-cell office:value-type="float" office:value="16">
                <text:p>16</text:p>
              </table:table-cell>
              <table:table-cell office:value-type="float" office:value="2.4930217587228">
                <text:p>2.4930217587228</text:p>
              </table:table-cell>
              <table:table-cell office:value-type="float" office:value="16">
                <text:p>16</text:p>
              </table:table-cell>
              <table:table-cell office:value-type="float" office:value="10.0603190902695">
                <text:p>10.0603190902695</text:p>
              </table:table-cell>
              <table:table-cell office:value-type="float" office:value="16">
                <text:p>16</text:p>
              </table:table-cell>
              <table:table-cell office:value-type="float" office:value="12.1929892141757">
                <text:p>12.1929892141757</text:p>
              </table:table-cell>
              <table:table-cell office:value-type="float" office:value="16">
                <text:p>16</text:p>
              </table:table-cell>
              <table:table-cell office:value-type="float" office:value="11.6650837974409">
                <text:p>11.665083797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4361097081622">
                <text:p>0.404361097081622</text:p>
              </table:table-cell>
              <table:table-cell office:value-type="float" office:value="32">
                <text:p>32</text:p>
              </table:table-cell>
              <table:table-cell office:value-type="float" office:value="1.42586892488954">
                <text:p>1.42586892488954</text:p>
              </table:table-cell>
              <table:table-cell office:value-type="float" office:value="32">
                <text:p>32</text:p>
              </table:table-cell>
              <table:table-cell office:value-type="float" office:value="1.20026771331987">
                <text:p>1.20026771331987</text:p>
              </table:table-cell>
              <table:table-cell office:value-type="float" office:value="32">
                <text:p>32</text:p>
              </table:table-cell>
              <table:table-cell office:value-type="float" office:value="2.30653200419727">
                <text:p>2.30653200419727</text:p>
              </table:table-cell>
              <table:table-cell office:value-type="float" office:value="32">
                <text:p>32</text:p>
              </table:table-cell>
              <table:table-cell office:value-type="float" office:value="3.15306271930131">
                <text:p>3.1530627193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14055383642506">
                <text:p>0.214055383642506</text:p>
              </table:table-cell>
              <table:table-cell office:value-type="float" office:value="64">
                <text:p>64</text:p>
              </table:table-cell>
              <table:table-cell office:value-type="float" office:value="0.391150120698536">
                <text:p>0.391150120698536</text:p>
              </table:table-cell>
              <table:table-cell office:value-type="float" office:value="64">
                <text:p>64</text:p>
              </table:table-cell>
              <table:table-cell office:value-type="float" office:value="1.00700086035587">
                <text:p>1.00700086035587</text:p>
              </table:table-cell>
              <table:table-cell office:value-type="float" office:value="64">
                <text:p>64</text:p>
              </table:table-cell>
              <table:table-cell office:value-type="float" office:value="2.13817960743443">
                <text:p>2.13817960743443</text:p>
              </table:table-cell>
              <table:table-cell office:value-type="float" office:value="64">
                <text:p>64</text:p>
              </table:table-cell>
              <table:table-cell office:value-type="float" office:value="2.06186023173068">
                <text:p>2.06186023173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2'.A2:'Benchmark -O2'.A8 'Benchmark -O2'.B2:'Benchmark -O2'.B2 'Benchmark -O2'.I2:'Benchmark -O2'.I36 'Benchmark -O2'.B9:'Benchmark -O2'.B9 'Benchmark -O2'.B16:'Benchmark -O2'.B16 'Benchmark -O2'.B23:'Benchmark -O2'.B23 'Benchmark -O2'.B30:'Benchmark -O2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2'.A2:'Benchmark -O2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2'.I2:'Benchmark -O2'.I8" chart:label-cell-address="'Benchmark -O2'.B2:'Benchmark -O2'.B2" chart:class="chart:bar">
            <chart:data-point chart:repeated="7"/>
          </chart:series>
          <chart:series chart:style-name="ch11" chart:values-cell-range-address="'Benchmark -O2'.I9:'Benchmark -O2'.I15" chart:label-cell-address="'Benchmark -O2'.B9:'Benchmark -O2'.B9" chart:class="chart:bar">
            <chart:data-point chart:repeated="7"/>
          </chart:series>
          <chart:series chart:style-name="ch12" chart:values-cell-range-address="'Benchmark -O2'.I16:'Benchmark -O2'.I22" chart:label-cell-address="'Benchmark -O2'.B16:'Benchmark -O2'.B16" chart:class="chart:bar">
            <chart:data-point chart:repeated="7"/>
          </chart:series>
          <chart:series chart:style-name="ch13" chart:values-cell-range-address="'Benchmark -O2'.I23:'Benchmark -O2'.I29" chart:label-cell-address="'Benchmark -O2'.B23:'Benchmark -O2'.B23" chart:class="chart:bar">
            <chart:data-point chart:repeated="7"/>
          </chart:series>
          <chart:series chart:style-name="ch14" chart:values-cell-range-address="'Benchmark -O2'.I30:'Benchmark -O2'.I36" chart:label-cell-address="'Benchmark -O2'.B30:'Benchmark -O2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2'.A2:'Benchmark -O2'.A8</svg:desc>
                </draw:g>
              </table:table-cell>
              <table:table-cell office:value-type="float" office:value="4.012">
                <text:p>4.012</text:p>
                <draw:g>
                  <svg:desc>'Benchmark -O2'.I2:'Benchmark -O2'.I8</svg:desc>
                </draw:g>
              </table:table-cell>
              <table:table-cell office:value-type="float" office:value="3.953">
                <text:p>3.953</text:p>
                <draw:g>
                  <svg:desc>'Benchmark -O2'.I9:'Benchmark -O2'.I15</svg:desc>
                </draw:g>
              </table:table-cell>
              <table:table-cell office:value-type="float" office:value="3.799">
                <text:p>3.799</text:p>
                <draw:g>
                  <svg:desc>'Benchmark -O2'.I16:'Benchmark -O2'.I22</svg:desc>
                </draw:g>
              </table:table-cell>
              <table:table-cell office:value-type="float" office:value="3.436">
                <text:p>3.436</text:p>
                <draw:g>
                  <svg:desc>'Benchmark -O2'.I23:'Benchmark -O2'.I29</svg:desc>
                </draw:g>
              </table:table-cell>
              <table:table-cell office:value-type="float" office:value="3.364">
                <text:p>3.364</text:p>
                <draw:g>
                  <svg:desc>'Benchmark -O2'.I30:'Benchmark -O2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264">
                <text:p>13.264</text:p>
              </table:table-cell>
              <table:table-cell office:value-type="float" office:value="7.986">
                <text:p>7.986</text:p>
              </table:table-cell>
              <table:table-cell office:value-type="float" office:value="6.829">
                <text:p>6.829</text:p>
              </table:table-cell>
              <table:table-cell office:value-type="float" office:value="8.937">
                <text:p>8.937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.887">
                <text:p>69.887</text:p>
              </table:table-cell>
              <table:table-cell office:value-type="float" office:value="9.93">
                <text:p>9.93</text:p>
              </table:table-cell>
              <table:table-cell office:value-type="float" office:value="14.873">
                <text:p>14.873</text:p>
              </table:table-cell>
              <table:table-cell office:value-type="float" office:value="16.045">
                <text:p>16.045</text:p>
              </table:table-cell>
              <table:table-cell office:value-type="float" office:value="11.277">
                <text:p>11.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.952">
                <text:p>20.952</text:p>
              </table:table-cell>
              <table:table-cell office:value-type="float" office:value="11.485">
                <text:p>11.485</text:p>
              </table:table-cell>
              <table:table-cell office:value-type="float" office:value="15.341">
                <text:p>15.341</text:p>
              </table:table-cell>
              <table:table-cell office:value-type="float" office:value="15.253">
                <text:p>15.253</text:p>
              </table:table-cell>
              <table:table-cell office:value-type="float" office:value="24.489">
                <text:p>24.4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.287">
                <text:p>90.287</text:p>
              </table:table-cell>
              <table:table-cell office:value-type="float" office:value="86.674">
                <text:p>86.674</text:p>
              </table:table-cell>
              <table:table-cell office:value-type="float" office:value="45.073">
                <text:p>45.073</text:p>
              </table:table-cell>
              <table:table-cell office:value-type="float" office:value="24.657">
                <text:p>24.657</text:p>
              </table:table-cell>
              <table:table-cell office:value-type="float" office:value="25.174">
                <text:p>25.1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2.279">
                <text:p>92.279</text:p>
              </table:table-cell>
              <table:table-cell office:value-type="float" office:value="91.186">
                <text:p>91.186</text:p>
              </table:table-cell>
              <table:table-cell office:value-type="float" office:value="93.743">
                <text:p>93.743</text:p>
              </table:table-cell>
              <table:table-cell office:value-type="float" office:value="83.576">
                <text:p>83.576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.572">
                <text:p>97.572</text:p>
              </table:table-cell>
              <table:table-cell office:value-type="float" office:value="98.334">
                <text:p>98.334</text:p>
              </table:table-cell>
              <table:table-cell office:value-type="float" office:value="96.326">
                <text:p>96.326</text:p>
              </table:table-cell>
              <table:table-cell office:value-type="float" office:value="92.711">
                <text:p>92.711</text:p>
              </table:table-cell>
              <table:table-cell office:value-type="float" office:value="93.348">
                <text:p>93.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3'.A2:'Benchmark -O3'.A8 'Benchmark -O3'.B2:'Benchmark -O3'.B2 'Benchmark -O3'.J2:'Benchmark -O3'.J36 'Benchmark -O3'.B9:'Benchmark -O3'.B9 'Benchmark -O3'.B16:'Benchmark -O3'.B16 'Benchmark -O3'.B23:'Benchmark -O3'.B23 'Benchmark -O3'.B30:'Benchmark -O3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3'.J2:'Benchmark -O3'.J8" chart:label-cell-address="'Benchmark -O3'.B2:'Benchmark -O3'.B2" chart:class="chart:scatter">
            <chart:domain table:cell-range-address="'Benchmark -O3'.A2:'Benchmark -O3'.A8"/>
            <chart:data-point chart:repeated="7"/>
          </chart:series>
          <chart:series chart:style-name="ch11" chart:values-cell-range-address="'Benchmark -O3'.J9:'Benchmark -O3'.J15" chart:label-cell-address="'Benchmark -O3'.B9:'Benchmark -O3'.B9" chart:class="chart:scatter">
            <chart:domain table:cell-range-address="'Benchmark -O3'.A9:'Benchmark -O3'.A15"/>
            <chart:data-point chart:repeated="7"/>
          </chart:series>
          <chart:series chart:style-name="ch12" chart:values-cell-range-address="'Benchmark -O3'.J16:'Benchmark -O3'.J22" chart:label-cell-address="'Benchmark -O3'.B16:'Benchmark -O3'.B16" chart:class="chart:scatter">
            <chart:domain table:cell-range-address="'Benchmark -O3'.A16:'Benchmark -O3'.A22"/>
            <chart:data-point chart:repeated="7"/>
          </chart:series>
          <chart:series chart:style-name="ch13" chart:values-cell-range-address="'Benchmark -O3'.J23:'Benchmark -O3'.J29" chart:label-cell-address="'Benchmark -O3'.B23:'Benchmark -O3'.B23" chart:class="chart:scatter">
            <chart:domain table:cell-range-address="'Benchmark -O3'.A23:'Benchmark -O3'.A29"/>
            <chart:data-point chart:repeated="7"/>
          </chart:series>
          <chart:series chart:style-name="ch14" chart:values-cell-range-address="'Benchmark -O3'.J30:'Benchmark -O3'.J36" chart:label-cell-address="'Benchmark -O3'.B30:'Benchmark -O3'.B30" chart:class="chart:scatter">
            <chart:domain table:cell-range-address="'Benchmark -O3'.A30:'Benchmark -O3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3'.A2:'Benchmark -O3'.A8</svg:desc>
                </draw:g>
              </table:table-cell>
              <table:table-cell office:value-type="float" office:value="1">
                <text:p>1</text:p>
                <draw:g>
                  <svg:desc>'Benchmark -O3'.J2:'Benchmark -O3'.J8</svg:desc>
                </draw:g>
              </table:table-cell>
              <table:table-cell office:value-type="float" office:value="1">
                <text:p>1</text:p>
                <draw:g>
                  <svg:desc>'Benchmark -O3'.A9:'Benchmark -O3'.A15</svg:desc>
                </draw:g>
              </table:table-cell>
              <table:table-cell office:value-type="float" office:value="1">
                <text:p>1</text:p>
                <draw:g>
                  <svg:desc>'Benchmark -O3'.J9:'Benchmark -O3'.J15</svg:desc>
                </draw:g>
              </table:table-cell>
              <table:table-cell office:value-type="float" office:value="1">
                <text:p>1</text:p>
                <draw:g>
                  <svg:desc>'Benchmark -O3'.A16:'Benchmark -O3'.A22</svg:desc>
                </draw:g>
              </table:table-cell>
              <table:table-cell office:value-type="float" office:value="1">
                <text:p>1</text:p>
                <draw:g>
                  <svg:desc>'Benchmark -O3'.J16:'Benchmark -O3'.J22</svg:desc>
                </draw:g>
              </table:table-cell>
              <table:table-cell office:value-type="float" office:value="1">
                <text:p>1</text:p>
                <draw:g>
                  <svg:desc>'Benchmark -O3'.A23:'Benchmark -O3'.A29</svg:desc>
                </draw:g>
              </table:table-cell>
              <table:table-cell office:value-type="float" office:value="1">
                <text:p>1</text:p>
                <draw:g>
                  <svg:desc>'Benchmark -O3'.J23:'Benchmark -O3'.J29</svg:desc>
                </draw:g>
              </table:table-cell>
              <table:table-cell office:value-type="float" office:value="1">
                <text:p>1</text:p>
                <draw:g>
                  <svg:desc>'Benchmark -O3'.A30:'Benchmark -O3'.A36</svg:desc>
                </draw:g>
              </table:table-cell>
              <table:table-cell office:value-type="float" office:value="1">
                <text:p>1</text:p>
                <draw:g>
                  <svg:desc>'Benchmark -O3'.J30:'Benchmark -O3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897764811875">
                <text:p>1.86897764811875</text:p>
              </table:table-cell>
              <table:table-cell office:value-type="float" office:value="2">
                <text:p>2</text:p>
              </table:table-cell>
              <table:table-cell office:value-type="float" office:value="1.97574030907364">
                <text:p>1.97574030907364</text:p>
              </table:table-cell>
              <table:table-cell office:value-type="float" office:value="2">
                <text:p>2</text:p>
              </table:table-cell>
              <table:table-cell office:value-type="float" office:value="1.94749377888375">
                <text:p>1.94749377888375</text:p>
              </table:table-cell>
              <table:table-cell office:value-type="float" office:value="2">
                <text:p>2</text:p>
              </table:table-cell>
              <table:table-cell office:value-type="float" office:value="1.90946929146166">
                <text:p>1.90946929146166</text:p>
              </table:table-cell>
              <table:table-cell office:value-type="float" office:value="2">
                <text:p>2</text:p>
              </table:table-cell>
              <table:table-cell office:value-type="float" office:value="1.87824625387068">
                <text:p>1.87824625387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5914869114586">
                <text:p>3.85914869114586</text:p>
              </table:table-cell>
              <table:table-cell office:value-type="float" office:value="4">
                <text:p>4</text:p>
              </table:table-cell>
              <table:table-cell office:value-type="float" office:value="3.88836972219862">
                <text:p>3.88836972219862</text:p>
              </table:table-cell>
              <table:table-cell office:value-type="float" office:value="4">
                <text:p>4</text:p>
              </table:table-cell>
              <table:table-cell office:value-type="float" office:value="3.76673669735284">
                <text:p>3.76673669735284</text:p>
              </table:table-cell>
              <table:table-cell office:value-type="float" office:value="4">
                <text:p>4</text:p>
              </table:table-cell>
              <table:table-cell office:value-type="float" office:value="3.89336115270016">
                <text:p>3.89336115270016</text:p>
              </table:table-cell>
              <table:table-cell office:value-type="float" office:value="4">
                <text:p>4</text:p>
              </table:table-cell>
              <table:table-cell office:value-type="float" office:value="3.81631704654757">
                <text:p>3.81631704654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8127438231469">
                <text:p>7.08127438231469</text:p>
              </table:table-cell>
              <table:table-cell office:value-type="float" office:value="8">
                <text:p>8</text:p>
              </table:table-cell>
              <table:table-cell office:value-type="float" office:value="7.65993054683905">
                <text:p>7.65993054683905</text:p>
              </table:table-cell>
              <table:table-cell office:value-type="float" office:value="8">
                <text:p>8</text:p>
              </table:table-cell>
              <table:table-cell office:value-type="float" office:value="7.75109259550385">
                <text:p>7.75109259550385</text:p>
              </table:table-cell>
              <table:table-cell office:value-type="float" office:value="8">
                <text:p>8</text:p>
              </table:table-cell>
              <table:table-cell office:value-type="float" office:value="8.30364609268173">
                <text:p>8.30364609268173</text:p>
              </table:table-cell>
              <table:table-cell office:value-type="float" office:value="8">
                <text:p>8</text:p>
              </table:table-cell>
              <table:table-cell office:value-type="float" office:value="7.99025505066695">
                <text:p>7.99025505066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1948517432388">
                <text:p>1.41948517432388</text:p>
              </table:table-cell>
              <table:table-cell office:value-type="float" office:value="16">
                <text:p>16</text:p>
              </table:table-cell>
              <table:table-cell office:value-type="float" office:value="2.2232206827041">
                <text:p>2.2232206827041</text:p>
              </table:table-cell>
              <table:table-cell office:value-type="float" office:value="16">
                <text:p>16</text:p>
              </table:table-cell>
              <table:table-cell office:value-type="float" office:value="8.80912989101304">
                <text:p>8.80912989101304</text:p>
              </table:table-cell>
              <table:table-cell office:value-type="float" office:value="16">
                <text:p>16</text:p>
              </table:table-cell>
              <table:table-cell office:value-type="float" office:value="10.2813509228631">
                <text:p>10.2813509228631</text:p>
              </table:table-cell>
              <table:table-cell office:value-type="float" office:value="16">
                <text:p>16</text:p>
              </table:table-cell>
              <table:table-cell office:value-type="float" office:value="11.8876944138968">
                <text:p>11.887694413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97129963754491">
                <text:p>0.697129963754491</text:p>
              </table:table-cell>
              <table:table-cell office:value-type="float" office:value="32">
                <text:p>32</text:p>
              </table:table-cell>
              <table:table-cell office:value-type="float" office:value="0.613230614637414">
                <text:p>0.613230614637414</text:p>
              </table:table-cell>
              <table:table-cell office:value-type="float" office:value="32">
                <text:p>32</text:p>
              </table:table-cell>
              <table:table-cell office:value-type="float" office:value="1.4102489295429">
                <text:p>1.4102489295429</text:p>
              </table:table-cell>
              <table:table-cell office:value-type="float" office:value="32">
                <text:p>32</text:p>
              </table:table-cell>
              <table:table-cell office:value-type="float" office:value="1.81984776990182">
                <text:p>1.81984776990182</text:p>
              </table:table-cell>
              <table:table-cell office:value-type="float" office:value="32">
                <text:p>32</text:p>
              </table:table-cell>
              <table:table-cell office:value-type="float" office:value="3.62527590986089">
                <text:p>3.6252759098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59538164573553">
                <text:p>0.259538164573553</text:p>
              </table:table-cell>
              <table:table-cell office:value-type="float" office:value="64">
                <text:p>64</text:p>
              </table:table-cell>
              <table:table-cell office:value-type="float" office:value="0.370960225315584">
                <text:p>0.370960225315584</text:p>
              </table:table-cell>
              <table:table-cell office:value-type="float" office:value="64">
                <text:p>64</text:p>
              </table:table-cell>
              <table:table-cell office:value-type="float" office:value="1.96220430449871">
                <text:p>1.96220430449871</text:p>
              </table:table-cell>
              <table:table-cell office:value-type="float" office:value="64">
                <text:p>64</text:p>
              </table:table-cell>
              <table:table-cell office:value-type="float" office:value="2.56991646179625">
                <text:p>2.56991646179625</text:p>
              </table:table-cell>
              <table:table-cell office:value-type="float" office:value="64">
                <text:p>64</text:p>
              </table:table-cell>
              <table:table-cell office:value-type="float" office:value="2.02013152136292">
                <text:p>2.020131521362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3'.A2:'Benchmark -O3'.A8 'Benchmark -O3'.B2:'Benchmark -O3'.B2 'Benchmark -O3'.I2:'Benchmark -O3'.I36 'Benchmark -O3'.B9:'Benchmark -O3'.B9 'Benchmark -O3'.B16:'Benchmark -O3'.B16 'Benchmark -O3'.B23:'Benchmark -O3'.B23 'Benchmark -O3'.B30:'Benchmark -O3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3'.A2:'Benchmark -O3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3'.I2:'Benchmark -O3'.I8" chart:label-cell-address="'Benchmark -O3'.B2:'Benchmark -O3'.B2" chart:class="chart:bar">
            <chart:data-point chart:repeated="7"/>
          </chart:series>
          <chart:series chart:style-name="ch11" chart:values-cell-range-address="'Benchmark -O3'.I9:'Benchmark -O3'.I15" chart:label-cell-address="'Benchmark -O3'.B9:'Benchmark -O3'.B9" chart:class="chart:bar">
            <chart:data-point chart:repeated="7"/>
          </chart:series>
          <chart:series chart:style-name="ch12" chart:values-cell-range-address="'Benchmark -O3'.I16:'Benchmark -O3'.I22" chart:label-cell-address="'Benchmark -O3'.B16:'Benchmark -O3'.B16" chart:class="chart:bar">
            <chart:data-point chart:repeated="7"/>
          </chart:series>
          <chart:series chart:style-name="ch13" chart:values-cell-range-address="'Benchmark -O3'.I23:'Benchmark -O3'.I29" chart:label-cell-address="'Benchmark -O3'.B23:'Benchmark -O3'.B23" chart:class="chart:bar">
            <chart:data-point chart:repeated="7"/>
          </chart:series>
          <chart:series chart:style-name="ch14" chart:values-cell-range-address="'Benchmark -O3'.I30:'Benchmark -O3'.I36" chart:label-cell-address="'Benchmark -O3'.B30:'Benchmark -O3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3'.A2:'Benchmark -O3'.A8</svg:desc>
                </draw:g>
              </table:table-cell>
              <table:table-cell office:value-type="float" office:value="4.392">
                <text:p>4.392</text:p>
                <draw:g>
                  <svg:desc>'Benchmark -O3'.I2:'Benchmark -O3'.I8</svg:desc>
                </draw:g>
              </table:table-cell>
              <table:table-cell office:value-type="float" office:value="3.89">
                <text:p>3.89</text:p>
                <draw:g>
                  <svg:desc>'Benchmark -O3'.I9:'Benchmark -O3'.I15</svg:desc>
                </draw:g>
              </table:table-cell>
              <table:table-cell office:value-type="float" office:value="3.509">
                <text:p>3.509</text:p>
                <draw:g>
                  <svg:desc>'Benchmark -O3'.I16:'Benchmark -O3'.I22</svg:desc>
                </draw:g>
              </table:table-cell>
              <table:table-cell office:value-type="float" office:value="3.636">
                <text:p>3.636</text:p>
                <draw:g>
                  <svg:desc>'Benchmark -O3'.I23:'Benchmark -O3'.I29</svg:desc>
                </draw:g>
              </table:table-cell>
              <table:table-cell office:value-type="float" office:value="3.19">
                <text:p>3.19</text:p>
                <draw:g>
                  <svg:desc>'Benchmark -O3'.I30:'Benchmark -O3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467">
                <text:p>12.467</text:p>
              </table:table-cell>
              <table:table-cell office:value-type="float" office:value="8.21">
                <text:p>8.21</text:p>
              </table:table-cell>
              <table:table-cell office:value-type="float" office:value="7.842">
                <text:p>7.842</text:p>
              </table:table-cell>
              <table:table-cell office:value-type="float" office:value="10.891">
                <text:p>10.891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81">
                <text:p>13.181</text:p>
              </table:table-cell>
              <table:table-cell office:value-type="float" office:value="10.074">
                <text:p>10.074</text:p>
              </table:table-cell>
              <table:table-cell office:value-type="float" office:value="12.192">
                <text:p>12.192</text:p>
              </table:table-cell>
              <table:table-cell office:value-type="float" office:value="15.089">
                <text:p>15.089</text:p>
              </table:table-cell>
              <table:table-cell office:value-type="float" office:value="13.007">
                <text:p>13.0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371">
                <text:p>25.371</text:p>
              </table:table-cell>
              <table:table-cell office:value-type="float" office:value="11.82">
                <text:p>11.82</text:p>
              </table:table-cell>
              <table:table-cell office:value-type="float" office:value="15.197">
                <text:p>15.197</text:p>
              </table:table-cell>
              <table:table-cell office:value-type="float" office:value="13.681">
                <text:p>13.681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.387">
                <text:p>88.387</text:p>
              </table:table-cell>
              <table:table-cell office:value-type="float" office:value="88.222">
                <text:p>88.222</text:p>
              </table:table-cell>
              <table:table-cell office:value-type="float" office:value="42.281">
                <text:p>42.281</text:p>
              </table:table-cell>
              <table:table-cell office:value-type="float" office:value="47.482">
                <text:p>47.482</text:p>
              </table:table-cell>
              <table:table-cell office:value-type="float" office:value="21.899">
                <text:p>21.8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7.773">
                <text:p>97.773</text:p>
              </table:table-cell>
              <table:table-cell office:value-type="float" office:value="92.19">
                <text:p>92.19</text:p>
              </table:table-cell>
              <table:table-cell office:value-type="float" office:value="81.467">
                <text:p>81.467</text:p>
              </table:table-cell>
              <table:table-cell office:value-type="float" office:value="92.12">
                <text:p>92.1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583">
                <text:p>98.583</text:p>
              </table:table-cell>
              <table:table-cell office:value-type="float" office:value="98.053">
                <text:p>98.053</text:p>
              </table:table-cell>
              <table:table-cell office:value-type="float" office:value="95.482">
                <text:p>95.482</text:p>
              </table:table-cell>
              <table:table-cell office:value-type="float" office:value="89.614">
                <text:p>89.614</text:p>
              </table:table-cell>
              <table:table-cell office:value-type="float" office:value="94.116">
                <text:p>94.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0'.A2:'Benchmark Allreduce -O0'.A8 'Benchmark Allreduce -O0'.B2:'Benchmark Allreduce -O0'.B2 'Benchmark Allreduce -O0'.J2:'Benchmark Allreduce -O0'.J36 'Benchmark Allreduce -O0'.B9:'Benchmark Allreduce -O0'.B9 'Benchmark Allreduce -O0'.B16:'Benchmark Allreduce -O0'.B16 'Benchmark Allreduce -O0'.B23:'Benchmark Allreduce -O0'.B23 'Benchmark Allreduce -O0'.B30:'Benchmark Allreduce -O0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0'.J2:'Benchmark Allreduce -O0'.J8" chart:label-cell-address="'Benchmark Allreduce -O0'.B2:'Benchmark Allreduce -O0'.B2" chart:class="chart:scatter">
            <chart:domain table:cell-range-address="'Benchmark Allreduce -O0'.A2:'Benchmark Allreduce -O0'.A8"/>
            <chart:data-point chart:repeated="7"/>
          </chart:series>
          <chart:series chart:style-name="ch11" chart:values-cell-range-address="'Benchmark Allreduce -O0'.J9:'Benchmark Allreduce -O0'.J15" chart:label-cell-address="'Benchmark Allreduce -O0'.B9:'Benchmark Allreduce -O0'.B9" chart:class="chart:scatter">
            <chart:domain table:cell-range-address="'Benchmark Allreduce -O0'.A9:'Benchmark Allreduce -O0'.A15"/>
            <chart:data-point chart:repeated="7"/>
          </chart:series>
          <chart:series chart:style-name="ch12" chart:values-cell-range-address="'Benchmark Allreduce -O0'.J16:'Benchmark Allreduce -O0'.J22" chart:label-cell-address="'Benchmark Allreduce -O0'.B16:'Benchmark Allreduce -O0'.B16" chart:class="chart:scatter">
            <chart:domain table:cell-range-address="'Benchmark Allreduce -O0'.A16:'Benchmark Allreduce -O0'.A22"/>
            <chart:data-point chart:repeated="7"/>
          </chart:series>
          <chart:series chart:style-name="ch13" chart:values-cell-range-address="'Benchmark Allreduce -O0'.J23:'Benchmark Allreduce -O0'.J29" chart:label-cell-address="'Benchmark Allreduce -O0'.B23:'Benchmark Allreduce -O0'.B23" chart:class="chart:scatter">
            <chart:domain table:cell-range-address="'Benchmark Allreduce -O0'.A23:'Benchmark Allreduce -O0'.A29"/>
            <chart:data-point chart:repeated="7"/>
          </chart:series>
          <chart:series chart:style-name="ch14" chart:values-cell-range-address="'Benchmark Allreduce -O0'.J30:'Benchmark Allreduce -O0'.J36" chart:label-cell-address="'Benchmark Allreduce -O0'.B30:'Benchmark Allreduce -O0'.B30" chart:class="chart:scatter">
            <chart:domain table:cell-range-address="'Benchmark Allreduce -O0'.A30:'Benchmark Allreduce -O0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0'.B2:'Benchmark Allreduce -O0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0'.B9:'Benchmark Allreduce -O0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0'.B16:'Benchmark Allreduce -O0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0'.B23:'Benchmark Allreduce -O0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0'.B30:'Benchmark Allreduce -O0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0'.A2:'Benchmark Allreduce -O0'.A8</svg:desc>
                </draw:g>
              </table:table-cell>
              <table:table-cell office:value-type="float" office:value="1">
                <text:p>1</text:p>
                <draw:g>
                  <svg:desc>'Benchmark Allreduce -O0'.J2:'Benchmark Allreduce -O0'.J8</svg:desc>
                </draw:g>
              </table:table-cell>
              <table:table-cell office:value-type="float" office:value="1">
                <text:p>1</text:p>
                <draw:g>
                  <svg:desc>'Benchmark Allreduce -O0'.A9:'Benchmark Allreduce -O0'.A15</svg:desc>
                </draw:g>
              </table:table-cell>
              <table:table-cell office:value-type="float" office:value="1">
                <text:p>1</text:p>
                <draw:g>
                  <svg:desc>'Benchmark Allreduce -O0'.J9:'Benchmark Allreduce -O0'.J15</svg:desc>
                </draw:g>
              </table:table-cell>
              <table:table-cell office:value-type="float" office:value="1">
                <text:p>1</text:p>
                <draw:g>
                  <svg:desc>'Benchmark Allreduce -O0'.A16:'Benchmark Allreduce -O0'.A22</svg:desc>
                </draw:g>
              </table:table-cell>
              <table:table-cell office:value-type="float" office:value="1">
                <text:p>1</text:p>
                <draw:g>
                  <svg:desc>'Benchmark Allreduce -O0'.J16:'Benchmark Allreduce -O0'.J22</svg:desc>
                </draw:g>
              </table:table-cell>
              <table:table-cell office:value-type="float" office:value="1">
                <text:p>1</text:p>
                <draw:g>
                  <svg:desc>'Benchmark Allreduce -O0'.A23:'Benchmark Allreduce -O0'.A29</svg:desc>
                </draw:g>
              </table:table-cell>
              <table:table-cell office:value-type="float" office:value="1">
                <text:p>1</text:p>
                <draw:g>
                  <svg:desc>'Benchmark Allreduce -O0'.J23:'Benchmark Allreduce -O0'.J29</svg:desc>
                </draw:g>
              </table:table-cell>
              <table:table-cell office:value-type="float" office:value="1">
                <text:p>1</text:p>
                <draw:g>
                  <svg:desc>'Benchmark Allreduce -O0'.A30:'Benchmark Allreduce -O0'.A36</svg:desc>
                </draw:g>
              </table:table-cell>
              <table:table-cell office:value-type="float" office:value="1">
                <text:p>1</text:p>
                <draw:g>
                  <svg:desc>'Benchmark Allreduce -O0'.J30:'Benchmark Allreduce -O0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121561961423">
                <text:p>1.93121561961423</text:p>
              </table:table-cell>
              <table:table-cell office:value-type="float" office:value="2">
                <text:p>2</text:p>
              </table:table-cell>
              <table:table-cell office:value-type="float" office:value="1.99548654887941">
                <text:p>1.99548654887941</text:p>
              </table:table-cell>
              <table:table-cell office:value-type="float" office:value="2">
                <text:p>2</text:p>
              </table:table-cell>
              <table:table-cell office:value-type="float" office:value="1.98692019332582">
                <text:p>1.98692019332582</text:p>
              </table:table-cell>
              <table:table-cell office:value-type="float" office:value="2">
                <text:p>2</text:p>
              </table:table-cell>
              <table:table-cell office:value-type="float" office:value="2.01286342945818">
                <text:p>2.01286342945818</text:p>
              </table:table-cell>
              <table:table-cell office:value-type="float" office:value="2">
                <text:p>2</text:p>
              </table:table-cell>
              <table:table-cell office:value-type="float" office:value="2.00952536519575">
                <text:p>2.00952536519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7022350571505">
                <text:p>3.97022350571505</text:p>
              </table:table-cell>
              <table:table-cell office:value-type="float" office:value="4">
                <text:p>4</text:p>
              </table:table-cell>
              <table:table-cell office:value-type="float" office:value="4.04974822119148">
                <text:p>4.04974822119148</text:p>
              </table:table-cell>
              <table:table-cell office:value-type="float" office:value="4">
                <text:p>4</text:p>
              </table:table-cell>
              <table:table-cell office:value-type="float" office:value="3.97874978091456">
                <text:p>3.97874978091456</text:p>
              </table:table-cell>
              <table:table-cell office:value-type="float" office:value="4">
                <text:p>4</text:p>
              </table:table-cell>
              <table:table-cell office:value-type="float" office:value="4.17125972070381">
                <text:p>4.17125972070381</text:p>
              </table:table-cell>
              <table:table-cell office:value-type="float" office:value="4">
                <text:p>4</text:p>
              </table:table-cell>
              <table:table-cell office:value-type="float" office:value="4.05176874213937">
                <text:p>4.05176874213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7720190023753">
                <text:p>7.7720190023753</text:p>
              </table:table-cell>
              <table:table-cell office:value-type="float" office:value="8">
                <text:p>8</text:p>
              </table:table-cell>
              <table:table-cell office:value-type="float" office:value="8.20776207051692">
                <text:p>8.20776207051692</text:p>
              </table:table-cell>
              <table:table-cell office:value-type="float" office:value="8">
                <text:p>8</text:p>
              </table:table-cell>
              <table:table-cell office:value-type="float" office:value="8.24281096399947">
                <text:p>8.24281096399947</text:p>
              </table:table-cell>
              <table:table-cell office:value-type="float" office:value="8">
                <text:p>8</text:p>
              </table:table-cell>
              <table:table-cell office:value-type="float" office:value="8.72191623068264">
                <text:p>8.72191623068264</text:p>
              </table:table-cell>
              <table:table-cell office:value-type="float" office:value="8">
                <text:p>8</text:p>
              </table:table-cell>
              <table:table-cell office:value-type="float" office:value="8.48952480626781">
                <text:p>8.48952480626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5389383088731">
                <text:p>5.25389383088731</text:p>
              </table:table-cell>
              <table:table-cell office:value-type="float" office:value="16">
                <text:p>16</text:p>
              </table:table-cell>
              <table:table-cell office:value-type="float" office:value="4.80338682409024">
                <text:p>4.80338682409024</text:p>
              </table:table-cell>
              <table:table-cell office:value-type="float" office:value="16">
                <text:p>16</text:p>
              </table:table-cell>
              <table:table-cell office:value-type="float" office:value="10.9053276623666">
                <text:p>10.9053276623666</text:p>
              </table:table-cell>
              <table:table-cell office:value-type="float" office:value="16">
                <text:p>16</text:p>
              </table:table-cell>
              <table:table-cell office:value-type="float" office:value="13.4675861793383">
                <text:p>13.4675861793383</text:p>
              </table:table-cell>
              <table:table-cell office:value-type="float" office:value="16">
                <text:p>16</text:p>
              </table:table-cell>
              <table:table-cell office:value-type="float" office:value="13.8854941007979">
                <text:p>13.885494100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22703414571019">
                <text:p>0.622703414571019</text:p>
              </table:table-cell>
              <table:table-cell office:value-type="float" office:value="32">
                <text:p>32</text:p>
              </table:table-cell>
              <table:table-cell office:value-type="float" office:value="0.714918911560697">
                <text:p>0.714918911560697</text:p>
              </table:table-cell>
              <table:table-cell office:value-type="float" office:value="32">
                <text:p>32</text:p>
              </table:table-cell>
              <table:table-cell office:value-type="float" office:value="3.51004284141135">
                <text:p>3.51004284141135</text:p>
              </table:table-cell>
              <table:table-cell office:value-type="float" office:value="32">
                <text:p>32</text:p>
              </table:table-cell>
              <table:table-cell office:value-type="float" office:value="6.9292065722069">
                <text:p>6.9292065722069</text:p>
              </table:table-cell>
              <table:table-cell office:value-type="float" office:value="32">
                <text:p>32</text:p>
              </table:table-cell>
              <table:table-cell office:value-type="float" office:value="7.84293558756628">
                <text:p>7.8429355875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308663078197313">
                <text:p>0.308663078197313</text:p>
              </table:table-cell>
              <table:table-cell office:value-type="float" office:value="64">
                <text:p>64</text:p>
              </table:table-cell>
              <table:table-cell office:value-type="float" office:value="1.26573209519045">
                <text:p>1.26573209519045</text:p>
              </table:table-cell>
              <table:table-cell office:value-type="float" office:value="64">
                <text:p>64</text:p>
              </table:table-cell>
              <table:table-cell office:value-type="float" office:value="2.23240078479907">
                <text:p>2.23240078479907</text:p>
              </table:table-cell>
              <table:table-cell office:value-type="float" office:value="64">
                <text:p>64</text:p>
              </table:table-cell>
              <table:table-cell office:value-type="float" office:value="3.82690968411013">
                <text:p>3.82690968411013</text:p>
              </table:table-cell>
              <table:table-cell office:value-type="float" office:value="64">
                <text:p>64</text:p>
              </table:table-cell>
              <table:table-cell office:value-type="float" office:value="2.55294364735791">
                <text:p>2.552943647357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2'.A2:'Benchmark Allreduce -O2'.A8 'Benchmark Allreduce -O2'.B2:'Benchmark Allreduce -O2'.B2 'Benchmark Allreduce -O2'.J2:'Benchmark Allreduce -O2'.J36 'Benchmark Allreduce -O2'.B9:'Benchmark Allreduce -O2'.B9 'Benchmark Allreduce -O2'.B16:'Benchmark Allreduce -O2'.B16 'Benchmark Allreduce -O2'.B23:'Benchmark Allreduce -O2'.B23 'Benchmark Allreduce -O2'.B30:'Benchmark Allreduce -O2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2'.J2:'Benchmark Allreduce -O2'.J8" chart:label-cell-address="'Benchmark Allreduce -O2'.B2:'Benchmark Allreduce -O2'.B2" chart:class="chart:scatter">
            <chart:domain table:cell-range-address="'Benchmark Allreduce -O2'.A2:'Benchmark Allreduce -O2'.A8"/>
            <chart:data-point chart:repeated="7"/>
          </chart:series>
          <chart:series chart:style-name="ch11" chart:values-cell-range-address="'Benchmark Allreduce -O2'.J9:'Benchmark Allreduce -O2'.J15" chart:label-cell-address="'Benchmark Allreduce -O2'.B9:'Benchmark Allreduce -O2'.B9" chart:class="chart:scatter">
            <chart:domain table:cell-range-address="'Benchmark Allreduce -O2'.A9:'Benchmark Allreduce -O2'.A15"/>
            <chart:data-point chart:repeated="7"/>
          </chart:series>
          <chart:series chart:style-name="ch12" chart:values-cell-range-address="'Benchmark Allreduce -O2'.J16:'Benchmark Allreduce -O2'.J22" chart:label-cell-address="'Benchmark Allreduce -O2'.B16:'Benchmark Allreduce -O2'.B16" chart:class="chart:scatter">
            <chart:domain table:cell-range-address="'Benchmark Allreduce -O2'.A16:'Benchmark Allreduce -O2'.A22"/>
            <chart:data-point chart:repeated="7"/>
          </chart:series>
          <chart:series chart:style-name="ch13" chart:values-cell-range-address="'Benchmark Allreduce -O2'.J23:'Benchmark Allreduce -O2'.J29" chart:label-cell-address="'Benchmark Allreduce -O2'.B23:'Benchmark Allreduce -O2'.B23" chart:class="chart:scatter">
            <chart:domain table:cell-range-address="'Benchmark Allreduce -O2'.A23:'Benchmark Allreduce -O2'.A29"/>
            <chart:data-point chart:repeated="7"/>
          </chart:series>
          <chart:series chart:style-name="ch14" chart:values-cell-range-address="'Benchmark Allreduce -O2'.J30:'Benchmark Allreduce -O2'.J36" chart:label-cell-address="'Benchmark Allreduce -O2'.B30:'Benchmark Allreduce -O2'.B30" chart:class="chart:scatter">
            <chart:domain table:cell-range-address="'Benchmark Allreduce -O2'.A30:'Benchmark Allreduce -O2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2'.B2:'Benchmark Allreduce -O2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2'.B9:'Benchmark Allreduce -O2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2'.B16:'Benchmark Allreduce -O2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2'.B23:'Benchmark Allreduce -O2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2'.B30:'Benchmark Allreduce -O2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2'.A2:'Benchmark Allreduce -O2'.A8</svg:desc>
                </draw:g>
              </table:table-cell>
              <table:table-cell office:value-type="float" office:value="1">
                <text:p>1</text:p>
                <draw:g>
                  <svg:desc>'Benchmark Allreduce -O2'.J2:'Benchmark Allreduce -O2'.J8</svg:desc>
                </draw:g>
              </table:table-cell>
              <table:table-cell office:value-type="float" office:value="1">
                <text:p>1</text:p>
                <draw:g>
                  <svg:desc>'Benchmark Allreduce -O2'.A9:'Benchmark Allreduce -O2'.A15</svg:desc>
                </draw:g>
              </table:table-cell>
              <table:table-cell office:value-type="float" office:value="1">
                <text:p>1</text:p>
                <draw:g>
                  <svg:desc>'Benchmark Allreduce -O2'.J9:'Benchmark Allreduce -O2'.J15</svg:desc>
                </draw:g>
              </table:table-cell>
              <table:table-cell office:value-type="float" office:value="1">
                <text:p>1</text:p>
                <draw:g>
                  <svg:desc>'Benchmark Allreduce -O2'.A16:'Benchmark Allreduce -O2'.A22</svg:desc>
                </draw:g>
              </table:table-cell>
              <table:table-cell office:value-type="float" office:value="1">
                <text:p>1</text:p>
                <draw:g>
                  <svg:desc>'Benchmark Allreduce -O2'.J16:'Benchmark Allreduce -O2'.J22</svg:desc>
                </draw:g>
              </table:table-cell>
              <table:table-cell office:value-type="float" office:value="1">
                <text:p>1</text:p>
                <draw:g>
                  <svg:desc>'Benchmark Allreduce -O2'.A23:'Benchmark Allreduce -O2'.A29</svg:desc>
                </draw:g>
              </table:table-cell>
              <table:table-cell office:value-type="float" office:value="1">
                <text:p>1</text:p>
                <draw:g>
                  <svg:desc>'Benchmark Allreduce -O2'.J23:'Benchmark Allreduce -O2'.J29</svg:desc>
                </draw:g>
              </table:table-cell>
              <table:table-cell office:value-type="float" office:value="1">
                <text:p>1</text:p>
                <draw:g>
                  <svg:desc>'Benchmark Allreduce -O2'.A30:'Benchmark Allreduce -O2'.A36</svg:desc>
                </draw:g>
              </table:table-cell>
              <table:table-cell office:value-type="float" office:value="1">
                <text:p>1</text:p>
                <draw:g>
                  <svg:desc>'Benchmark Allreduce -O2'.J30:'Benchmark Allreduce -O2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23356062158">
                <text:p>0.88923356062158</text:p>
              </table:table-cell>
              <table:table-cell office:value-type="float" office:value="2">
                <text:p>2</text:p>
              </table:table-cell>
              <table:table-cell office:value-type="float" office:value="1.97963800904977">
                <text:p>1.97963800904977</text:p>
              </table:table-cell>
              <table:table-cell office:value-type="float" office:value="2">
                <text:p>2</text:p>
              </table:table-cell>
              <table:table-cell office:value-type="float" office:value="1.97702636140429">
                <text:p>1.97702636140429</text:p>
              </table:table-cell>
              <table:table-cell office:value-type="float" office:value="2">
                <text:p>2</text:p>
              </table:table-cell>
              <table:table-cell office:value-type="float" office:value="1.89407366522911">
                <text:p>1.89407366522911</text:p>
              </table:table-cell>
              <table:table-cell office:value-type="float" office:value="2">
                <text:p>2</text:p>
              </table:table-cell>
              <table:table-cell office:value-type="float" office:value="1.85783577682925">
                <text:p>1.85783577682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3443921168671">
                <text:p>2.73443921168671</text:p>
              </table:table-cell>
              <table:table-cell office:value-type="float" office:value="4">
                <text:p>4</text:p>
              </table:table-cell>
              <table:table-cell office:value-type="float" office:value="1.37049783378717">
                <text:p>1.37049783378717</text:p>
              </table:table-cell>
              <table:table-cell office:value-type="float" office:value="4">
                <text:p>4</text:p>
              </table:table-cell>
              <table:table-cell office:value-type="float" office:value="3.8581774689433">
                <text:p>3.8581774689433</text:p>
              </table:table-cell>
              <table:table-cell office:value-type="float" office:value="4">
                <text:p>4</text:p>
              </table:table-cell>
              <table:table-cell office:value-type="float" office:value="4.01702426220926">
                <text:p>4.01702426220926</text:p>
              </table:table-cell>
              <table:table-cell office:value-type="float" office:value="4">
                <text:p>4</text:p>
              </table:table-cell>
              <table:table-cell office:value-type="float" office:value="3.84152754787541">
                <text:p>3.84152754787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6844484629295">
                <text:p>6.86844484629295</text:p>
              </table:table-cell>
              <table:table-cell office:value-type="float" office:value="8">
                <text:p>8</text:p>
              </table:table-cell>
              <table:table-cell office:value-type="float" office:value="7.63061044883591">
                <text:p>7.63061044883591</text:p>
              </table:table-cell>
              <table:table-cell office:value-type="float" office:value="8">
                <text:p>8</text:p>
              </table:table-cell>
              <table:table-cell office:value-type="float" office:value="7.68180224403927">
                <text:p>7.68180224403927</text:p>
              </table:table-cell>
              <table:table-cell office:value-type="float" office:value="8">
                <text:p>8</text:p>
              </table:table-cell>
              <table:table-cell office:value-type="float" office:value="8.45094605136363">
                <text:p>8.45094605136363</text:p>
              </table:table-cell>
              <table:table-cell office:value-type="float" office:value="8">
                <text:p>8</text:p>
              </table:table-cell>
              <table:table-cell office:value-type="float" office:value="7.98088839606027">
                <text:p>7.9808883960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23763398173879">
                <text:p>7.23763398173879</text:p>
              </table:table-cell>
              <table:table-cell office:value-type="float" office:value="16">
                <text:p>16</text:p>
              </table:table-cell>
              <table:table-cell office:value-type="float" office:value="8.11978545887962">
                <text:p>8.11978545887962</text:p>
              </table:table-cell>
              <table:table-cell office:value-type="float" office:value="16">
                <text:p>16</text:p>
              </table:table-cell>
              <table:table-cell office:value-type="float" office:value="10.8263635802088">
                <text:p>10.8263635802088</text:p>
              </table:table-cell>
              <table:table-cell office:value-type="float" office:value="16">
                <text:p>16</text:p>
              </table:table-cell>
              <table:table-cell office:value-type="float" office:value="11.6233288102075">
                <text:p>11.6233288102075</text:p>
              </table:table-cell>
              <table:table-cell office:value-type="float" office:value="16">
                <text:p>16</text:p>
              </table:table-cell>
              <table:table-cell office:value-type="float" office:value="12.6050376882265">
                <text:p>12.6050376882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03179439623766">
                <text:p>0.503179439623766</text:p>
              </table:table-cell>
              <table:table-cell office:value-type="float" office:value="32">
                <text:p>32</text:p>
              </table:table-cell>
              <table:table-cell office:value-type="float" office:value="0.669110425143819">
                <text:p>0.669110425143819</text:p>
              </table:table-cell>
              <table:table-cell office:value-type="float" office:value="32">
                <text:p>32</text:p>
              </table:table-cell>
              <table:table-cell office:value-type="float" office:value="1.56119431347166">
                <text:p>1.56119431347166</text:p>
              </table:table-cell>
              <table:table-cell office:value-type="float" office:value="32">
                <text:p>32</text:p>
              </table:table-cell>
              <table:table-cell office:value-type="float" office:value="3.58013711501202">
                <text:p>3.58013711501202</text:p>
              </table:table-cell>
              <table:table-cell office:value-type="float" office:value="32">
                <text:p>32</text:p>
              </table:table-cell>
              <table:table-cell office:value-type="float" office:value="4.09244462613349">
                <text:p>4.0924446261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7595657738032">
                <text:p>0.17595657738032</text:p>
              </table:table-cell>
              <table:table-cell office:value-type="float" office:value="64">
                <text:p>64</text:p>
              </table:table-cell>
              <table:table-cell office:value-type="float" office:value="0.6095943600937">
                <text:p>0.6095943600937</text:p>
              </table:table-cell>
              <table:table-cell office:value-type="float" office:value="64">
                <text:p>64</text:p>
              </table:table-cell>
              <table:table-cell office:value-type="float" office:value="0.536201482956">
                <text:p>0.536201482956</text:p>
              </table:table-cell>
              <table:table-cell office:value-type="float" office:value="64">
                <text:p>64</text:p>
              </table:table-cell>
              <table:table-cell office:value-type="float" office:value="1.88650689047626">
                <text:p>1.88650689047626</text:p>
              </table:table-cell>
              <table:table-cell office:value-type="float" office:value="64">
                <text:p>64</text:p>
              </table:table-cell>
              <table:table-cell office:value-type="float" office:value="1.85359839080266">
                <text:p>1.853598390802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3'.A2:'Benchmark Allreduce -O3'.A8 'Benchmark Allreduce -O3'.B2:'Benchmark Allreduce -O3'.B2 'Benchmark Allreduce -O3'.J2:'Benchmark Allreduce -O3'.J36 'Benchmark Allreduce -O3'.B9:'Benchmark Allreduce -O3'.B9 'Benchmark Allreduce -O3'.B16:'Benchmark Allreduce -O3'.B16 'Benchmark Allreduce -O3'.B23:'Benchmark Allreduce -O3'.B23 'Benchmark Allreduce -O3'.B30:'Benchmark Allreduce -O3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3'.J2:'Benchmark Allreduce -O3'.J8" chart:label-cell-address="'Benchmark Allreduce -O3'.B2:'Benchmark Allreduce -O3'.B2" chart:class="chart:scatter">
            <chart:domain table:cell-range-address="'Benchmark Allreduce -O3'.A2:'Benchmark Allreduce -O3'.A8"/>
            <chart:data-point chart:repeated="7"/>
          </chart:series>
          <chart:series chart:style-name="ch11" chart:values-cell-range-address="'Benchmark Allreduce -O3'.J9:'Benchmark Allreduce -O3'.J15" chart:label-cell-address="'Benchmark Allreduce -O3'.B9:'Benchmark Allreduce -O3'.B9" chart:class="chart:scatter">
            <chart:domain table:cell-range-address="'Benchmark Allreduce -O3'.A9:'Benchmark Allreduce -O3'.A15"/>
            <chart:data-point chart:repeated="7"/>
          </chart:series>
          <chart:series chart:style-name="ch12" chart:values-cell-range-address="'Benchmark Allreduce -O3'.J16:'Benchmark Allreduce -O3'.J22" chart:label-cell-address="'Benchmark Allreduce -O3'.B16:'Benchmark Allreduce -O3'.B16" chart:class="chart:scatter">
            <chart:domain table:cell-range-address="'Benchmark Allreduce -O3'.A16:'Benchmark Allreduce -O3'.A22"/>
            <chart:data-point chart:repeated="7"/>
          </chart:series>
          <chart:series chart:style-name="ch13" chart:values-cell-range-address="'Benchmark Allreduce -O3'.J23:'Benchmark Allreduce -O3'.J29" chart:label-cell-address="'Benchmark Allreduce -O3'.B23:'Benchmark Allreduce -O3'.B23" chart:class="chart:scatter">
            <chart:domain table:cell-range-address="'Benchmark Allreduce -O3'.A23:'Benchmark Allreduce -O3'.A29"/>
            <chart:data-point chart:repeated="7"/>
          </chart:series>
          <chart:series chart:style-name="ch14" chart:values-cell-range-address="'Benchmark Allreduce -O3'.J30:'Benchmark Allreduce -O3'.J36" chart:label-cell-address="'Benchmark Allreduce -O3'.B30:'Benchmark Allreduce -O3'.B30" chart:class="chart:scatter">
            <chart:domain table:cell-range-address="'Benchmark Allreduce -O3'.A30:'Benchmark Allreduce -O3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3'.B2:'Benchmark Allreduce -O3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3'.B9:'Benchmark Allreduce -O3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3'.B16:'Benchmark Allreduce -O3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3'.B23:'Benchmark Allreduce -O3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3'.B30:'Benchmark Allreduce -O3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3'.A2:'Benchmark Allreduce -O3'.A8</svg:desc>
                </draw:g>
              </table:table-cell>
              <table:table-cell office:value-type="float" office:value="1">
                <text:p>1</text:p>
                <draw:g>
                  <svg:desc>'Benchmark Allreduce -O3'.J2:'Benchmark Allreduce -O3'.J8</svg:desc>
                </draw:g>
              </table:table-cell>
              <table:table-cell office:value-type="float" office:value="1">
                <text:p>1</text:p>
                <draw:g>
                  <svg:desc>'Benchmark Allreduce -O3'.A9:'Benchmark Allreduce -O3'.A15</svg:desc>
                </draw:g>
              </table:table-cell>
              <table:table-cell office:value-type="float" office:value="1">
                <text:p>1</text:p>
                <draw:g>
                  <svg:desc>'Benchmark Allreduce -O3'.J9:'Benchmark Allreduce -O3'.J15</svg:desc>
                </draw:g>
              </table:table-cell>
              <table:table-cell office:value-type="float" office:value="1">
                <text:p>1</text:p>
                <draw:g>
                  <svg:desc>'Benchmark Allreduce -O3'.A16:'Benchmark Allreduce -O3'.A22</svg:desc>
                </draw:g>
              </table:table-cell>
              <table:table-cell office:value-type="float" office:value="1">
                <text:p>1</text:p>
                <draw:g>
                  <svg:desc>'Benchmark Allreduce -O3'.J16:'Benchmark Allreduce -O3'.J22</svg:desc>
                </draw:g>
              </table:table-cell>
              <table:table-cell office:value-type="float" office:value="1">
                <text:p>1</text:p>
                <draw:g>
                  <svg:desc>'Benchmark Allreduce -O3'.A23:'Benchmark Allreduce -O3'.A29</svg:desc>
                </draw:g>
              </table:table-cell>
              <table:table-cell office:value-type="float" office:value="1">
                <text:p>1</text:p>
                <draw:g>
                  <svg:desc>'Benchmark Allreduce -O3'.J23:'Benchmark Allreduce -O3'.J29</svg:desc>
                </draw:g>
              </table:table-cell>
              <table:table-cell office:value-type="float" office:value="1">
                <text:p>1</text:p>
                <draw:g>
                  <svg:desc>'Benchmark Allreduce -O3'.A30:'Benchmark Allreduce -O3'.A36</svg:desc>
                </draw:g>
              </table:table-cell>
              <table:table-cell office:value-type="float" office:value="1">
                <text:p>1</text:p>
                <draw:g>
                  <svg:desc>'Benchmark Allreduce -O3'.J30:'Benchmark Allreduce -O3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462287308814">
                <text:p>1.82462287308814</text:p>
              </table:table-cell>
              <table:table-cell office:value-type="float" office:value="2">
                <text:p>2</text:p>
              </table:table-cell>
              <table:table-cell office:value-type="float" office:value="1.95691335264683">
                <text:p>1.95691335264683</text:p>
              </table:table-cell>
              <table:table-cell office:value-type="float" office:value="2">
                <text:p>2</text:p>
              </table:table-cell>
              <table:table-cell office:value-type="float" office:value="1.92424266004716">
                <text:p>1.92424266004716</text:p>
              </table:table-cell>
              <table:table-cell office:value-type="float" office:value="2">
                <text:p>2</text:p>
              </table:table-cell>
              <table:table-cell office:value-type="float" office:value="1.87698547584146">
                <text:p>1.87698547584146</text:p>
              </table:table-cell>
              <table:table-cell office:value-type="float" office:value="2">
                <text:p>2</text:p>
              </table:table-cell>
              <table:table-cell office:value-type="float" office:value="1.90005039155365">
                <text:p>1.9000503915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5474305965741">
                <text:p>2.05474305965741</text:p>
              </table:table-cell>
              <table:table-cell office:value-type="float" office:value="4">
                <text:p>4</text:p>
              </table:table-cell>
              <table:table-cell office:value-type="float" office:value="3.67034834324554">
                <text:p>3.67034834324554</text:p>
              </table:table-cell>
              <table:table-cell office:value-type="float" office:value="4">
                <text:p>4</text:p>
              </table:table-cell>
              <table:table-cell office:value-type="float" office:value="3.50025478788908">
                <text:p>3.50025478788908</text:p>
              </table:table-cell>
              <table:table-cell office:value-type="float" office:value="4">
                <text:p>4</text:p>
              </table:table-cell>
              <table:table-cell office:value-type="float" office:value="2.63176982231776">
                <text:p>2.63176982231776</text:p>
              </table:table-cell>
              <table:table-cell office:value-type="float" office:value="4">
                <text:p>4</text:p>
              </table:table-cell>
              <table:table-cell office:value-type="float" office:value="3.83902138121866">
                <text:p>3.83902138121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4402297946014">
                <text:p>6.84402297946014</text:p>
              </table:table-cell>
              <table:table-cell office:value-type="float" office:value="8">
                <text:p>8</text:p>
              </table:table-cell>
              <table:table-cell office:value-type="float" office:value="7.76848444295751">
                <text:p>7.76848444295751</text:p>
              </table:table-cell>
              <table:table-cell office:value-type="float" office:value="8">
                <text:p>8</text:p>
              </table:table-cell>
              <table:table-cell office:value-type="float" office:value="7.83295585929457">
                <text:p>7.83295585929457</text:p>
              </table:table-cell>
              <table:table-cell office:value-type="float" office:value="8">
                <text:p>8</text:p>
              </table:table-cell>
              <table:table-cell office:value-type="float" office:value="7.92918308890069">
                <text:p>7.92918308890069</text:p>
              </table:table-cell>
              <table:table-cell office:value-type="float" office:value="8">
                <text:p>8</text:p>
              </table:table-cell>
              <table:table-cell office:value-type="float" office:value="8.25313160462479">
                <text:p>8.2531316046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28896436811074">
                <text:p>0.928896436811074</text:p>
              </table:table-cell>
              <table:table-cell office:value-type="float" office:value="16">
                <text:p>16</text:p>
              </table:table-cell>
              <table:table-cell office:value-type="float" office:value="4.27860696517413">
                <text:p>4.27860696517413</text:p>
              </table:table-cell>
              <table:table-cell office:value-type="float" office:value="16">
                <text:p>16</text:p>
              </table:table-cell>
              <table:table-cell office:value-type="float" office:value="12.907532101472">
                <text:p>12.907532101472</text:p>
              </table:table-cell>
              <table:table-cell office:value-type="float" office:value="16">
                <text:p>16</text:p>
              </table:table-cell>
              <table:table-cell office:value-type="float" office:value="11.6475583630871">
                <text:p>11.6475583630871</text:p>
              </table:table-cell>
              <table:table-cell office:value-type="float" office:value="16">
                <text:p>16</text:p>
              </table:table-cell>
              <table:table-cell office:value-type="float" office:value="10.9746411842797">
                <text:p>10.9746411842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91837706881533">
                <text:p>0.591837706881533</text:p>
              </table:table-cell>
              <table:table-cell office:value-type="float" office:value="32">
                <text:p>32</text:p>
              </table:table-cell>
              <table:table-cell office:value-type="float" office:value="1.17013436135835">
                <text:p>1.17013436135835</text:p>
              </table:table-cell>
              <table:table-cell office:value-type="float" office:value="32">
                <text:p>32</text:p>
              </table:table-cell>
              <table:table-cell office:value-type="float" office:value="2.80357699611689">
                <text:p>2.80357699611689</text:p>
              </table:table-cell>
              <table:table-cell office:value-type="float" office:value="32">
                <text:p>32</text:p>
              </table:table-cell>
              <table:table-cell office:value-type="float" office:value="4.41607034263293">
                <text:p>4.41607034263293</text:p>
              </table:table-cell>
              <table:table-cell office:value-type="float" office:value="32">
                <text:p>32</text:p>
              </table:table-cell>
              <table:table-cell office:value-type="float" office:value="3.24730922992317">
                <text:p>3.2473092299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59281012235552">
                <text:p>0.259281012235552</text:p>
              </table:table-cell>
              <table:table-cell office:value-type="float" office:value="64">
                <text:p>64</text:p>
              </table:table-cell>
              <table:table-cell office:value-type="float" office:value="0.652288417105014">
                <text:p>0.652288417105014</text:p>
              </table:table-cell>
              <table:table-cell office:value-type="float" office:value="64">
                <text:p>64</text:p>
              </table:table-cell>
              <table:table-cell office:value-type="float" office:value="1.48415063424471">
                <text:p>1.48415063424471</text:p>
              </table:table-cell>
              <table:table-cell office:value-type="float" office:value="64">
                <text:p>64</text:p>
              </table:table-cell>
              <table:table-cell office:value-type="float" office:value="1.90228406358776">
                <text:p>1.90228406358776</text:p>
              </table:table-cell>
              <table:table-cell office:value-type="float" office:value="64">
                <text:p>64</text:p>
              </table:table-cell>
              <table:table-cell office:value-type="float" office:value="2.82425007348429">
                <text:p>2.824250073484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